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6.86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01mm"/>
    </style:style>
    <style:style style:name="co12" style:family="table-column">
      <style:table-column-properties fo:break-before="auto" style:column-width="13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wrap-option="wrap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twee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Ημερομηνία</text:p>
          </table:table-cell>
          <table:table-cell table:style-name="ce3" office:value-type="string" calcext:value-type="string">
            <text:p>Tweets AdonisGeorgiadi</text:p>
          </table:table-cell>
          <table:table-cell table:style-name="ce3" office:value-type="string" calcext:value-type="string">
            <text:p>Retweets AdonisGeorgiadi</text:p>
          </table:table-cell>
          <table:table-cell table:style-name="ce3" office:value-type="string" calcext:value-type="string">
            <text:p>Αγαπημένα AdonisGeorgiadi</text:p>
          </table:table-cell>
          <table:table-cell table:style-name="ce3" office:value-type="string" calcext:value-type="string">
            <text:p>Συναίσθημα AdonisGeorgiadi</text:p>
          </table:table-cell>
          <table:table-cell table:style-name="ce3" office:value-type="string" calcext:value-type="string">
            <text:p>Άδωνις Γεωργιάδης</text:p>
          </table:table-cell>
          <table:table-cell table:style-name="ce3" office:value-type="string" calcext:value-type="string">
            <text:p>Tweets PanosKammenos</text:p>
          </table:table-cell>
          <table:table-cell table:style-name="ce3" office:value-type="string" calcext:value-type="string">
            <text:p>Retweets PanosKammenos</text:p>
          </table:table-cell>
          <table:table-cell table:style-name="ce3" office:value-type="string" calcext:value-type="string">
            <text:p>Αγαπημένα PanosKammenos</text:p>
          </table:table-cell>
          <table:table-cell table:style-name="ce3" office:value-type="string" calcext:value-type="string">
            <text:p>Συναίσθημα PanosKammenos</text:p>
          </table:table-cell>
          <table:table-cell table:style-name="ce5" office:value-type="string" calcext:value-type="string">
            <text:p>Πάνος Καμμένος</text:p>
          </table:table-cell>
          <table:table-cell table:style-name="ce3" office:value-type="string" calcext:value-type="string">
            <text:p>Tweets rachelmakri</text:p>
          </table:table-cell>
          <table:table-cell table:style-name="ce3" office:value-type="string" calcext:value-type="string">
            <text:p>Retweets rachelmakri</text:p>
          </table:table-cell>
          <table:table-cell table:style-name="ce3" office:value-type="string" calcext:value-type="string">
            <text:p>Αγαπημένα rachelmakri</text:p>
          </table:table-cell>
          <table:table-cell table:style-name="ce3" office:value-type="string" calcext:value-type="string">
            <text:p>Συναίσθημα rachelmakri</text:p>
          </table:table-cell>
          <table:table-cell table:style-name="ce3" office:value-type="string" calcext:value-type="string">
            <text:p>Ραχήλ Μακρή</text:p>
          </table:table-cell>
          <table:table-cell table:style-name="ce3" table:number-columns-repeated="1008"/>
        </table:table-row>
        <table:table-row table:style-name="ro2">
          <table:table-cell office:value-type="date" office:date-value="2014-10-15" calcext:value-type="date">
            <text:p>1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];[.E2]/[.B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G2];[.J2]/[.G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];[.O2]/[.L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6" calcext:value-type="date">
            <text:p>1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];[.E3]/[.B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3];[.J3]/[.G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];[.O3]/[.L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7" calcext:value-type="date">
            <text:p>1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];[.E4]/[.B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G4];[.J4]/[.G4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];[.O4]/[.L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8" calcext:value-type="date">
            <text:p>1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];[.E5]/[.B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5];[.J5]/[.G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];[.O5]/[.L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19" calcext:value-type="date">
            <text:p>1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];[.E6]/[.B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];[.J6]/[.G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];[.O6]/[.L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0" calcext:value-type="date">
            <text:p>2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];[.E7]/[.B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IF([.G7];[.J7]/[.G7];0)" office:value-type="float" office:value="65" calcext:value-type="float">
            <text:p>6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];[.O7]/[.L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1" calcext:value-type="date">
            <text:p>2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];[.E8]/[.B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];[.J8]/[.G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];[.O8]/[.L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2" calcext:value-type="date">
            <text:p>22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];[.E9]/[.B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[.G9];[.J9]/[.G9];0)" office:value-type="float" office:value="0.230769230769231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];[.O9]/[.L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3" calcext:value-type="date">
            <text:p>23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];[.E10]/[.B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10];[.J10]/[.G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];[.O10]/[.L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4" calcext:value-type="date">
            <text:p>24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];[.E11]/[.B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];[.J11]/[.G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];[.O11]/[.L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5" calcext:value-type="date">
            <text:p>25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];[.E12]/[.B1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12];[.J12]/[.G12];0)" office:value-type="float" office:value="0.14285714285714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];[.O12]/[.L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6" calcext:value-type="date">
            <text:p>26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];[.E13]/[.B1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IF([.G13];[.J13]/[.G13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];[.O13]/[.L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7" calcext:value-type="date">
            <text:p>27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];[.E14]/[.B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14];[.J14]/[.G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];[.O14]/[.L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8" calcext:value-type="date">
            <text:p>28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];[.E15]/[.B1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15];[.J15]/[.G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];[.O15]/[.L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29" calcext:value-type="date">
            <text:p>29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];[.E16]/[.B1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16];[.J16]/[.G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];[.O16]/[.L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0" calcext:value-type="date">
            <text:p>30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];[.E17]/[.B1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7];[.J17]/[.G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];[.O17]/[.L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0-31" calcext:value-type="date">
            <text:p>31/10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];[.E18]/[.B1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formula="of:=IF([.G18];[.J18]/[.G18];0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];[.O18]/[.L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1" calcext:value-type="date">
            <text:p>0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];[.E19]/[.B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formula="of:=IF([.G19];[.J19]/[.G19];0)" office:value-type="float" office:value="34.5" calcext:value-type="float">
            <text:p>3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];[.O19]/[.L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2" calcext:value-type="date">
            <text:p>0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];[.E20]/[.B2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0];[.J20]/[.G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];[.O20]/[.L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3" calcext:value-type="date">
            <text:p>0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];[.E21]/[.B21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IF([.G21];[.J21]/[.G21];0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];[.O21]/[.L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4" calcext:value-type="date">
            <text:p>0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];[.E22]/[.B2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G22];[.J22]/[.G22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];[.O22]/[.L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5" calcext:value-type="date">
            <text:p>0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];[.E23]/[.B2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[.G23];[.J23]/[.G23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];[.O23]/[.L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6" calcext:value-type="date">
            <text:p>0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];[.E24]/[.B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IF([.G24];[.J24]/[.G24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];[.O24]/[.L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7" calcext:value-type="date">
            <text:p>0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];[.E25]/[.B2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25];[.J25]/[.G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];[.O25]/[.L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8" calcext:value-type="date">
            <text:p>0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];[.E26]/[.B2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[.G26];[.J26]/[.G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];[.O26]/[.L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09" calcext:value-type="date">
            <text:p>0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];[.E27]/[.B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27];[.J27]/[.G2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];[.O27]/[.L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0" calcext:value-type="date">
            <text:p>1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];[.E28]/[.B2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-4" calcext:value-type="float">
            <text:p>-4</text:p>
          </table:table-cell>
          <table:table-cell table:formula="of:=IF([.G28];[.J28]/[.G28];0)" office:value-type="float" office:value="-0.571428571428571" calcext:value-type="float">
            <text:p>-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];[.O28]/[.L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1" calcext:value-type="date">
            <text:p>1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];[.E29]/[.B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IF([.G29];[.J29]/[.G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];[.O29]/[.L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2" calcext:value-type="date">
            <text:p>1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];[.E30]/[.B3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([.G30];[.J30]/[.G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];[.O30]/[.L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3" calcext:value-type="date">
            <text:p>1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];[.E31]/[.B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1];[.J31]/[.G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];[.O31]/[.L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4" calcext:value-type="date">
            <text:p>1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];[.E32]/[.B3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G32];[.J32]/[.G3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];[.O32]/[.L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5" calcext:value-type="date">
            <text:p>1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];[.E33]/[.B33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33];[.J33]/[.G33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];[.O33]/[.L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6" calcext:value-type="date">
            <text:p>1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];[.E34]/[.B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G34];[.J34]/[.G34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];[.O34]/[.L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7" calcext:value-type="date">
            <text:p>1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];[.E35]/[.B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];[.J35]/[.G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];[.O35]/[.L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8" calcext:value-type="date">
            <text:p>1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];[.E36]/[.B3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36];[.J36]/[.G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];[.O36]/[.L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19" calcext:value-type="date">
            <text:p>1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];[.E37]/[.B3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7];[.J37]/[.G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];[.O37]/[.L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0" calcext:value-type="date">
            <text:p>2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];[.E38]/[.B38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38];[.J38]/[.G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];[.O38]/[.L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1" calcext:value-type="date">
            <text:p>21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];[.E39]/[.B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39];[.J39]/[.G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];[.O39]/[.L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2" calcext:value-type="date">
            <text:p>22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];[.E40]/[.B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];[.J40]/[.G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];[.O40]/[.L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3" calcext:value-type="date">
            <text:p>23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];[.E41]/[.B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];[.J41]/[.G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];[.O41]/[.L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4" calcext:value-type="date">
            <text:p>24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];[.E42]/[.B4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G42];[.J42]/[.G42];0)" office:value-type="float" office:value="7.14285714285714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];[.O42]/[.L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5" calcext:value-type="date">
            <text:p>25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];[.E43]/[.B4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43];[.J43]/[.G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];[.O43]/[.L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6" calcext:value-type="date">
            <text:p>26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];[.E44]/[.B4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G44];[.J44]/[.G4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];[.O44]/[.L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7" calcext:value-type="date">
            <text:p>27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];[.E45]/[.B4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table:formula="of:=IF([.G45];[.J45]/[.G45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];[.O45]/[.L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8" calcext:value-type="date">
            <text:p>28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];[.E46]/[.B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6];[.J46]/[.G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];[.O46]/[.L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29" calcext:value-type="date">
            <text:p>29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];[.E47]/[.B4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IF([.G47];[.J47]/[.G47];0)" office:value-type="float" office:value="2.75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];[.O47]/[.L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1-30" calcext:value-type="date">
            <text:p>30/11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];[.E48]/[.B4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IF([.G48];[.J48]/[.G48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];[.O48]/[.L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1" calcext:value-type="date">
            <text:p>0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];[.E49]/[.B49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IF([.G49];[.J49]/[.G49];0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];[.O49]/[.L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2" calcext:value-type="date">
            <text:p>0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];[.E50]/[.B5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formula="of:=IF([.G50];[.J50]/[.G50];0)" office:value-type="float" office:value="19.1428571428571" calcext:value-type="float">
            <text:p>19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];[.O50]/[.L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3" calcext:value-type="date">
            <text:p>0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];[.E51]/[.B51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IF([.G51];[.J51]/[.G51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];[.O51]/[.L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4" calcext:value-type="date">
            <text:p>0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];[.E52]/[.B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table:formula="of:=IF([.G52];[.J52]/[.G52];0)" office:value-type="float" office:value="1.83333333333333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];[.O52]/[.L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5" calcext:value-type="date">
            <text:p>0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];[.E53]/[.B5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G53];[.J53]/[.G53];0)" office:value-type="float" office:value="0.36363636363636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3];[.O53]/[.L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6" calcext:value-type="date">
            <text:p>0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];[.E54]/[.B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IF([.G54];[.J54]/[.G54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];[.O54]/[.L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7" calcext:value-type="date">
            <text:p>0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];[.E55]/[.B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([.G55];[.J55]/[.G5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];[.O55]/[.L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8" calcext:value-type="date">
            <text:p>0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];[.E56]/[.B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];[.J56]/[.G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6];[.O56]/[.L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09" calcext:value-type="date">
            <text:p>0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];[.E57]/[.B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57];[.J57]/[.G57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7];[.O57]/[.L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0" calcext:value-type="date">
            <text:p>1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];[.E58]/[.B5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IF([.G58];[.J58]/[.G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8];[.O58]/[.L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1" calcext:value-type="date">
            <text:p>1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];[.E59]/[.B59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18" calcext:value-type="float">
            <text:p>4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IF([.G59];[.J59]/[.G59];0)" office:value-type="float" office:value="0.18518518518518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9];[.O59]/[.L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2" calcext:value-type="date">
            <text:p>1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];[.E60]/[.B6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formula="of:=IF([.G60];[.J60]/[.G60];0)" office:value-type="float" office:value="-0.166666666666667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0];[.O60]/[.L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3" calcext:value-type="date">
            <text:p>1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];[.E61]/[.B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IF([.G61];[.J61]/[.G61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1];[.O61]/[.L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4" calcext:value-type="date">
            <text:p>1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];[.E62]/[.B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([.G62];[.J62]/[.G62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2];[.O62]/[.L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5" calcext:value-type="date">
            <text:p>1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];[.E63]/[.B6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formula="of:=IF([.G63];[.J63]/[.G63];0)" office:value-type="float" office:value="8.73333333333333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];[.O63]/[.L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6" calcext:value-type="date">
            <text:p>1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];[.E64]/[.B6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];[.J64]/[.G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4];[.O64]/[.L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7" calcext:value-type="date">
            <text:p>1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];[.E65]/[.B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G65];[.J65]/[.G65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5];[.O65]/[.L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8" calcext:value-type="date">
            <text:p>1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];[.E66]/[.B6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66];[.J66]/[.G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6];[.O66]/[.L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19" calcext:value-type="date">
            <text:p>1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];[.E67]/[.B67];0)" office:value-type="float" office:value="0" calcext:value-type="float">
            <text:p>0,0</text:p>
          </table:table-cell>
          <table:table-cell office:value-type="float" office:value="34" calcext:value-type="float">
            <text:p>34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table:formula="of:=IF([.G67];[.J67]/[.G67];0)" office:value-type="float" office:value="0.20588235294117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7];[.O67]/[.L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0" calcext:value-type="date">
            <text:p>2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];[.E68]/[.B68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IF([.G68];[.J68]/[.G68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8];[.O68]/[.L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1" calcext:value-type="date">
            <text:p>2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];[.E69]/[.B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formula="of:=IF([.G69];[.J69]/[.G69];0)" office:value-type="float" office:value="6.25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9];[.O69]/[.L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2" calcext:value-type="date">
            <text:p>22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];[.E70]/[.B70];0)" office:value-type="float" office:value="0" calcext:value-type="float">
            <text:p>0,0</text:p>
          </table:table-cell>
          <table:table-cell office:value-type="float" office:value="57" calcext:value-type="float">
            <text:p>57</text:p>
          </table:table-cell>
          <table:table-cell office:value-type="float" office:value="1276" calcext:value-type="float">
            <text:p>1276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table:formula="of:=IF([.G70];[.J70]/[.G70];0)" office:value-type="float" office:value="0.736842105263158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0];[.O70]/[.L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3" calcext:value-type="date">
            <text:p>23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];[.E71]/[.B7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71];[.J71]/[.G71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1];[.O71]/[.L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4" calcext:value-type="date">
            <text:p>24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];[.E72]/[.B72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table:formula="of:=IF([.G72];[.J72]/[.G72];0)" office:value-type="float" office:value="23.2307692307692" calcext:value-type="float">
            <text:p>2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2];[.O72]/[.L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5" calcext:value-type="date">
            <text:p>25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3];[.E73]/[.B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formula="of:=IF([.G73];[.J73]/[.G7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3];[.O73]/[.L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6" calcext:value-type="date">
            <text:p>26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4];[.E74]/[.B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74];[.J74]/[.G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4];[.O74]/[.L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7" calcext:value-type="date">
            <text:p>27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5];[.E75]/[.B7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table:formula="of:=IF([.G75];[.J75]/[.G75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5];[.O75]/[.L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8" calcext:value-type="date">
            <text:p>28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6];[.E76]/[.B7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IF([.G76];[.J76]/[.G7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6];[.O76]/[.L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29" calcext:value-type="date">
            <text:p>29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7];[.E77]/[.B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77];[.J77]/[.G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];[.O77]/[.L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0" calcext:value-type="date">
            <text:p>30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8];[.E78]/[.B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78];[.J78]/[.G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8];[.O78]/[.L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4-12-31" calcext:value-type="date">
            <text:p>31/12/20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];[.E79]/[.B7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table:formula="of:=IF([.G79];[.J79]/[.G79];0)" office:value-type="float" office:value="41.9090909090909" calcext:value-type="float">
            <text:p>41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];[.O79]/[.L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1" calcext:value-type="date">
            <text:p>0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0];[.E80]/[.B8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269" calcext:value-type="float">
            <text:p>269</text:p>
          </table:table-cell>
          <table:table-cell table:formula="of:=IF([.G80];[.J80]/[.G80];0)" office:value-type="float" office:value="24.4545454545455" calcext:value-type="float">
            <text:p>2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0];[.O80]/[.L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2" calcext:value-type="date">
            <text:p>0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1];[.E81]/[.B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IF([.G81];[.J81]/[.G81];0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1];[.O81]/[.L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3" calcext:value-type="date">
            <text:p>0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2];[.E82]/[.B8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IF([.G82];[.J82]/[.G82];0)" office:value-type="float" office:value="13.8" calcext:value-type="float">
            <text:p>13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2];[.O82]/[.L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4" calcext:value-type="date">
            <text:p>0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3];[.E83]/[.B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3];[.J83]/[.G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3];[.O83]/[.L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5" calcext:value-type="date">
            <text:p>0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4];[.E84]/[.B8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84];[.J84]/[.G84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4];[.O84]/[.L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6" calcext:value-type="date">
            <text:p>0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5];[.E85]/[.B8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5];[.J85]/[.G85];0)" office:value-type="float" office:value="0.0714285714285714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5];[.O85]/[.L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7" calcext:value-type="date">
            <text:p>0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6];[.E86]/[.B8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IF([.G86];[.J86]/[.G86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6];[.O86]/[.L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8" calcext:value-type="date">
            <text:p>0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7];[.E87]/[.B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87];[.J87]/[.G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7];[.O87]/[.L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09" calcext:value-type="date">
            <text:p>0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8];[.E88]/[.B8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G88];[.J88]/[.G88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8];[.O88]/[.L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0" calcext:value-type="date">
            <text:p>1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89];[.E89]/[.B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F([.G89];[.J89]/[.G89];0)" office:value-type="float" office:value="0.30303030303030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89];[.O89]/[.L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1" calcext:value-type="date">
            <text:p>1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0];[.E90]/[.B9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70" calcext:value-type="float">
            <text:p>6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formula="of:=IF([.G90];[.J90]/[.G90];0)" office:value-type="float" office:value="3.94444444444444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0];[.O90]/[.L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2" calcext:value-type="date">
            <text:p>1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1];[.E91]/[.B91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83" calcext:value-type="float">
            <text:p>983</text:p>
          </table:table-cell>
          <table:table-cell office:value-type="float" office:value="127" calcext:value-type="float">
            <text:p>127</text:p>
          </table:table-cell>
          <table:table-cell office:value-type="float" office:value="364" calcext:value-type="float">
            <text:p>364</text:p>
          </table:table-cell>
          <table:table-cell table:formula="of:=IF([.G91];[.J91]/[.G91];0)" office:value-type="float" office:value="13" calcext:value-type="float">
            <text:p>1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1];[.O91]/[.L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3" calcext:value-type="date">
            <text:p>1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2];[.E92]/[.B9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92];[.J92]/[.G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2];[.O92]/[.L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4" calcext:value-type="date">
            <text:p>1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3];[.E93]/[.B93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447" calcext:value-type="float">
            <text:p>44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formula="of:=IF([.G93];[.J93]/[.G93];0)" office:value-type="float" office:value="2.59259259259259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3];[.O93]/[.L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5" calcext:value-type="date">
            <text:p>1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4];[.E94]/[.B94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IF([.G94];[.J94]/[.G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4];[.O94]/[.L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6" calcext:value-type="date">
            <text:p>1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5];[.E95]/[.B9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95];[.J95]/[.G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5];[.O95]/[.L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7" calcext:value-type="date">
            <text:p>1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6];[.E96]/[.B96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table:formula="of:=IF([.G96];[.J96]/[.G96];0)" office:value-type="float" office:value="28.9166666666667" calcext:value-type="float">
            <text:p>28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6];[.O96]/[.L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8" calcext:value-type="date">
            <text:p>1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7];[.E97]/[.B9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IF([.G97];[.J97]/[.G97];0)" office:value-type="float" office:value="8" calcext:value-type="float">
            <text:p>8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7];[.O97]/[.L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19" calcext:value-type="date">
            <text:p>1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8];[.E98]/[.B9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formula="of:=IF([.G98];[.J98]/[.G98];0)" office:value-type="float" office:value="41.8" calcext:value-type="float">
            <text:p>41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8];[.O98]/[.L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0" calcext:value-type="date">
            <text:p>2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99];[.E99]/[.B9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IF([.G99];[.J99]/[.G99];0)" office:value-type="float" office:value="8.625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99];[.O99]/[.L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1" calcext:value-type="date">
            <text:p>2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0];[.E100]/[.B10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80" calcext:value-type="float">
            <text:p>58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[.G100];[.J100]/[.G100];0)" office:value-type="float" office:value="0.074074074074074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0];[.O100]/[.L1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2" calcext:value-type="date">
            <text:p>22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1];[.E101]/[.B10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G101];[.J101]/[.G1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1];[.O101]/[.L1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3" calcext:value-type="date">
            <text:p>23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2];[.E102]/[.B102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709" calcext:value-type="float">
            <text:p>709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table:formula="of:=IF([.G102];[.J102]/[.G102];0)" office:value-type="float" office:value="9.54545454545455" calcext:value-type="float">
            <text:p>9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2];[.O102]/[.L1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4" calcext:value-type="date">
            <text:p>24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3];[.E103]/[.B10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office:value-type="float" office:value="66" calcext:value-type="float">
            <text:p>66</text:p>
          </table:table-cell>
          <table:table-cell table:formula="of:=IF([.G103];[.J103]/[.G103];0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3];[.O103]/[.L1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5" calcext:value-type="date">
            <text:p>25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4];[.E104]/[.B10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422" calcext:value-type="float">
            <text:p>422</text:p>
          </table:table-cell>
          <table:table-cell office:value-type="float" office:value="137" calcext:value-type="float">
            <text:p>137</text:p>
          </table:table-cell>
          <table:table-cell table:formula="of:=IF([.G104];[.J104]/[.G104];0)" office:value-type="float" office:value="12.454545454545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4];[.O104]/[.L1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6" calcext:value-type="date">
            <text:p>26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5];[.E105]/[.B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05];[.J105]/[.G1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5];[.O105]/[.L1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7" calcext:value-type="date">
            <text:p>27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6];[.E106]/[.B1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IF([.G106];[.J106]/[.G1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6];[.O106]/[.L1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8" calcext:value-type="date">
            <text:p>28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7];[.E107]/[.B1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07];[.J107]/[.G1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7];[.O107]/[.L1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29" calcext:value-type="date">
            <text:p>29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8];[.E108]/[.B10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IF([.G108];[.J108]/[.G1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8];[.O108]/[.L1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0" calcext:value-type="date">
            <text:p>30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09];[.E109]/[.B1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109];[.J109]/[.G1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09];[.O109]/[.L1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1-31" calcext:value-type="date">
            <text:p>31/0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0];[.E110]/[.B11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G110];[.J110]/[.G110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0];[.O110]/[.L1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1" calcext:value-type="date">
            <text:p>0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1];[.E111]/[.B1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table:formula="of:=IF([.G111];[.J111]/[.G111];0)" office:value-type="float" office:value="17.25" calcext:value-type="float">
            <text:p>17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1];[.O111]/[.L1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2" calcext:value-type="date">
            <text:p>0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2];[.E112]/[.B1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IF([.G112];[.J112]/[.G1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2];[.O112]/[.L1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3" calcext:value-type="date">
            <text:p>0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3];[.E113]/[.B1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  <table:table-cell table:formula="of:=IF([.G113];[.J113]/[.G113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3];[.O113]/[.L1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4" calcext:value-type="date">
            <text:p>0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4];[.E114]/[.B11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formula="of:=IF([.G114];[.J114]/[.G114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4];[.O114]/[.L1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5" calcext:value-type="date">
            <text:p>0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5];[.E115]/[.B1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IF([.G115];[.J115]/[.G115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5];[.O115]/[.L1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6" calcext:value-type="date">
            <text:p>0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6];[.E116]/[.B11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6];[.J116]/[.G11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6];[.O116]/[.L1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7" calcext:value-type="date">
            <text:p>0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7];[.E117]/[.B117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G117];[.J117]/[.G1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7];[.O117]/[.L1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8" calcext:value-type="date">
            <text:p>0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8];[.E118]/[.B1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8];[.J118]/[.G1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8];[.O118]/[.L1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09" calcext:value-type="date">
            <text:p>0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19];[.E119]/[.B1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119];[.J119]/[.G119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19];[.O119]/[.L1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0" calcext:value-type="date">
            <text:p>1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0];[.E120]/[.B1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IF([.G120];[.J120]/[.G1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0];[.O120]/[.L1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1" calcext:value-type="date">
            <text:p>1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1];[.E121]/[.B12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1];[.J121]/[.G1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1];[.O121]/[.L1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2" calcext:value-type="date">
            <text:p>1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2];[.E122]/[.B12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table:formula="of:=IF([.G122];[.J122]/[.G122];0)" office:value-type="float" office:value="1.1111111111111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2];[.O122]/[.L1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3" calcext:value-type="date">
            <text:p>1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3];[.E123]/[.B1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23];[.J123]/[.G1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3];[.O123]/[.L1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4" calcext:value-type="date">
            <text:p>1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4];[.E124]/[.B12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formula="of:=IF([.G124];[.J124]/[.G124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4];[.O124]/[.L1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5" calcext:value-type="date">
            <text:p>1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5];[.E125]/[.B125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631" calcext:value-type="float">
            <text:p>631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formula="of:=IF([.G125];[.J125]/[.G125];0)" office:value-type="float" office:value="0.217391304347826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5];[.O125]/[.L1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6" calcext:value-type="date">
            <text:p>1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6];[.E126]/[.B12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892" calcext:value-type="float">
            <text:p>892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formula="of:=IF([.G126];[.J126]/[.G126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6];[.O126]/[.L1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7" calcext:value-type="date">
            <text:p>1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7];[.E127]/[.B12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IF([.G127];[.J127]/[.G127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7];[.O127]/[.L1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8" calcext:value-type="date">
            <text:p>1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8];[.E128]/[.B1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09" calcext:value-type="float">
            <text:p>220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IF([.G128];[.J128]/[.G1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8];[.O128]/[.L1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19" calcext:value-type="date">
            <text:p>19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29];[.E129]/[.B129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G129];[.J129]/[.G129];0)" office:value-type="float" office:value="0.692307692307692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29];[.O129]/[.L1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0" calcext:value-type="date">
            <text:p>20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0];[.E130]/[.B1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([.G130];[.J130]/[.G13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0];[.O130]/[.L1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1" calcext:value-type="date">
            <text:p>21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1];[.E131]/[.B13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1];[.J131]/[.G131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1];[.O131]/[.L1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2" calcext:value-type="date">
            <text:p>22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2];[.E132]/[.B1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formula="of:=IF([.G132];[.J132]/[.G132];0)" office:value-type="float" office:value="5.3333333333333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2];[.O132]/[.L1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3" calcext:value-type="date">
            <text:p>23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3];[.E133]/[.B133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table:formula="of:=IF([.G133];[.J133]/[.G133];0)" office:value-type="float" office:value="8.125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3];[.O133]/[.L1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4" calcext:value-type="date">
            <text:p>24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4];[.E134]/[.B13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formula="of:=IF([.G134];[.J134]/[.G134];0)" office:value-type="float" office:value="5" calcext:value-type="float">
            <text:p>5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4];[.O134]/[.L1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5" calcext:value-type="date">
            <text:p>25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5];[.E135]/[.B13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135];[.J135]/[.G13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5];[.O135]/[.L1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6" calcext:value-type="date">
            <text:p>26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6];[.E136]/[.B1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136];[.J136]/[.G13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6];[.O136]/[.L1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7" calcext:value-type="date">
            <text:p>27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7];[.E137]/[.B13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IF([.G137];[.J137]/[.G13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7];[.O137]/[.L1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2-28" calcext:value-type="date">
            <text:p>28/0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8];[.E138]/[.B13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IF([.G138];[.J138]/[.G1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8];[.O138]/[.L1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1" calcext:value-type="date">
            <text:p>0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39];[.E139]/[.B13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G139];[.J139]/[.G13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39];[.O139]/[.L1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2" calcext:value-type="date">
            <text:p>0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0];[.E140]/[.B14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0];[.J140]/[.G140];0)" office:value-type="float" office:value="0.066666666666666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0];[.O140]/[.L1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3" calcext:value-type="date">
            <text:p>0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1];[.E141]/[.B1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IF([.G141];[.J141]/[.G141];0)" office:value-type="float" office:value="1.3333333333333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1];[.O141]/[.L1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4" calcext:value-type="date">
            <text:p>0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2];[.E142]/[.B1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G142];[.J142]/[.G142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2];[.O142]/[.L1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5" calcext:value-type="date">
            <text:p>0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3];[.E143]/[.B14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143];[.J143]/[.G1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3];[.O143]/[.L1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6" calcext:value-type="date">
            <text:p>0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4];[.E144]/[.B144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G144];[.J144]/[.G144];0)" office:value-type="float" office:value="2.52941176470588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4];[.O144]/[.L1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7" calcext:value-type="date">
            <text:p>0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5];[.E145]/[.B14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IF([.G145];[.J145]/[.G145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5];[.O145]/[.L1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8" calcext:value-type="date">
            <text:p>0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6];[.E146]/[.B1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IF([.G146];[.J146]/[.G1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6];[.O146]/[.L1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09" calcext:value-type="date">
            <text:p>0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7];[.E147]/[.B14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IF([.G147];[.J147]/[.G147];0)" office:value-type="float" office:value="14.5" calcext:value-type="float">
            <text:p>1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7];[.O147]/[.L1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0" calcext:value-type="date">
            <text:p>1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8];[.E148]/[.B148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8];[.J148]/[.G1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8];[.O148]/[.L1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1" calcext:value-type="date">
            <text:p>1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49];[.E149]/[.B14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149];[.J149]/[.G1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49];[.O149]/[.L1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2" calcext:value-type="date">
            <text:p>1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0];[.E150]/[.B15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150];[.J150]/[.G1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0];[.O150]/[.L1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3" calcext:value-type="date">
            <text:p>1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1];[.E151]/[.B15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1];[.J151]/[.G1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1];[.O151]/[.L1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4" calcext:value-type="date">
            <text:p>1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2];[.E152]/[.B152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table:formula="of:=IF([.G152];[.J152]/[.G152];0)" office:value-type="float" office:value="2.94444444444444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2];[.O152]/[.L1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5" calcext:value-type="date">
            <text:p>1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3];[.E153]/[.B1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IF([.G153];[.J153]/[.G153];0)" office:value-type="float" office:value="-0.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3];[.O153]/[.L1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6" calcext:value-type="date">
            <text:p>1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4];[.E154]/[.B15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IF([.G154];[.J154]/[.G1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4];[.O154]/[.L1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7" calcext:value-type="date">
            <text:p>1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5];[.E155]/[.B155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IF([.G155];[.J155]/[.G155];0)" office:value-type="float" office:value="0.307692307692308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5];[.O155]/[.L1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8" calcext:value-type="date">
            <text:p>1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6];[.E156]/[.B15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IF([.G156];[.J156]/[.G15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6];[.O156]/[.L1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19" calcext:value-type="date">
            <text:p>1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7];[.E157]/[.B1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57];[.J157]/[.G1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7];[.O157]/[.L1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0" calcext:value-type="date">
            <text:p>2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8];[.E158]/[.B158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IF([.G158];[.J158]/[.G158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8];[.O158]/[.L1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1" calcext:value-type="date">
            <text:p>2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59];[.E159]/[.B1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1" calcext:value-type="float">
            <text:p>3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159];[.J159]/[.G159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59];[.O159]/[.L1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2" calcext:value-type="date">
            <text:p>22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0];[.E160]/[.B16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G160];[.J160]/[.G1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0];[.O160]/[.L1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3" calcext:value-type="date">
            <text:p>23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1];[.E161]/[.B1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61];[.J161]/[.G161];0)" office:value-type="float" office:value="0.625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1];[.O161]/[.L1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4" calcext:value-type="date">
            <text:p>24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2];[.E162]/[.B162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formula="of:=IF([.G162];[.J162]/[.G162];0)" office:value-type="float" office:value="0.44444444444444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2];[.O162]/[.L1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5" calcext:value-type="date">
            <text:p>25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3];[.E163]/[.B1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table:formula="of:=IF([.G163];[.J163]/[.G163];0)" office:value-type="float" office:value="2.07692307692308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3];[.O163]/[.L1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6" calcext:value-type="date">
            <text:p>26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4];[.E164]/[.B16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IF([.G164];[.J164]/[.G164];0)" office:value-type="float" office:value="-0.333333333333333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4];[.O164]/[.L1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7" calcext:value-type="date">
            <text:p>27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5];[.E165]/[.B16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65];[.J165]/[.G1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5];[.O165]/[.L1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8" calcext:value-type="date">
            <text:p>28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6];[.E166]/[.B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6];[.J166]/[.G1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6];[.O166]/[.L1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29" calcext:value-type="date">
            <text:p>29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7];[.E167]/[.B16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formula="of:=IF([.G167];[.J167]/[.G167];0)" office:value-type="float" office:value="0.1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7];[.O167]/[.L1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0" calcext:value-type="date">
            <text:p>30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8];[.E168]/[.B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68];[.J168]/[.G1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8];[.O168]/[.L1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3-31" calcext:value-type="date">
            <text:p>31/03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69];[.E169]/[.B16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G169];[.J169]/[.G16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69];[.O169]/[.L1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1" calcext:value-type="date">
            <text:p>0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0];[.E170]/[.B17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170];[.J170]/[.G1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0];[.O170]/[.L1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2" calcext:value-type="date">
            <text:p>0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1];[.E171]/[.B17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IF([.G171];[.J171]/[.G171];0)" office:value-type="float" office:value="-0.5" calcext:value-type="float">
            <text:p>-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1];[.O171]/[.L1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3" calcext:value-type="date">
            <text:p>0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2];[.E172]/[.B17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72];[.J172]/[.G1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2];[.O172]/[.L1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4" calcext:value-type="date">
            <text:p>0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3];[.E173]/[.B173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formula="of:=IF([.G173];[.J173]/[.G173];0)" office:value-type="float" office:value="1.13793103448276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3];[.O173]/[.L1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5" calcext:value-type="date">
            <text:p>0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4];[.E174]/[.B17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formula="of:=IF([.G174];[.J174]/[.G174];0)" office:value-type="float" office:value="0.81818181818181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4];[.O174]/[.L1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6" calcext:value-type="date">
            <text:p>0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5];[.E175]/[.B17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75];[.J175]/[.G1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5];[.O175]/[.L1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7" calcext:value-type="date">
            <text:p>0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6];[.E176]/[.B1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IF([.G176];[.J176]/[.G17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6];[.O176]/[.L1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8" calcext:value-type="date">
            <text:p>0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7];[.E177]/[.B1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IF([.G177];[.J177]/[.G177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7];[.O177]/[.L1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09" calcext:value-type="date">
            <text:p>0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8];[.E178]/[.B17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178];[.J178]/[.G178];0)" office:value-type="float" office:value="0.35714285714285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8];[.O178]/[.L1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0" calcext:value-type="date">
            <text:p>1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79];[.E179]/[.B17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179];[.J179]/[.G179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79];[.O179]/[.L1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1" calcext:value-type="date">
            <text:p>1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0];[.E180]/[.B18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180];[.J180]/[.G18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0];[.O180]/[.L1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2" calcext:value-type="date">
            <text:p>1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1];[.E181]/[.B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1];[.J181]/[.G1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1];[.O181]/[.L1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3" calcext:value-type="date">
            <text:p>1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2];[.E182]/[.B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2];[.J182]/[.G1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2];[.O182]/[.L1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4" calcext:value-type="date">
            <text:p>1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3];[.E183]/[.B1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183];[.J183]/[.G1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3];[.O183]/[.L1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5" calcext:value-type="date">
            <text:p>1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4];[.E184]/[.B18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4];[.J184]/[.G1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4];[.O184]/[.L1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6" calcext:value-type="date">
            <text:p>1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5];[.E185]/[.B18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IF([.G185];[.J185]/[.G185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5];[.O185]/[.L1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7" calcext:value-type="date">
            <text:p>1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6];[.E186]/[.B18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186];[.J186]/[.G1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6];[.O186]/[.L1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8" calcext:value-type="date">
            <text:p>1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7];[.E187]/[.B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87];[.J187]/[.G1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7];[.O187]/[.L1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19" calcext:value-type="date">
            <text:p>1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8];[.E188]/[.B18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G188];[.J188]/[.G1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8];[.O188]/[.L1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0" calcext:value-type="date">
            <text:p>2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89];[.E189]/[.B18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89];[.J189]/[.G1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89];[.O189]/[.L1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1" calcext:value-type="date">
            <text:p>21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0];[.E190]/[.B19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190];[.J190]/[.G190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0];[.O190]/[.L1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2" calcext:value-type="date">
            <text:p>22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1];[.E191]/[.B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1];[.J191]/[.G1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1];[.O191]/[.L1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3" calcext:value-type="date">
            <text:p>23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2];[.E192]/[.B1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IF([.G192];[.J192]/[.G192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2];[.O192]/[.L1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4" calcext:value-type="date">
            <text:p>24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3];[.E193]/[.B1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3];[.J193]/[.G1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3];[.O193]/[.L1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5" calcext:value-type="date">
            <text:p>25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4];[.E194]/[.B19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194];[.J194]/[.G19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4];[.O194]/[.L1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6" calcext:value-type="date">
            <text:p>26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5];[.E195]/[.B1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5];[.J195]/[.G1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5];[.O195]/[.L1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7" calcext:value-type="date">
            <text:p>27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6];[.E196]/[.B1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196];[.J196]/[.G196];0)" office:value-type="float" office:value="0.375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6];[.O196]/[.L1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8" calcext:value-type="date">
            <text:p>28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7];[.E197]/[.B19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IF([.G197];[.J197]/[.G197];0)" office:value-type="float" office:value="0.090909090909090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7];[.O197]/[.L1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29" calcext:value-type="date">
            <text:p>29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8];[.E198]/[.B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198];[.J198]/[.G1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8];[.O198]/[.L1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4-30" calcext:value-type="date">
            <text:p>30/04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199];[.E199]/[.B1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9];[.J199]/[.G1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199];[.O199]/[.L1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1" calcext:value-type="date">
            <text:p>0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0];[.E200]/[.B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0];[.J200]/[.G2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0];[.O200]/[.L2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2" calcext:value-type="date">
            <text:p>0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1];[.E201]/[.B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1];[.J201]/[.G2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1];[.O201]/[.L2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3" calcext:value-type="date">
            <text:p>0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2];[.E202]/[.B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2];[.J202]/[.G2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2];[.O202]/[.L2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4" calcext:value-type="date">
            <text:p>0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3];[.E203]/[.B2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IF([.G203];[.J203]/[.G203];0)" office:value-type="float" office:value="0.571428571428571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3];[.O203]/[.L2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5" calcext:value-type="date">
            <text:p>0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4];[.E204]/[.B2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4];[.J204]/[.G2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4];[.O204]/[.L2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6" calcext:value-type="date">
            <text:p>0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5];[.E205]/[.B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05];[.J205]/[.G2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5];[.O205]/[.L2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7" calcext:value-type="date">
            <text:p>0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6];[.E206]/[.B20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formula="of:=IF([.G206];[.J206]/[.G206];0)" office:value-type="float" office:value="14.375" calcext:value-type="float">
            <text:p>1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6];[.O206]/[.L2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8" calcext:value-type="date">
            <text:p>0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7];[.E207]/[.B20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IF([.G207];[.J207]/[.G207];0)" office:value-type="float" office:value="0.266666666666667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7];[.O207]/[.L2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09" calcext:value-type="date">
            <text:p>0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8];[.E208]/[.B20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08];[.J208]/[.G2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8];[.O208]/[.L2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0" calcext:value-type="date">
            <text:p>1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09];[.E209]/[.B20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[.G209];[.J209]/[.G209];0)" office:value-type="float" office:value="3" calcext:value-type="float">
            <text:p>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09];[.O209]/[.L2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1" calcext:value-type="date">
            <text:p>1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0];[.E210]/[.B21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table:formula="of:=IF([.G210];[.J210]/[.G210];0)" office:value-type="float" office:value="15.6666666666667" calcext:value-type="float">
            <text:p>15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0];[.O210]/[.L2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2" calcext:value-type="date">
            <text:p>1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1];[.E211]/[.B21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211];[.J211]/[.G2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1];[.O211]/[.L2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3" calcext:value-type="date">
            <text:p>1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2];[.E212]/[.B21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G212];[.J212]/[.G2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2];[.O212]/[.L2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4" calcext:value-type="date">
            <text:p>1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3];[.E213]/[.B21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G213];[.J213]/[.G21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3];[.O213]/[.L2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5" calcext:value-type="date">
            <text:p>1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4];[.E214]/[.B2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G214];[.J214]/[.G214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4];[.O214]/[.L2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6" calcext:value-type="date">
            <text:p>1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5];[.E215]/[.B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5];[.J215]/[.G2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5];[.O215]/[.L2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7" calcext:value-type="date">
            <text:p>1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6];[.E216]/[.B2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16];[.J216]/[.G2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6];[.O216]/[.L2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8" calcext:value-type="date">
            <text:p>1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7];[.E217]/[.B21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G217];[.J217]/[.G2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7];[.O217]/[.L2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19" calcext:value-type="date">
            <text:p>1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8];[.E218]/[.B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18];[.J218]/[.G2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8];[.O218]/[.L2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0" calcext:value-type="date">
            <text:p>2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19];[.E219]/[.B2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219];[.J219]/[.G2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19];[.O219]/[.L2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1" calcext:value-type="date">
            <text:p>2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0];[.E220]/[.B22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0];[.J220]/[.G2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0];[.O220]/[.L2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2" calcext:value-type="date">
            <text:p>22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1];[.E221]/[.B22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221];[.J221]/[.G2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1];[.O221]/[.L2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3" calcext:value-type="date">
            <text:p>23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2];[.E222]/[.B2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2];[.J222]/[.G2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2];[.O222]/[.L2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4" calcext:value-type="date">
            <text:p>24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3];[.E223]/[.B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3];[.J223]/[.G2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3];[.O223]/[.L2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5" calcext:value-type="date">
            <text:p>25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4];[.E224]/[.B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4];[.J224]/[.G2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4];[.O224]/[.L2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6" calcext:value-type="date">
            <text:p>26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5];[.E225]/[.B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25];[.J225]/[.G2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5];[.O225]/[.L2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7" calcext:value-type="date">
            <text:p>27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6];[.E226]/[.B226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6];[.J226]/[.G226];0)" office:value-type="float" office:value="0.0588235294117647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6];[.O226]/[.L2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8" calcext:value-type="date">
            <text:p>28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7];[.E227]/[.B2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G227];[.J227]/[.G22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7];[.O227]/[.L2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29" calcext:value-type="date">
            <text:p>29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8];[.E228]/[.B22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8];[.J228]/[.G2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8];[.O228]/[.L2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0" calcext:value-type="date">
            <text:p>30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29];[.E229]/[.B22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IF([.G229];[.J229]/[.G229];0)" office:value-type="float" office:value="29" calcext:value-type="float">
            <text:p>2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29];[.O229]/[.L2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5-31" calcext:value-type="date">
            <text:p>31/05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0];[.E230]/[.B23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IF([.G230];[.J230]/[.G2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0];[.O230]/[.L2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1" calcext:value-type="date">
            <text:p>0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1];[.E231]/[.B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1];[.J231]/[.G2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1];[.O231]/[.L2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2" calcext:value-type="date">
            <text:p>0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2];[.E232]/[.B2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2];[.J232]/[.G2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2];[.O232]/[.L2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3" calcext:value-type="date">
            <text:p>0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3];[.E233]/[.B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33];[.J233]/[.G2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3];[.O233]/[.L2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4" calcext:value-type="date">
            <text:p>0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4];[.E234]/[.B234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IF([.G234];[.J234]/[.G23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4];[.O234]/[.L2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5" calcext:value-type="date">
            <text:p>0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5];[.E235]/[.B23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IF([.G235];[.J235]/[.G235];0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5];[.O235]/[.L2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6" calcext:value-type="date">
            <text:p>0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6];[.E236]/[.B23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36];[.J236]/[.G23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6];[.O236]/[.L2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7" calcext:value-type="date">
            <text:p>0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7];[.E237]/[.B23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237];[.J237]/[.G237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7];[.O237]/[.L2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8" calcext:value-type="date">
            <text:p>0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8];[.E238]/[.B23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38];[.J238]/[.G2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8];[.O238]/[.L2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09" calcext:value-type="date">
            <text:p>0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39];[.E239]/[.B23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IF([.G239];[.J239]/[.G23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39];[.O239]/[.L2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0" calcext:value-type="date">
            <text:p>1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0];[.E240]/[.B24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0];[.J240]/[.G2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0];[.O240]/[.L2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1" calcext:value-type="date">
            <text:p>1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1];[.E241]/[.B2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G241];[.J241]/[.G241];0)" office:value-type="float" office:value="4" calcext:value-type="float">
            <text:p>4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1];[.O241]/[.L2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2" calcext:value-type="date">
            <text:p>1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2];[.E242]/[.B24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G242];[.J242]/[.G2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2];[.O242]/[.L2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3" calcext:value-type="date">
            <text:p>1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3];[.E243]/[.B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3];[.J243]/[.G2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3];[.O243]/[.L2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4" calcext:value-type="date">
            <text:p>1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4];[.E244]/[.B24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G244];[.J244]/[.G24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4];[.O244]/[.L2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5" calcext:value-type="date">
            <text:p>1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5];[.E245]/[.B2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5];[.J245]/[.G2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5];[.O245]/[.L2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6" calcext:value-type="date">
            <text:p>1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6];[.E246]/[.B2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46];[.J246]/[.G2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6];[.O246]/[.L2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7" calcext:value-type="date">
            <text:p>1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7];[.E247]/[.B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47];[.J247]/[.G2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7];[.O247]/[.L2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8" calcext:value-type="date">
            <text:p>1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8];[.E248]/[.B24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8];[.J248]/[.G2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8];[.O248]/[.L2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19" calcext:value-type="date">
            <text:p>1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49];[.E249]/[.B2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G249];[.J249]/[.G2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49];[.O249]/[.L2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0" calcext:value-type="date">
            <text:p>2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0];[.E250]/[.B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50];[.J250]/[.G2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0];[.O250]/[.L2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1" calcext:value-type="date">
            <text:p>21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1];[.E251]/[.B25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IF([.G251];[.J251]/[.G2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1];[.O251]/[.L2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2" calcext:value-type="date">
            <text:p>22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2];[.E252]/[.B25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([.G252];[.J252]/[.G252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2];[.O252]/[.L2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3" calcext:value-type="date">
            <text:p>23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3];[.E253]/[.B25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[.G253];[.J253]/[.G253];0)" office:value-type="float" office:value="11" calcext:value-type="float">
            <text:p>1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3];[.O253]/[.L2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4" calcext:value-type="date">
            <text:p>24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4];[.E254]/[.B2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54];[.J254]/[.G2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4];[.O254]/[.L2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5" calcext:value-type="date">
            <text:p>25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5];[.E255]/[.B25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IF([.G255];[.J255]/[.G2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5];[.O255]/[.L2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6" calcext:value-type="date">
            <text:p>26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6];[.E256]/[.B2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137" calcext:value-type="float">
            <text:p>1137</text:p>
          </table:table-cell>
          <table:table-cell office:value-type="float" office:value="567" calcext:value-type="float">
            <text:p>567</text:p>
          </table:table-cell>
          <table:table-cell office:value-type="float" office:value="95" calcext:value-type="float">
            <text:p>95</text:p>
          </table:table-cell>
          <table:table-cell table:formula="of:=IF([.G256];[.J256]/[.G256];0)" office:value-type="float" office:value="10.5555555555556" calcext:value-type="float">
            <text:p>1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6];[.O256]/[.L2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7" calcext:value-type="date">
            <text:p>27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7];[.E257]/[.B25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55" calcext:value-type="float">
            <text:p>655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formula="of:=IF([.G257];[.J257]/[.G257];0)" office:value-type="float" office:value="0.21428571428571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7];[.O257]/[.L2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8" calcext:value-type="date">
            <text:p>28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8];[.E258]/[.B25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formula="of:=IF([.G258];[.J258]/[.G258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8];[.O258]/[.L2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29" calcext:value-type="date">
            <text:p>29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59];[.E259]/[.B259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19" calcext:value-type="float">
            <text:p>919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formula="of:=IF([.G259];[.J259]/[.G259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59];[.O259]/[.L2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6-30" calcext:value-type="date">
            <text:p>30/06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0];[.E260]/[.B26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1798" calcext:value-type="float">
            <text:p>1798</text:p>
          </table:table-cell>
          <table:table-cell office:value-type="float" office:value="688" calcext:value-type="float">
            <text:p>688</text:p>
          </table:table-cell>
          <table:table-cell office:value-type="float" office:value="51" calcext:value-type="float">
            <text:p>51</text:p>
          </table:table-cell>
          <table:table-cell table:formula="of:=IF([.G260];[.J260]/[.G260];0)" office:value-type="float" office:value="4.25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0];[.O260]/[.L2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1" calcext:value-type="date">
            <text:p>0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1];[.E261]/[.B261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1603" calcext:value-type="float">
            <text:p>1603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IF([.G261];[.J261]/[.G261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1];[.O261]/[.L2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2" calcext:value-type="date">
            <text:p>0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2];[.E262]/[.B26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83" calcext:value-type="float">
            <text:p>983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table:formula="of:=IF([.G262];[.J262]/[.G262];0)" office:value-type="float" office:value="1.25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2];[.O262]/[.L2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3" calcext:value-type="date">
            <text:p>0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3];[.E263]/[.B26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908" calcext:value-type="float">
            <text:p>908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formula="of:=IF([.G263];[.J263]/[.G263];0)" office:value-type="float" office:value="0.0769230769230769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3];[.O263]/[.L2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4" calcext:value-type="date">
            <text:p>0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4];[.E264]/[.B26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G264];[.J264]/[.G264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4];[.O264]/[.L2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5" calcext:value-type="date">
            <text:p>0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5];[.E265]/[.B265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764" calcext:value-type="float">
            <text:p>764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IF([.G265];[.J265]/[.G2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5];[.O265]/[.L2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6" calcext:value-type="date">
            <text:p>0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6];[.E266]/[.B266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487" calcext:value-type="float">
            <text:p>1487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IF([.G266];[.J266]/[.G2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6];[.O266]/[.L2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7" calcext:value-type="date">
            <text:p>0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7];[.E267]/[.B2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IF([.G267];[.J267]/[.G2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7];[.O267]/[.L2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8" calcext:value-type="date">
            <text:p>0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8];[.E268]/[.B26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1321" calcext:value-type="float">
            <text:p>132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IF([.G268];[.J268]/[.G2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8];[.O268]/[.L2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09" calcext:value-type="date">
            <text:p>0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69];[.E269]/[.B26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IF([.G269];[.J269]/[.G2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69];[.O269]/[.L2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0" calcext:value-type="date">
            <text:p>1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0];[.E270]/[.B2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270];[.J270]/[.G2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0];[.O270]/[.L2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1" calcext:value-type="date">
            <text:p>1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1];[.E271]/[.B2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table:formula="of:=IF([.G271];[.J271]/[.G271];0)" office:value-type="float" office:value="2.6666666666666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1];[.O271]/[.L2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2" calcext:value-type="date">
            <text:p>1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2];[.E272]/[.B2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table:formula="of:=IF([.G272];[.J272]/[.G272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2];[.O272]/[.L2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3" calcext:value-type="date">
            <text:p>1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3];[.E273]/[.B273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190" calcext:value-type="float">
            <text:p>1190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table:formula="of:=IF([.G273];[.J273]/[.G273];0)" office:value-type="float" office:value="0.461538461538462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3];[.O273]/[.L2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4" calcext:value-type="date">
            <text:p>1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4];[.E274]/[.B274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office:value-type="float" office:value="332" calcext:value-type="float">
            <text:p>332</text:p>
          </table:table-cell>
          <table:table-cell office:value-type="float" office:value="75" calcext:value-type="float">
            <text:p>75</text:p>
          </table:table-cell>
          <table:table-cell table:formula="of:=IF([.G274];[.J274]/[.G274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4];[.O274]/[.L2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5" calcext:value-type="date">
            <text:p>1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5];[.E275]/[.B27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275];[.J275]/[.G2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5];[.O275]/[.L2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6" calcext:value-type="date">
            <text:p>1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6];[.E276]/[.B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6];[.J276]/[.G2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6];[.O276]/[.L2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7" calcext:value-type="date">
            <text:p>1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7];[.E277]/[.B2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303" calcext:value-type="float">
            <text:p>303</text:p>
          </table:table-cell>
          <table:table-cell office:value-type="float" office:value="50" calcext:value-type="float">
            <text:p>50</text:p>
          </table:table-cell>
          <table:table-cell table:formula="of:=IF([.G277];[.J277]/[.G277];0)" office:value-type="float" office:value="8.3333333333333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7];[.O277]/[.L2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8" calcext:value-type="date">
            <text:p>1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8];[.E278]/[.B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78];[.J278]/[.G2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8];[.O278]/[.L2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19" calcext:value-type="date">
            <text:p>1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79];[.E279]/[.B2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279];[.J279]/[.G279];0)" office:value-type="float" office:value="4.16666666666667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79];[.O279]/[.L2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0" calcext:value-type="date">
            <text:p>2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0];[.E280]/[.B28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80];[.J280]/[.G2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0];[.O280]/[.L2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1" calcext:value-type="date">
            <text:p>2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1];[.E281]/[.B28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1];[.J281]/[.G28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1];[.O281]/[.L2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2" calcext:value-type="date">
            <text:p>22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2];[.E282]/[.B282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IF([.G282];[.J282]/[.G282];0)" office:value-type="float" office:value="0.29411764705882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2];[.O282]/[.L2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3" calcext:value-type="date">
            <text:p>23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3];[.E283]/[.B28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G283];[.J283]/[.G2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3];[.O283]/[.L2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4" calcext:value-type="date">
            <text:p>24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4];[.E284]/[.B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4];[.J284]/[.G2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4];[.O284]/[.L2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5" calcext:value-type="date">
            <text:p>25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5];[.E285]/[.B28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285];[.J285]/[.G2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5];[.O285]/[.L2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6" calcext:value-type="date">
            <text:p>26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6];[.E286]/[.B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6];[.J286]/[.G2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6];[.O286]/[.L2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7" calcext:value-type="date">
            <text:p>27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7];[.E287]/[.B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87];[.J287]/[.G2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7];[.O287]/[.L2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8" calcext:value-type="date">
            <text:p>28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8];[.E288]/[.B28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G288];[.J288]/[.G2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8];[.O288]/[.L2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29" calcext:value-type="date">
            <text:p>29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89];[.E289]/[.B28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IF([.G289];[.J289]/[.G289];0)" office:value-type="float" office:value="1.16666666666667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89];[.O289]/[.L2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0" calcext:value-type="date">
            <text:p>30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0];[.E290]/[.B29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G290];[.J290]/[.G2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0];[.O290]/[.L2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7-31" calcext:value-type="date">
            <text:p>31/07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1];[.E291]/[.B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1];[.J291]/[.G2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1];[.O291]/[.L2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1" calcext:value-type="date">
            <text:p>0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2];[.E292]/[.B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2];[.J292]/[.G2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2];[.O292]/[.L2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2" calcext:value-type="date">
            <text:p>0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3];[.E293]/[.B29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293];[.J293]/[.G2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3];[.O293]/[.L2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3" calcext:value-type="date">
            <text:p>0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4];[.E294]/[.B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4];[.J294]/[.G2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4];[.O294]/[.L2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4" calcext:value-type="date">
            <text:p>0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5];[.E295]/[.B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5];[.J295]/[.G2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5];[.O295]/[.L2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5" calcext:value-type="date">
            <text:p>0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6];[.E296]/[.B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6];[.J296]/[.G2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6];[.O296]/[.L2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6" calcext:value-type="date">
            <text:p>0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7];[.E297]/[.B2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297];[.J297]/[.G297];0)" office:value-type="float" office:value="0.66666666666666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7];[.O297]/[.L2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7" calcext:value-type="date">
            <text:p>0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8];[.E298]/[.B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8];[.J298]/[.G2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8];[.O298]/[.L2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8" calcext:value-type="date">
            <text:p>0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299];[.E299]/[.B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299];[.J299]/[.G2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299];[.O299]/[.L2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09" calcext:value-type="date">
            <text:p>0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0];[.E300]/[.B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0];[.J300]/[.G3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0];[.O300]/[.L3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0" calcext:value-type="date">
            <text:p>1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1];[.E301]/[.B30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301];[.J301]/[.G3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1];[.O301]/[.L3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1" calcext:value-type="date">
            <text:p>1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2];[.E302]/[.B30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2];[.J302]/[.G3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2];[.O302]/[.L3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2" calcext:value-type="date">
            <text:p>1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3];[.E303]/[.B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3];[.J303]/[.G3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3];[.O303]/[.L3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3" calcext:value-type="date">
            <text:p>1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4];[.E304]/[.B3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G304];[.J304]/[.G3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4];[.O304]/[.L3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4" calcext:value-type="date">
            <text:p>1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5];[.E305]/[.B3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305];[.J305]/[.G305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5];[.O305]/[.L3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5" calcext:value-type="date">
            <text:p>1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6];[.E306]/[.B30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[.G306];[.J306]/[.G306];0)" office:value-type="float" office:value="2" calcext:value-type="float">
            <text:p>2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6];[.O306]/[.L3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6" calcext:value-type="date">
            <text:p>1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7];[.E307]/[.B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7];[.J307]/[.G3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7];[.O307]/[.L3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7" calcext:value-type="date">
            <text:p>1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8];[.E308]/[.B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8];[.J308]/[.G3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8];[.O308]/[.L3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8" calcext:value-type="date">
            <text:p>1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09];[.E309]/[.B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09];[.J309]/[.G3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09];[.O309]/[.L3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19" calcext:value-type="date">
            <text:p>1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0];[.E310]/[.B31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G310];[.J310]/[.G310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0];[.O310]/[.L3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0" calcext:value-type="date">
            <text:p>2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1];[.E311]/[.B31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11];[.J311]/[.G311];0)" office:value-type="float" office:value="0.416666666666667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1];[.O311]/[.L3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1" calcext:value-type="date">
            <text:p>2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2];[.E312]/[.B31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IF([.G312];[.J312]/[.G312];0)" office:value-type="float" office:value="0.27272727272727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2];[.O312]/[.L3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2" calcext:value-type="date">
            <text:p>22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3];[.E313]/[.B3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13];[.J313]/[.G313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3];[.O313]/[.L3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3" calcext:value-type="date">
            <text:p>23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4];[.E314]/[.B3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314];[.J314]/[.G3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4];[.O314]/[.L3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4" calcext:value-type="date">
            <text:p>24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5];[.E315]/[.B3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15];[.J315]/[.G3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5];[.O315]/[.L3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5" calcext:value-type="date">
            <text:p>25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6];[.E316]/[.B3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formula="of:=IF([.G316];[.J316]/[.G316];0)" office:value-type="float" office:value="-0.25" calcext:value-type="float">
            <text:p>-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6];[.O316]/[.L3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6" calcext:value-type="date">
            <text:p>26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7];[.E317]/[.B3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G317];[.J317]/[.G317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7];[.O317]/[.L3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7" calcext:value-type="date">
            <text:p>27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8];[.E318]/[.B3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318];[.J318]/[.G3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8];[.O318]/[.L3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8" calcext:value-type="date">
            <text:p>28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19];[.E319]/[.B3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19];[.J319]/[.G3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19];[.O319]/[.L3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29" calcext:value-type="date">
            <text:p>29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0];[.E320]/[.B32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0];[.J320]/[.G3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0];[.O320]/[.L3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0" calcext:value-type="date">
            <text:p>30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1];[.E321]/[.B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21];[.J321]/[.G3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1];[.O321]/[.L3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8-31" calcext:value-type="date">
            <text:p>31/08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2];[.E322]/[.B32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F([.G322];[.J322]/[.G322];0)" office:value-type="float" office:value="9.66666666666667" calcext:value-type="float">
            <text:p>9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2];[.O322]/[.L3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1" calcext:value-type="date">
            <text:p>0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3];[.E323]/[.B323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23];[.J323]/[.G323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3];[.O323]/[.L3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2" calcext:value-type="date">
            <text:p>0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4];[.E324]/[.B3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4];[.J324]/[.G3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4];[.O324]/[.L3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3" calcext:value-type="date">
            <text:p>0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5];[.E325]/[.B3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G325];[.J325]/[.G3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5];[.O325]/[.L3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4" calcext:value-type="date">
            <text:p>0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6];[.E326]/[.B32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([.G326];[.J326]/[.G3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6];[.O326]/[.L3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5" calcext:value-type="date">
            <text:p>0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7];[.E327]/[.B32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327];[.J327]/[.G327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7];[.O327]/[.L3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6" calcext:value-type="date">
            <text:p>0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8];[.E328]/[.B3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G328];[.J328]/[.G3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8];[.O328]/[.L3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7" calcext:value-type="date">
            <text:p>0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29];[.E329]/[.B32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329];[.J329]/[.G329];0)" office:value-type="float" office:value="0.875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29];[.O329]/[.L3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8" calcext:value-type="date">
            <text:p>0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0];[.E330]/[.B330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991" calcext:value-type="float">
            <text:p>9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IF([.G330];[.J330]/[.G3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0];[.O330]/[.L3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09" calcext:value-type="date">
            <text:p>0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1];[.E331]/[.B33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table:formula="of:=IF([.G331];[.J331]/[.G331];0)" office:value-type="float" office:value="-0.181818181818182" calcext:value-type="float">
            <text:p>-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1];[.O331]/[.L3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0" calcext:value-type="date">
            <text:p>1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2];[.E332]/[.B332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259" calcext:value-type="float">
            <text:p>3259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IF([.G332];[.J332]/[.G332];0)" office:value-type="float" office:value="0.1875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2];[.O332]/[.L3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1" calcext:value-type="date">
            <text:p>1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3];[.E333]/[.B333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1747" calcext:value-type="float">
            <text:p>1747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table:formula="of:=IF([.G333];[.J333]/[.G333];0)" office:value-type="float" office:value="8.6666666666666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3];[.O333]/[.L3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2" calcext:value-type="date">
            <text:p>1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4];[.E334]/[.B3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IF([.G334];[.J334]/[.G334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4];[.O334]/[.L3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3" calcext:value-type="date">
            <text:p>1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5];[.E335]/[.B335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G335];[.J335]/[.G335];0)" office:value-type="float" office:value="0.0833333333333333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5];[.O335]/[.L3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4" calcext:value-type="date">
            <text:p>1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6];[.E336]/[.B33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IF([.G336];[.J336]/[.G336];0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6];[.O336]/[.L3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5" calcext:value-type="date">
            <text:p>1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7];[.E337]/[.B33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7];[.J337]/[.G3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7];[.O337]/[.L3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6" calcext:value-type="date">
            <text:p>1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8];[.E338]/[.B338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[.G338];[.J338]/[.G338];0)" office:value-type="float" office:value="0.22222222222222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8];[.O338]/[.L3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7" calcext:value-type="date">
            <text:p>1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39];[.E339]/[.B339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G339];[.J339]/[.G339];0)" office:value-type="float" office:value="0.0625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39];[.O339]/[.L3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8" calcext:value-type="date">
            <text:p>1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0];[.E340]/[.B34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340];[.J340]/[.G3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0];[.O340]/[.L3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19" calcext:value-type="date">
            <text:p>1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1];[.E341]/[.B3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703" calcext:value-type="float">
            <text:p>70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IF([.G341];[.J341]/[.G341];0)" office:value-type="float" office:value="8.75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1];[.O341]/[.L3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0" calcext:value-type="date">
            <text:p>2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2];[.E342]/[.B342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formula="of:=IF([.G342];[.J342]/[.G342];0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2];[.O342]/[.L3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1" calcext:value-type="date">
            <text:p>21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3];[.E343]/[.B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43];[.J343]/[.G3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3];[.O343]/[.L3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2" calcext:value-type="date">
            <text:p>22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4];[.E344]/[.B3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IF([.G344];[.J344]/[.G34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4];[.O344]/[.L3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3" calcext:value-type="date">
            <text:p>23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5];[.E345]/[.B34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IF([.G345];[.J345]/[.G3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5];[.O345]/[.L3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4" calcext:value-type="date">
            <text:p>24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6];[.E346]/[.B34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346];[.J346]/[.G3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6];[.O346]/[.L3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5" calcext:value-type="date">
            <text:p>25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7];[.E347]/[.B3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47];[.J347]/[.G347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7];[.O347]/[.L3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6" calcext:value-type="date">
            <text:p>26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8];[.E348]/[.B348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IF([.G348];[.J348]/[.G348];0)" office:value-type="float" office:value="0.285714285714286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8];[.O348]/[.L3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7" calcext:value-type="date">
            <text:p>27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49];[.E349]/[.B3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G349];[.J349]/[.G3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49];[.O349]/[.L3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8" calcext:value-type="date">
            <text:p>28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0];[.E350]/[.B35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IF([.G350];[.J350]/[.G350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0];[.O350]/[.L3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29" calcext:value-type="date">
            <text:p>29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1];[.E351]/[.B3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51];[.J351]/[.G35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1];[.O351]/[.L3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09-30" calcext:value-type="date">
            <text:p>30/09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2];[.E352]/[.B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2];[.J352]/[.G3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2];[.O352]/[.L3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1" calcext:value-type="date">
            <text:p>0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3];[.E353]/[.B35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3];[.J353]/[.G3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3];[.O353]/[.L3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2" calcext:value-type="date">
            <text:p>0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4];[.E354]/[.B3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IF([.G354];[.J354]/[.G35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4];[.O354]/[.L3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3" calcext:value-type="date">
            <text:p>0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5];[.E355]/[.B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55];[.J355]/[.G35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5];[.O355]/[.L3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4" calcext:value-type="date">
            <text:p>0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6];[.E356]/[.B35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6];[.J356]/[.G3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6];[.O356]/[.L3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5" calcext:value-type="date">
            <text:p>0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7];[.E357]/[.B3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7];[.J357]/[.G3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7];[.O357]/[.L3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6" calcext:value-type="date">
            <text:p>0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8];[.E358]/[.B35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[.G358];[.J358]/[.G358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8];[.O358]/[.L3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7" calcext:value-type="date">
            <text:p>0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59];[.E359]/[.B35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G359];[.J359]/[.G359];0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59];[.O359]/[.L3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8" calcext:value-type="date">
            <text:p>0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0];[.E360]/[.B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0];[.J360]/[.G3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0];[.O360]/[.L3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09" calcext:value-type="date">
            <text:p>0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1];[.E361]/[.B36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table:formula="of:=IF([.G361];[.J361]/[.G361];0)" office:value-type="float" office:value="-0.375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1];[.O361]/[.L3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0" calcext:value-type="date">
            <text:p>1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2];[.E362]/[.B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2];[.J362]/[.G3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2];[.O362]/[.L3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1" calcext:value-type="date">
            <text:p>1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3];[.E363]/[.B363];0)" office:value-type="float" office:value="0" calcext:value-type="float">
            <text:p>0,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363];[.J363]/[.G3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3];[.O363]/[.L3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2" calcext:value-type="date">
            <text:p>1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4];[.E364]/[.B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4];[.J364]/[.G3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4];[.O364]/[.L3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3" calcext:value-type="date">
            <text:p>1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5];[.E365]/[.B3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G365];[.J365]/[.G36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5];[.O365]/[.L3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4" calcext:value-type="date">
            <text:p>1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6];[.E366]/[.B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6];[.J366]/[.G36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6];[.O366]/[.L3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5" calcext:value-type="date">
            <text:p>1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7];[.E367]/[.B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7];[.J367]/[.G3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7];[.O367]/[.L3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6" calcext:value-type="date">
            <text:p>1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8];[.E368]/[.B36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68];[.J368]/[.G3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8];[.O368]/[.L3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7" calcext:value-type="date">
            <text:p>1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69];[.E369]/[.B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69];[.J369]/[.G3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69];[.O369]/[.L3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8" calcext:value-type="date">
            <text:p>1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0];[.E370]/[.B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0];[.J370]/[.G3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0];[.O370]/[.L3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19" calcext:value-type="date">
            <text:p>1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1];[.E371]/[.B37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IF([.G371];[.J371]/[.G371];0)" office:value-type="float" office:value="23" calcext:value-type="float">
            <text:p>23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1];[.O371]/[.L3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0" calcext:value-type="date">
            <text:p>2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2];[.E372]/[.B37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2];[.J372]/[.G3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2];[.O372]/[.L3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1" calcext:value-type="date">
            <text:p>2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3];[.E373]/[.B37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373];[.J373]/[.G37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3];[.O373]/[.L3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2" calcext:value-type="date">
            <text:p>22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4];[.E374]/[.B3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74];[.J374]/[.G37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4];[.O374]/[.L3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3" calcext:value-type="date">
            <text:p>23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5];[.E375]/[.B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5];[.J375]/[.G3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5];[.O375]/[.L3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4" calcext:value-type="date">
            <text:p>24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6];[.E376]/[.B37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G376];[.J376]/[.G37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6];[.O376]/[.L3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5" calcext:value-type="date">
            <text:p>25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7];[.E377]/[.B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7];[.J377]/[.G3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7];[.O377]/[.L3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6" calcext:value-type="date">
            <text:p>26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8];[.E378]/[.B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78];[.J378]/[.G3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8];[.O378]/[.L3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7" calcext:value-type="date">
            <text:p>27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79];[.E379]/[.B37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G379];[.J379]/[.G379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79];[.O379]/[.L3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8" calcext:value-type="date">
            <text:p>28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0];[.E380]/[.B3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80];[.J380]/[.G3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0];[.O380]/[.L3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29" calcext:value-type="date">
            <text:p>29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1];[.E381]/[.B3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G381];[.J381]/[.G3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1];[.O381]/[.L3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0" calcext:value-type="date">
            <text:p>30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2];[.E382]/[.B3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382];[.J382]/[.G3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2];[.O382]/[.L3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0-31" calcext:value-type="date">
            <text:p>31/10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3];[.E383]/[.B3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[.G383];[.J383]/[.G3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3];[.O383]/[.L3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1" calcext:value-type="date">
            <text:p>0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4];[.E384]/[.B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4];[.J384]/[.G3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4];[.O384]/[.L3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2" calcext:value-type="date">
            <text:p>0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5];[.E385]/[.B3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[.G385];[.J385]/[.G38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5];[.O385]/[.L3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3" calcext:value-type="date">
            <text:p>0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6];[.E386]/[.B38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386];[.J386]/[.G3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6];[.O386]/[.L3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4" calcext:value-type="date">
            <text:p>0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7];[.E387]/[.B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7];[.J387]/[.G3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7];[.O387]/[.L3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5" calcext:value-type="date">
            <text:p>0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8];[.E388]/[.B38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388];[.J388]/[.G388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8];[.O388]/[.L3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6" calcext:value-type="date">
            <text:p>0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89];[.E389]/[.B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89];[.J389]/[.G3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89];[.O389]/[.L3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7" calcext:value-type="date">
            <text:p>0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0];[.E390]/[.B39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390];[.J390]/[.G390];0)" office:value-type="float" office:value="6" calcext:value-type="float">
            <text:p>6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0];[.O390]/[.L3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8" calcext:value-type="date">
            <text:p>0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1];[.E391]/[.B39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391];[.J391]/[.G3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1];[.O391]/[.L3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09" calcext:value-type="date">
            <text:p>0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2];[.E392]/[.B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2];[.J392]/[.G3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2];[.O392]/[.L3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0" calcext:value-type="date">
            <text:p>1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3];[.E393]/[.B39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93];[.J393]/[.G3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3];[.O393]/[.L3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1" calcext:value-type="date">
            <text:p>1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4];[.E394]/[.B39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IF([.G394];[.J394]/[.G394];0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4];[.O394]/[.L3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2" calcext:value-type="date">
            <text:p>1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5];[.E395]/[.B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5];[.J395]/[.G39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5];[.O395]/[.L3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3" calcext:value-type="date">
            <text:p>1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6];[.E396]/[.B396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189" calcext:value-type="float">
            <text:p>4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G396];[.J396]/[.G3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6];[.O396]/[.L3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4" calcext:value-type="date">
            <text:p>1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7];[.E397]/[.B39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G397];[.J397]/[.G397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7];[.O397]/[.L3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5" calcext:value-type="date">
            <text:p>1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8];[.E398]/[.B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8];[.J398]/[.G3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8];[.O398]/[.L3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6" calcext:value-type="date">
            <text:p>1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399];[.E399]/[.B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399];[.J399]/[.G3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399];[.O399]/[.L3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7" calcext:value-type="date">
            <text:p>1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0];[.E400]/[.B40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400];[.J400]/[.G400];0)" office:value-type="float" office:value="0.833333333333333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0];[.O400]/[.L4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8" calcext:value-type="date">
            <text:p>1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1];[.E401]/[.B40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G401];[.J401]/[.G401];0)" office:value-type="float" office:value="9.33333333333333" calcext:value-type="float">
            <text:p>9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1];[.O401]/[.L4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19" calcext:value-type="date">
            <text:p>1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2];[.E402]/[.B4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02];[.J402]/[.G402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2];[.O402]/[.L4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0" calcext:value-type="date">
            <text:p>2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3];[.E403]/[.B40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G403];[.J403]/[.G403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3];[.O403]/[.L4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1" calcext:value-type="date">
            <text:p>21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4];[.E404]/[.B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4];[.J404]/[.G4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4];[.O404]/[.L4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2" calcext:value-type="date">
            <text:p>22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5];[.E405]/[.B40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G405];[.J405]/[.G4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5];[.O405]/[.L4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3" calcext:value-type="date">
            <text:p>23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6];[.E406]/[.B40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G406];[.J406]/[.G4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6];[.O406]/[.L4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4" calcext:value-type="date">
            <text:p>24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7];[.E407]/[.B40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7];[.J407]/[.G4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7];[.O407]/[.L4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5" calcext:value-type="date">
            <text:p>25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8];[.E408]/[.B40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08];[.J408]/[.G4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8];[.O408]/[.L4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6" calcext:value-type="date">
            <text:p>26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09];[.E409]/[.B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09];[.J409]/[.G4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09];[.O409]/[.L4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7" calcext:value-type="date">
            <text:p>27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0];[.E410]/[.B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10];[.J410]/[.G4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0];[.O410]/[.L4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8" calcext:value-type="date">
            <text:p>28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1];[.E411]/[.B41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IF([.G411];[.J411]/[.G41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1];[.O411]/[.L4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29" calcext:value-type="date">
            <text:p>29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2];[.E412]/[.B41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G412];[.J412]/[.G412];0)" office:value-type="float" office:value="-0.4" calcext:value-type="float">
            <text:p>-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2];[.O412]/[.L4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1-30" calcext:value-type="date">
            <text:p>30/11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3];[.E413]/[.B41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3];[.J413]/[.G413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3];[.O413]/[.L4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1" calcext:value-type="date">
            <text:p>0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4];[.E414]/[.B4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414];[.J414]/[.G4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4];[.O414]/[.L4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2" calcext:value-type="date">
            <text:p>0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5];[.E415]/[.B415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G415];[.J415]/[.G4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5];[.O415]/[.L4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3" calcext:value-type="date">
            <text:p>0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6];[.E416]/[.B41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[.G416];[.J416]/[.G416];0)" office:value-type="float" office:value="0.33333333333333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6];[.O416]/[.L4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4" calcext:value-type="date">
            <text:p>0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7];[.E417]/[.B41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17];[.J417]/[.G4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7];[.O417]/[.L4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5" calcext:value-type="date">
            <text:p>0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8];[.E418]/[.B4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G418];[.J418]/[.G418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8];[.O418]/[.L4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6" calcext:value-type="date">
            <text:p>0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19];[.E419]/[.B4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19];[.J419]/[.G419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19];[.O419]/[.L4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7" calcext:value-type="date">
            <text:p>0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0];[.E420]/[.B42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0];[.J420]/[.G4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0];[.O420]/[.L4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8" calcext:value-type="date">
            <text:p>0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1];[.E421]/[.B421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1];[.J421]/[.G421];0)" office:value-type="float" office:value="0.11111111111111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1];[.O421]/[.L4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09" calcext:value-type="date">
            <text:p>0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2];[.E422]/[.B4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2];[.J422]/[.G4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2];[.O422]/[.L4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0" calcext:value-type="date">
            <text:p>1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3];[.E423]/[.B42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3];[.J423]/[.G423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3];[.O423]/[.L4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1" calcext:value-type="date">
            <text:p>1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4];[.E424]/[.B42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24];[.J424]/[.G424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4];[.O424]/[.L4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2" calcext:value-type="date">
            <text:p>1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5];[.E425]/[.B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25];[.J425]/[.G4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5];[.O425]/[.L4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3" calcext:value-type="date">
            <text:p>1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6];[.E426]/[.B42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6];[.J426]/[.G4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6];[.O426]/[.L4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4" calcext:value-type="date">
            <text:p>1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7];[.E427]/[.B42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7];[.J427]/[.G4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7];[.O427]/[.L4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5" calcext:value-type="date">
            <text:p>1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8];[.E428]/[.B428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8];[.J428]/[.G4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8];[.O428]/[.L4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6" calcext:value-type="date">
            <text:p>1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29];[.E429]/[.B42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29];[.J429]/[.G4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29];[.O429]/[.L4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7" calcext:value-type="date">
            <text:p>1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0];[.E430]/[.B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0];[.J430]/[.G4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0];[.O430]/[.L4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8" calcext:value-type="date">
            <text:p>1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1];[.E431]/[.B4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1];[.J431]/[.G431];0)" office:value-type="float" office:value="12.5" calcext:value-type="float">
            <text:p>1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1];[.O431]/[.L4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19" calcext:value-type="date">
            <text:p>1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2];[.E432]/[.B43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G432];[.J432]/[.G432];0)" office:value-type="float" office:value="10" calcext:value-type="float">
            <text:p>1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2];[.O432]/[.L4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0" calcext:value-type="date">
            <text:p>2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3];[.E433]/[.B4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3];[.J433]/[.G43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3];[.O433]/[.L4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1" calcext:value-type="date">
            <text:p>2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4];[.E434]/[.B43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[.G434];[.J434]/[.G434];0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4];[.O434]/[.L4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2" calcext:value-type="date">
            <text:p>22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5];[.E435]/[.B43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35];[.J435]/[.G435];0)" office:value-type="float" office:value="0.18181818181818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5];[.O435]/[.L4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3" calcext:value-type="date">
            <text:p>23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6];[.E436]/[.B436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G436];[.J436]/[.G436];0)" office:value-type="float" office:value="0.166666666666667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6];[.O436]/[.L4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4" calcext:value-type="date">
            <text:p>24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7];[.E437]/[.B43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37];[.J437]/[.G43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7];[.O437]/[.L43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5" calcext:value-type="date">
            <text:p>25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8];[.E438]/[.B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38];[.J438]/[.G4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8];[.O438]/[.L4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6" calcext:value-type="date">
            <text:p>26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39];[.E439]/[.B43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39];[.J439]/[.G4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39];[.O439]/[.L4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7" calcext:value-type="date">
            <text:p>27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0];[.E440]/[.B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0];[.J440]/[.G4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0];[.O440]/[.L4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8" calcext:value-type="date">
            <text:p>28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1];[.E441]/[.B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1];[.J441]/[.G44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1];[.O441]/[.L4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29" calcext:value-type="date">
            <text:p>29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2];[.E442]/[.B44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([.G442];[.J442]/[.G4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2];[.O442]/[.L4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0" calcext:value-type="date">
            <text:p>30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3];[.E443]/[.B44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43];[.J443]/[.G4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3];[.O443]/[.L4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5-12-31" calcext:value-type="date">
            <text:p>31/12/20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4];[.E444]/[.B44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formula="of:=IF([.G444];[.J444]/[.G444];0)" office:value-type="float" office:value="38.6666666666667" calcext:value-type="float">
            <text:p>38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4];[.O444]/[.L4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1" calcext:value-type="date">
            <text:p>0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5];[.E445]/[.B44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45];[.J445]/[.G4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5];[.O445]/[.L4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2" calcext:value-type="date">
            <text:p>0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6];[.E446]/[.B44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G446];[.J446]/[.G4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6];[.O446]/[.L4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3" calcext:value-type="date">
            <text:p>0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7];[.E447]/[.B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7];[.J447]/[.G44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7];[.O447]/[.L4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4" calcext:value-type="date">
            <text:p>0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8];[.E448]/[.B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8];[.J448]/[.G44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8];[.O448]/[.L4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5" calcext:value-type="date">
            <text:p>0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49];[.E449]/[.B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49];[.J449]/[.G4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49];[.O449]/[.L4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6" calcext:value-type="date">
            <text:p>0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0];[.E450]/[.B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0];[.J450]/[.G4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0];[.O450]/[.L4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7" calcext:value-type="date">
            <text:p>0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1];[.E451]/[.B4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51];[.J451]/[.G451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1];[.O451]/[.L4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8" calcext:value-type="date">
            <text:p>0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2];[.E452]/[.B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2];[.J452]/[.G4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2];[.O452]/[.L4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09" calcext:value-type="date">
            <text:p>0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3];[.E453]/[.B4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G453];[.J453]/[.G45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3];[.O453]/[.L4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0" calcext:value-type="date">
            <text:p>1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4];[.E454]/[.B45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454];[.J454]/[.G454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4];[.O454]/[.L4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1" calcext:value-type="date">
            <text:p>1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5];[.E455]/[.B4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IF([.G455];[.J455]/[.G455];0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5];[.O455]/[.L4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2" calcext:value-type="date">
            <text:p>1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6];[.E456]/[.B45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456];[.J456]/[.G456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6];[.O456]/[.L4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3" calcext:value-type="date">
            <text:p>1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7];[.E457]/[.B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57];[.J457]/[.G45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7];[.O457]/[.L4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4" calcext:value-type="date">
            <text:p>1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8];[.E458]/[.B45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458];[.J458]/[.G45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8];[.O458]/[.L4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5" calcext:value-type="date">
            <text:p>1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59];[.E459]/[.B45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G459];[.J459]/[.G4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59];[.O459]/[.L4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6" calcext:value-type="date">
            <text:p>1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0];[.E460]/[.B4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IF([.G460];[.J460]/[.G4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0];[.O460]/[.L4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7" calcext:value-type="date">
            <text:p>1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1];[.E461]/[.B4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G461];[.J461]/[.G4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1];[.O461]/[.L4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8" calcext:value-type="date">
            <text:p>1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2];[.E462]/[.B46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62];[.J462]/[.G4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2];[.O462]/[.L4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19" calcext:value-type="date">
            <text:p>1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3];[.E463]/[.B46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3];[.J463]/[.G4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3];[.O463]/[.L4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0" calcext:value-type="date">
            <text:p>2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4];[.E464]/[.B46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G464];[.J464]/[.G4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4];[.O464]/[.L4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1" calcext:value-type="date">
            <text:p>2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5];[.E465]/[.B46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F([.G465];[.J465]/[.G465];0)" office:value-type="float" office:value="3.25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5];[.O465]/[.L4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2" calcext:value-type="date">
            <text:p>22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6];[.E466]/[.B46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IF([.G466];[.J466]/[.G466];0)" office:value-type="float" office:value="0.714285714285714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6];[.O466]/[.L4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3" calcext:value-type="date">
            <text:p>23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7];[.E467]/[.B4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G467];[.J467]/[.G4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7];[.O467]/[.L4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4" calcext:value-type="date">
            <text:p>24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8];[.E468]/[.B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8];[.J468]/[.G4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8];[.O468]/[.L4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5" calcext:value-type="date">
            <text:p>25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69];[.E469]/[.B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69];[.J469]/[.G4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69];[.O469]/[.L4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6" calcext:value-type="date">
            <text:p>26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0];[.E470]/[.B47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0];[.J470]/[.G4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0];[.O470]/[.L47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7" calcext:value-type="date">
            <text:p>27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1];[.E471]/[.B47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G471];[.J471]/[.G471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1];[.O471]/[.L4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8" calcext:value-type="date">
            <text:p>28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2];[.E472]/[.B47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G472];[.J472]/[.G4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2];[.O472]/[.L47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29" calcext:value-type="date">
            <text:p>29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3];[.E473]/[.B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73];[.J473]/[.G47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3];[.O473]/[.L4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0" calcext:value-type="date">
            <text:p>30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4];[.E474]/[.B4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G474];[.J474]/[.G474];0)" office:value-type="float" office:value="2.3333333333333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4];[.O474]/[.L4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1-31" calcext:value-type="date">
            <text:p>31/01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5];[.E475]/[.B4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5];[.J475]/[.G4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5];[.O475]/[.L4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1" calcext:value-type="date">
            <text:p>0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6];[.E476]/[.B4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6];[.J476]/[.G4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6];[.O476]/[.L4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2" calcext:value-type="date">
            <text:p>0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7];[.E477]/[.B47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7];[.J477]/[.G4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7];[.O477]/[.L4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3" calcext:value-type="date">
            <text:p>0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8];[.E478]/[.B478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78];[.J478]/[.G4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8];[.O478]/[.L4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4" calcext:value-type="date">
            <text:p>0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79];[.E479]/[.B47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G479];[.J479]/[.G4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79];[.O479]/[.L4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5" calcext:value-type="date">
            <text:p>0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0];[.E480]/[.B48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480];[.J480]/[.G480];0)" office:value-type="float" office:value="0.25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0];[.O480]/[.L4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6" calcext:value-type="date">
            <text:p>0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1];[.E481]/[.B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1];[.J481]/[.G4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1];[.O481]/[.L4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7" calcext:value-type="date">
            <text:p>0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2];[.E482]/[.B4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2];[.J482]/[.G48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2];[.O482]/[.L4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8" calcext:value-type="date">
            <text:p>0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3];[.E483]/[.B4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3];[.J483]/[.G4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3];[.O483]/[.L4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09" calcext:value-type="date">
            <text:p>0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4];[.E484]/[.B48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84];[.J484]/[.G4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4];[.O484]/[.L4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0" calcext:value-type="date">
            <text:p>1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5];[.E485]/[.B48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G485];[.J485]/[.G485];0)" office:value-type="float" office:value="0.75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5];[.O485]/[.L4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1" calcext:value-type="date">
            <text:p>1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6];[.E486]/[.B48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IF([.G486];[.J486]/[.G486];0)" office:value-type="float" office:value="0.55555555555555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6];[.O486]/[.L4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2" calcext:value-type="date">
            <text:p>1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7];[.E487]/[.B48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69" calcext:value-type="float">
            <text:p>69</text:p>
          </table:table-cell>
          <table:table-cell table:formula="of:=IF([.G487];[.J487]/[.G487];0)" office:value-type="float" office:value="69" calcext:value-type="float">
            <text:p>69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7];[.O487]/[.L4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3" calcext:value-type="date">
            <text:p>1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8];[.E488]/[.B4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G488];[.J488]/[.G48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8];[.O488]/[.L4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4" calcext:value-type="date">
            <text:p>1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89];[.E489]/[.B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89];[.J489]/[.G48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89];[.O489]/[.L4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5" calcext:value-type="date">
            <text:p>1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0];[.E490]/[.B49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0];[.J490]/[.G4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0];[.O490]/[.L4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6" calcext:value-type="date">
            <text:p>1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1];[.E491]/[.B4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1];[.J491]/[.G4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1];[.O491]/[.L4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7" calcext:value-type="date">
            <text:p>1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2];[.E492]/[.B492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2];[.J492]/[.G4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2];[.O492]/[.L4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8" calcext:value-type="date">
            <text:p>1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3];[.E493]/[.B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3];[.J493]/[.G4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3];[.O493]/[.L4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19" calcext:value-type="date">
            <text:p>1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4];[.E494]/[.B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4];[.J494]/[.G4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4];[.O494]/[.L49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0" calcext:value-type="date">
            <text:p>20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5];[.E495]/[.B49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IF([.G495];[.J495]/[.G495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5];[.O495]/[.L4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1" calcext:value-type="date">
            <text:p>21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6];[.E496]/[.B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6];[.J496]/[.G4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6];[.O496]/[.L4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2" calcext:value-type="date">
            <text:p>22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7];[.E497]/[.B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497];[.J497]/[.G4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7];[.O497]/[.L4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3" calcext:value-type="date">
            <text:p>23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8];[.E498]/[.B49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G498];[.J498]/[.G4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8];[.O498]/[.L4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4" calcext:value-type="date">
            <text:p>24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499];[.E499]/[.B49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499];[.J499]/[.G4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499];[.O499]/[.L4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5" calcext:value-type="date">
            <text:p>25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0];[.E500]/[.B5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00];[.J500]/[.G500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0];[.O500]/[.L50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6" calcext:value-type="date">
            <text:p>26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1];[.E501]/[.B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1];[.J501]/[.G5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1];[.O501]/[.L5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7" calcext:value-type="date">
            <text:p>27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2];[.E502]/[.B50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IF([.G502];[.J502]/[.G50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2];[.O502]/[.L5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8" calcext:value-type="date">
            <text:p>28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3];[.E503]/[.B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3];[.J503]/[.G50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3];[.O503]/[.L50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2-29" calcext:value-type="date">
            <text:p>29/0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4];[.E504]/[.B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4];[.J504]/[.G50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4];[.O504]/[.L5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1" calcext:value-type="date">
            <text:p>0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5];[.E505]/[.B5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5];[.J505]/[.G5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5];[.O505]/[.L5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2" calcext:value-type="date">
            <text:p>0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6];[.E506]/[.B50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([.G506];[.J506]/[.G506];0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6];[.O506]/[.L5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3" calcext:value-type="date">
            <text:p>0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7];[.E507]/[.B50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G507];[.J507]/[.G5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7];[.O507]/[.L5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4" calcext:value-type="date">
            <text:p>0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8];[.E508]/[.B5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08];[.J508]/[.G5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8];[.O508]/[.L5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5" calcext:value-type="date">
            <text:p>0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09];[.E509]/[.B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09];[.J509]/[.G50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09];[.O509]/[.L5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6" calcext:value-type="date">
            <text:p>0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0];[.E510]/[.B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0];[.J510]/[.G5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0];[.O510]/[.L5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7" calcext:value-type="date">
            <text:p>0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1];[.E511]/[.B51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1];[.J511]/[.G51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1];[.O511]/[.L51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8" calcext:value-type="date">
            <text:p>0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2];[.E512]/[.B51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IF([.G512];[.J512]/[.G5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2];[.O512]/[.L51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09" calcext:value-type="date">
            <text:p>0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3];[.E513]/[.B51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IF([.G513];[.J513]/[.G5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3];[.O513]/[.L5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0" calcext:value-type="date">
            <text:p>1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4];[.E514]/[.B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14];[.J514]/[.G5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4];[.O514]/[.L5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1" calcext:value-type="date">
            <text:p>1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5];[.E515]/[.B515];0)"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G515];[.J515]/[.G5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5];[.O515]/[.L5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2" calcext:value-type="date">
            <text:p>1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6];[.E516]/[.B51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16];[.J516]/[.G516];0)"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6];[.O516]/[.L51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3" calcext:value-type="date">
            <text:p>1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7];[.E517]/[.B51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7];[.J517]/[.G51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7];[.O517]/[.L5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4" calcext:value-type="date">
            <text:p>1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8];[.E518]/[.B51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18];[.J518]/[.G51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8];[.O518]/[.L5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5" calcext:value-type="date">
            <text:p>1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19];[.E519]/[.B51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IF([.G519];[.J519]/[.G51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19];[.O519]/[.L5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6" calcext:value-type="date">
            <text:p>1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0];[.E520]/[.B52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IF([.G520];[.J520]/[.G5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0];[.O520]/[.L5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7" calcext:value-type="date">
            <text:p>1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1];[.E521]/[.B52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G521];[.J521]/[.G52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1];[.O521]/[.L52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8" calcext:value-type="date">
            <text:p>1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2];[.E522]/[.B52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522];[.J522]/[.G52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2];[.O522]/[.L5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19" calcext:value-type="date">
            <text:p>1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3];[.E523]/[.B52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3];[.J523]/[.G5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3];[.O523]/[.L52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0" calcext:value-type="date">
            <text:p>2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4];[.E524]/[.B52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4];[.J524]/[.G5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4];[.O524]/[.L52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1" calcext:value-type="date">
            <text:p>2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5];[.E525]/[.B52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25];[.J525]/[.G5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5];[.O525]/[.L5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2" calcext:value-type="date">
            <text:p>22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6];[.E526]/[.B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26];[.J526]/[.G52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26];[.O526]/[.L5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3" calcext:value-type="date">
            <text:p>23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7];[.E527]/[.B52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G527];[.J527]/[.G527];0)" office:value-type="float" office:value="1" calcext:value-type="float">
            <text:p>1,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527];[.O527]/[.L52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4" calcext:value-type="date">
            <text:p>24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8];[.E528]/[.B52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28];[.J528]/[.G528];0)"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table:style-name="ce4" table:formula="of:=IF([.L528];[.O528]/[.L528];0)" office:value-type="float" office:value="3.68421052631579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3-25" calcext:value-type="date">
            <text:p>25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29];[.E529]/[.B52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29];[.J529]/[.G529];0)" office:value-type="float" office:value="0.166666666666667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4" table:formula="of:=IF([.L529];[.O529]/[.L52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6" calcext:value-type="date">
            <text:p>26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0];[.E530]/[.B53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0];[.J530]/[.G53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530];[.O530]/[.L5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7" calcext:value-type="date">
            <text:p>27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1];[.E531]/[.B5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1];[.J531]/[.G531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4" table:formula="of:=IF([.L531];[.O531]/[.L531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3-28" calcext:value-type="date">
            <text:p>28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2];[.E532]/[.B53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2];[.J532]/[.G53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532];[.O532]/[.L5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3-29" calcext:value-type="date">
            <text:p>29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3];[.E533]/[.B5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33];[.J533]/[.G533];0)" office:value-type="float" office:value="1" calcext:value-type="float">
            <text:p>1,0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4" table:formula="of:=IF([.L533];[.O533]/[.L533];0)" office:value-type="float" office:value="0.051282051282051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3-30" calcext:value-type="date">
            <text:p>30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4];[.E534]/[.B53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IF([.G534];[.J534]/[.G534];0)" office:value-type="float" office:value="-0.5" calcext:value-type="float">
            <text:p>-0,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ce4" table:formula="of:=IF([.L534];[.O534]/[.L534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3-31" calcext:value-type="date">
            <text:p>31/03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5];[.E535]/[.B53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IF([.G535];[.J535]/[.G535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35];[.O535]/[.L535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01" calcext:value-type="date">
            <text:p>0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6];[.E536]/[.B53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536];[.J536]/[.G536];0)" office:value-type="float" office:value="0.11111111111111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536];[.O536]/[.L5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2" calcext:value-type="date">
            <text:p>0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7];[.E537]/[.B5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[.G537];[.J537]/[.G537];0)" office:value-type="float" office:value="0.142857142857143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style-name="ce4" table:formula="of:=IF([.L537];[.O537]/[.L537];0)" office:value-type="float" office:value="2.42857142857143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4-03" calcext:value-type="date">
            <text:p>0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8];[.E538]/[.B53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8];[.J538]/[.G538];0)" office:value-type="float" office:value="0" calcext:value-type="float">
            <text:p>0,0</text:p>
          </table:table-cell>
          <table:table-cell office:value-type="float" office:value="35" calcext:value-type="float">
            <text:p>35</text:p>
          </table:table-cell>
          <table:table-cell office:value-type="float" office:value="269" calcext:value-type="float">
            <text:p>269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table:style-name="ce4" table:formula="of:=IF([.L538];[.O538]/[.L538];0)" office:value-type="float" office:value="1.6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4-04" calcext:value-type="date">
            <text:p>0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39];[.E539]/[.B53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39];[.J539]/[.G539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539];[.O539]/[.L5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5" calcext:value-type="date">
            <text:p>0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0];[.E540]/[.B5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0];[.J540]/[.G540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IF([.L540];[.O540]/[.L54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6" calcext:value-type="date">
            <text:p>0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1];[.E541]/[.B541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1];[.J541]/[.G54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IF([.L541];[.O541]/[.L5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7" calcext:value-type="date">
            <text:p>0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2];[.E542]/[.B54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42];[.J542]/[.G5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42];[.O542]/[.L5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08" calcext:value-type="date">
            <text:p>0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3];[.E543]/[.B5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3];[.J543]/[.G5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543];[.O543]/[.L543];0)" office:value-type="float" office:value="2.16666666666667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4-09" calcext:value-type="date">
            <text:p>0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4];[.E544]/[.B54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formula="of:=IF([.G544];[.J544]/[.G544];0)" office:value-type="float" office:value="35.5" calcext:value-type="float">
            <text:p>35,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IF([.L544];[.O544]/[.L5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0" calcext:value-type="date">
            <text:p>1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5];[.E545]/[.B54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5];[.J545]/[.G545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style-name="ce4" table:formula="of:=IF([.L545];[.O545]/[.L545];0)" office:value-type="float" office:value="1.76470588235294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4-11" calcext:value-type="date">
            <text:p>1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6];[.E546]/[.B54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6];[.J546]/[.G54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table:formula="of:=IF([.L546];[.O546]/[.L546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4-12" calcext:value-type="date">
            <text:p>1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7];[.E547]/[.B54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547];[.J547]/[.G547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547];[.O547]/[.L5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3" calcext:value-type="date">
            <text:p>1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8];[.E548]/[.B54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IF([.G548];[.J548]/[.G548];0)" office:value-type="float" office:value="0.6" calcext:value-type="float">
            <text:p>0,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IF([.L548];[.O548]/[.L5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4" calcext:value-type="date">
            <text:p>1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49];[.E549]/[.B54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49];[.J549]/[.G549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49];[.O549]/[.L5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5" calcext:value-type="date">
            <text:p>1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0];[.E550]/[.B550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formula="of:=IF([.G550];[.J550]/[.G550];0)" office:value-type="float" office:value="1.5" calcext:value-type="float">
            <text:p>1,5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style-name="ce4" table:formula="of:=IF([.L550];[.O550]/[.L550];0)" office:value-type="float" office:value="-0.076923076923076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4-16" calcext:value-type="date">
            <text:p>1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1];[.E551]/[.B55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551];[.J551]/[.G5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551];[.O551]/[.L5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7" calcext:value-type="date">
            <text:p>1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2];[.E552]/[.B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2];[.J552]/[.G55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552];[.O552]/[.L5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8" calcext:value-type="date">
            <text:p>1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3];[.E553]/[.B553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G553];[.J553]/[.G553];0)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IF([.L553];[.O553]/[.L55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19" calcext:value-type="date">
            <text:p>1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4];[.E554]/[.B55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formula="of:=IF([.G554];[.J554]/[.G554];0)" office:value-type="float" office:value="12" calcext:value-type="float">
            <text:p>12,0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IF([.L554];[.O554]/[.L554];0)" office:value-type="float" office:value="0.333333333333333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4-20" calcext:value-type="date">
            <text:p>2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5];[.E555]/[.B55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IF([.G555];[.J555]/[.G555];0)" office:value-type="float" office:value="0.75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IF([.L555];[.O555]/[.L5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1" calcext:value-type="date">
            <text:p>21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6];[.E556]/[.B5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6];[.J556]/[.G556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556];[.O556]/[.L5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2" calcext:value-type="date">
            <text:p>22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7];[.E557]/[.B55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G557];[.J557]/[.G55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557];[.O557]/[.L5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3" calcext:value-type="date">
            <text:p>23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8];[.E558]/[.B5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IF([.G558];[.J558]/[.G558];0)" office:value-type="float" office:value="32.5" calcext:value-type="float">
            <text:p>32,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style-name="ce4" table:formula="of:=IF([.L558];[.O558]/[.L558];0)" office:value-type="float" office:value="1.93333333333333" calcext:value-type="float">
            <text:p>1,9</text:p>
          </table:table-cell>
          <table:table-cell table:number-columns-repeated="1008"/>
        </table:table-row>
        <table:table-row table:style-name="ro2">
          <table:table-cell office:value-type="date" office:date-value="2016-04-24" calcext:value-type="date">
            <text:p>24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59];[.E559]/[.B55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59];[.J559]/[.G559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style-name="ce4" table:formula="of:=IF([.L559];[.O559]/[.L559];0)" office:value-type="float" office:value="3.57142857142857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4-25" calcext:value-type="date">
            <text:p>25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0];[.E560]/[.B56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0];[.J560]/[.G56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IF([.L560];[.O560]/[.L560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6" calcext:value-type="date">
            <text:p>26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1];[.E561]/[.B56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1];[.J561]/[.G56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IF([.L561];[.O561]/[.L56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4-27" calcext:value-type="date">
            <text:p>27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2];[.E562]/[.B5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2];[.J562]/[.G562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562];[.O562]/[.L5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8" calcext:value-type="date">
            <text:p>28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3];[.E563]/[.B5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3];[.J563]/[.G5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IF([.L563];[.O563]/[.L5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4-29" calcext:value-type="date">
            <text:p>29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4];[.E564]/[.B5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4];[.J564]/[.G56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style-name="ce4" table:formula="of:=IF([.L564];[.O564]/[.L564];0)" office:value-type="float" office:value="12.4" calcext:value-type="float">
            <text:p>12,4</text:p>
          </table:table-cell>
          <table:table-cell table:number-columns-repeated="1008"/>
        </table:table-row>
        <table:table-row table:style-name="ro2">
          <table:table-cell office:value-type="date" office:date-value="2016-04-30" calcext:value-type="date">
            <text:p>30/04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5];[.E565]/[.B5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5];[.J565]/[.G56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65];[.O565]/[.L5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1" calcext:value-type="date">
            <text:p>0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6];[.E566]/[.B56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566];[.J566]/[.G566];0)" office:value-type="float" office:value="0.66666666666666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table:formula="of:=IF([.L566];[.O566]/[.L566];0)" office:value-type="float" office:value="1.8" calcext:value-type="float">
            <text:p>1,8</text:p>
          </table:table-cell>
          <table:table-cell table:number-columns-repeated="1008"/>
        </table:table-row>
        <table:table-row table:style-name="ro2">
          <table:table-cell office:value-type="date" office:date-value="2016-05-02" calcext:value-type="date">
            <text:p>0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7];[.E567]/[.B56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7];[.J567]/[.G567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67];[.O567]/[.L5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3" calcext:value-type="date">
            <text:p>0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8];[.E568]/[.B56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68];[.J568]/[.G568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style-name="ce4" table:formula="of:=IF([.L568];[.O568]/[.L568];0)" office:value-type="float" office:value="8.83333333333333" calcext:value-type="float">
            <text:p>8,8</text:p>
          </table:table-cell>
          <table:table-cell table:number-columns-repeated="1008"/>
        </table:table-row>
        <table:table-row table:style-name="ro2">
          <table:table-cell office:value-type="date" office:date-value="2016-05-04" calcext:value-type="date">
            <text:p>0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69];[.E569]/[.B56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69];[.J569]/[.G5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569];[.O569]/[.L5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05" calcext:value-type="date">
            <text:p>0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0];[.E570]/[.B57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G570];[.J570]/[.G570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570];[.O570]/[.L570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5-06" calcext:value-type="date">
            <text:p>0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1];[.E571]/[.B57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IF([.G571];[.J571]/[.G571];0)" office:value-type="float" office:value="3.6" calcext:value-type="float">
            <text:p>3,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style-name="ce4" table:formula="of:=IF([.L571];[.O571]/[.L571];0)" office:value-type="float" office:value="3.33333333333333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5-07" calcext:value-type="date">
            <text:p>0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2];[.E572]/[.B57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2];[.J572]/[.G57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4" table:formula="of:=IF([.L572];[.O572]/[.L572];0)" office:value-type="float" office:value="0.208333333333333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08" calcext:value-type="date">
            <text:p>0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3];[.E573]/[.B57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G573];[.J573]/[.G573];0)"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style-name="ce4" table:formula="of:=IF([.L573];[.O573]/[.L573];0)" office:value-type="float" office:value="4.875" calcext:value-type="float">
            <text:p>4,9</text:p>
          </table:table-cell>
          <table:table-cell table:number-columns-repeated="1008"/>
        </table:table-row>
        <table:table-row table:style-name="ro2">
          <table:table-cell office:value-type="date" office:date-value="2016-05-09" calcext:value-type="date">
            <text:p>0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4];[.E574]/[.B57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4];[.J574]/[.G5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4" table:formula="of:=IF([.L574];[.O574]/[.L5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5-10" calcext:value-type="date">
            <text:p>1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5];[.E575]/[.B57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5];[.J575]/[.G57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575];[.O575]/[.L5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1" calcext:value-type="date">
            <text:p>1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6];[.E576]/[.B5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6];[.J576]/[.G57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4" table:formula="of:=IF([.L576];[.O576]/[.L5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2" calcext:value-type="date">
            <text:p>1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7];[.E577]/[.B5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7];[.J577]/[.G57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IF([.L577];[.O577]/[.L577];0)" office:value-type="float" office:value="0.166666666666667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13" calcext:value-type="date">
            <text:p>1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8];[.E578]/[.B5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8];[.J578]/[.G57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578];[.O578]/[.L5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4" calcext:value-type="date">
            <text:p>1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79];[.E579]/[.B5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79];[.J579]/[.G57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579];[.O579]/[.L5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5" calcext:value-type="date">
            <text:p>1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0];[.E580]/[.B58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0];[.J580]/[.G580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4" table:formula="of:=IF([.L580];[.O580]/[.L580];0)" office:value-type="float" office:value="6.25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5-16" calcext:value-type="date">
            <text:p>1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1];[.E581]/[.B58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1];[.J581]/[.G58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581];[.O581]/[.L5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7" calcext:value-type="date">
            <text:p>1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2];[.E582]/[.B58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2];[.J582]/[.G58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table:formula="of:=IF([.L582];[.O582]/[.L582];0)" office:value-type="float" office:value="0.833333333333333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5-18" calcext:value-type="date">
            <text:p>1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3];[.E583]/[.B58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3];[.J583]/[.G58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583];[.O583]/[.L5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19" calcext:value-type="date">
            <text:p>1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4];[.E584]/[.B58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84];[.J584]/[.G58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584];[.O584]/[.L58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0" calcext:value-type="date">
            <text:p>2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5];[.E585]/[.B58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5];[.J585]/[.G58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585];[.O585]/[.L5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1" calcext:value-type="date">
            <text:p>2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6];[.E586]/[.B58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6];[.J586]/[.G586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58" calcext:value-type="float">
            <text:p>158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table:style-name="ce4" table:formula="of:=IF([.L586];[.O586]/[.L586];0)" office:value-type="float" office:value="1.47368421052632" calcext:value-type="float">
            <text:p>1,5</text:p>
          </table:table-cell>
          <table:table-cell table:number-columns-repeated="1008"/>
        </table:table-row>
        <table:table-row table:style-name="ro2">
          <table:table-cell office:value-type="date" office:date-value="2016-05-22" calcext:value-type="date">
            <text:p>22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7];[.E587]/[.B587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IF([.G587];[.J587]/[.G587];0)"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  <table:table-cell office:value-type="float" office:value="477" calcext:value-type="float">
            <text:p>477</text:p>
          </table:table-cell>
          <table:table-cell office:value-type="float" office:value="297" calcext:value-type="float">
            <text:p>297</text:p>
          </table:table-cell>
          <table:table-cell office:value-type="float" office:value="38" calcext:value-type="float">
            <text:p>38</text:p>
          </table:table-cell>
          <table:table-cell table:style-name="ce4" table:formula="of:=IF([.L587];[.O587]/[.L587];0)" office:value-type="float" office:value="0.904761904761905" calcext:value-type="float">
            <text:p>0,9</text:p>
          </table:table-cell>
          <table:table-cell table:number-columns-repeated="1008"/>
        </table:table-row>
        <table:table-row table:style-name="ro2">
          <table:table-cell office:value-type="date" office:date-value="2016-05-23" calcext:value-type="date">
            <text:p>23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8];[.E588]/[.B5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8];[.J588]/[.G5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IF([.L588];[.O588]/[.L5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4" calcext:value-type="date">
            <text:p>24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89];[.E589]/[.B5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89];[.J589]/[.G589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style-name="ce4" table:formula="of:=IF([.L589];[.O589]/[.L589];0)" office:value-type="float" office:value="0.15151515151515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5-25" calcext:value-type="date">
            <text:p>25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0];[.E590]/[.B59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0];[.J590]/[.G5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590];[.O590]/[.L5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6" calcext:value-type="date">
            <text:p>26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1];[.E591]/[.B59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91];[.J591]/[.G591];0)" office:value-type="float" office:value="1" calcext:value-type="float">
            <text:p>1,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IF([.L591];[.O591]/[.L5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7" calcext:value-type="date">
            <text:p>27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2];[.E592]/[.B59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592];[.J592]/[.G59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592];[.O592]/[.L5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5-28" calcext:value-type="date">
            <text:p>28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3];[.E593]/[.B59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3];[.J593]/[.G59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table:style-name="ce4" table:formula="of:=IF([.L593];[.O593]/[.L593];0)" office:value-type="float" office:value="-0.0526315789473684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5-29" calcext:value-type="date">
            <text:p>29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4];[.E594]/[.B59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4];[.J594]/[.G59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4" table:formula="of:=IF([.L594];[.O594]/[.L594];0)" office:value-type="float" office:value="0.44444444444444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5-30" calcext:value-type="date">
            <text:p>30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5];[.E595]/[.B5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5];[.J595]/[.G5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style-name="ce4" table:formula="of:=IF([.L595];[.O595]/[.L595];0)" office:value-type="float" office:value="6.36363636363636" calcext:value-type="float">
            <text:p>6,4</text:p>
          </table:table-cell>
          <table:table-cell table:number-columns-repeated="1008"/>
        </table:table-row>
        <table:table-row table:style-name="ro2">
          <table:table-cell office:value-type="date" office:date-value="2016-05-31" calcext:value-type="date">
            <text:p>31/05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6];[.E596]/[.B5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6];[.J596]/[.G5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596];[.O596]/[.L5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1" calcext:value-type="date">
            <text:p>0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7];[.E597]/[.B59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97];[.J597]/[.G597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IF([.L597];[.O597]/[.L5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2" calcext:value-type="date">
            <text:p>0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8];[.E598]/[.B59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8];[.J598]/[.G59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598];[.O598]/[.L59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3" calcext:value-type="date">
            <text:p>0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599];[.E599]/[.B59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599];[.J599]/[.G59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599];[.O599]/[.L5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4" calcext:value-type="date">
            <text:p>0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0];[.E600]/[.B60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0];[.J600]/[.G600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00];[.O600]/[.L600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5" calcext:value-type="date">
            <text:p>0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1];[.E601]/[.B60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1];[.J601]/[.G60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01];[.O601]/[.L60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6" calcext:value-type="date">
            <text:p>0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2];[.E602]/[.B602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  <table:table-cell table:formula="of:=IF([.G602];[.J602]/[.G602];0)" office:value-type="float" office:value="-0.666666666666667" calcext:value-type="float">
            <text:p>-0,7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style-name="ce4" table:formula="of:=IF([.L602];[.O602]/[.L602];0)" office:value-type="float" office:value="5.22222222222222" calcext:value-type="float">
            <text:p>5,2</text:p>
          </table:table-cell>
          <table:table-cell table:number-columns-repeated="1008"/>
        </table:table-row>
        <table:table-row table:style-name="ro2">
          <table:table-cell office:value-type="date" office:date-value="2016-06-07" calcext:value-type="date">
            <text:p>0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3];[.E603]/[.B60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[.G603];[.J603]/[.G603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style-name="ce4" table:formula="of:=IF([.L603];[.O603]/[.L603];0)" office:value-type="float" office:value="4.2" calcext:value-type="float">
            <text:p>4,2</text:p>
          </table:table-cell>
          <table:table-cell table:number-columns-repeated="1008"/>
        </table:table-row>
        <table:table-row table:style-name="ro2">
          <table:table-cell office:value-type="date" office:date-value="2016-06-08" calcext:value-type="date">
            <text:p>0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4];[.E604]/[.B604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4];[.J604]/[.G604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IF([.L604];[.O604]/[.L6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09" calcext:value-type="date">
            <text:p>0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5];[.E605]/[.B60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5];[.J605]/[.G60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605];[.O605]/[.L60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0" calcext:value-type="date">
            <text:p>1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6];[.E606]/[.B60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6];[.J606]/[.G606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06];[.O606]/[.L60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1" calcext:value-type="date">
            <text:p>1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7];[.E607]/[.B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7];[.J607]/[.G60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IF([.L607];[.O607]/[.L6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2" calcext:value-type="date">
            <text:p>1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8];[.E608]/[.B60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08];[.J608]/[.G60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08];[.O608]/[.L60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3" calcext:value-type="date">
            <text:p>1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09];[.E609]/[.B6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G609];[.J609]/[.G609];0)" office:value-type="float" office:value="0.33333333333333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IF([.L609];[.O609]/[.L60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4" calcext:value-type="date">
            <text:p>1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0];[.E610]/[.B61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0];[.J610]/[.G61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IF([.L610];[.O610]/[.L610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6-15" calcext:value-type="date">
            <text:p>1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1];[.E611]/[.B611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formula="of:=IF([.G611];[.J611]/[.G611];0)" office:value-type="float" office:value="0.142857142857143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IF([.L611];[.O611]/[.L611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6" calcext:value-type="date">
            <text:p>1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2];[.E612]/[.B6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2];[.J612]/[.G61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4" table:formula="of:=IF([.L612];[.O612]/[.L612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17" calcext:value-type="date">
            <text:p>1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3];[.E613]/[.B6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3];[.J613]/[.G61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13];[.O613]/[.L6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8" calcext:value-type="date">
            <text:p>1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4];[.E614]/[.B61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4];[.J614]/[.G614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614];[.O614]/[.L6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19" calcext:value-type="date">
            <text:p>1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5];[.E615]/[.B61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5];[.J615]/[.G615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615];[.O615]/[.L61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0" calcext:value-type="date">
            <text:p>2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6];[.E616]/[.B61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16];[.J616]/[.G61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IF([.L616];[.O616]/[.L616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1" calcext:value-type="date">
            <text:p>21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7];[.E617]/[.B617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17];[.J617]/[.G617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table:style-name="ce4" table:formula="of:=IF([.L617];[.O617]/[.L617];0)" office:value-type="float" office:value="2.24" calcext:value-type="float">
            <text:p>2,2</text:p>
          </table:table-cell>
          <table:table-cell table:number-columns-repeated="1008"/>
        </table:table-row>
        <table:table-row table:style-name="ro2">
          <table:table-cell office:value-type="date" office:date-value="2016-06-22" calcext:value-type="date">
            <text:p>22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8];[.E618]/[.B61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G618];[.J618]/[.G618];0)"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618];[.O618]/[.L61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3" calcext:value-type="date">
            <text:p>23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19];[.E619]/[.B61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G619];[.J619]/[.G619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IF([.L619];[.O619]/[.L6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4" calcext:value-type="date">
            <text:p>24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0];[.E620]/[.B6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20];[.J620]/[.G62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style-name="ce4" table:formula="of:=IF([.L620];[.O620]/[.L620];0)" office:value-type="float" office:value="0.769230769230769" calcext:value-type="float">
            <text:p>0,8</text:p>
          </table:table-cell>
          <table:table-cell table:number-columns-repeated="1008"/>
        </table:table-row>
        <table:table-row table:style-name="ro2">
          <table:table-cell office:value-type="date" office:date-value="2016-06-25" calcext:value-type="date">
            <text:p>25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1];[.E621]/[.B62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IF([.G621];[.J621]/[.G621];0)" office:value-type="float" office:value="0" calcext:value-type="float">
            <text:p>0,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style-name="ce4" table:formula="of:=IF([.L621];[.O621]/[.L621];0)" office:value-type="float" office:value="0.090909090909090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6-26" calcext:value-type="date">
            <text:p>26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2];[.E622]/[.B622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G622];[.J622]/[.G622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IF([.L622];[.O622]/[.L6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27" calcext:value-type="date">
            <text:p>27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3];[.E623]/[.B62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3];[.J623]/[.G623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623];[.O623]/[.L623];0)" office:value-type="float" office:value="0.57142857142857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6-28" calcext:value-type="date">
            <text:p>28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4];[.E624]/[.B62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4];[.J624]/[.G62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style-name="ce4" table:formula="of:=IF([.L624];[.O624]/[.L624];0)" office:value-type="float" office:value="3.55555555555556" calcext:value-type="float">
            <text:p>3,6</text:p>
          </table:table-cell>
          <table:table-cell table:number-columns-repeated="1008"/>
        </table:table-row>
        <table:table-row table:style-name="ro2">
          <table:table-cell office:value-type="date" office:date-value="2016-06-29" calcext:value-type="date">
            <text:p>29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5];[.E625]/[.B62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5];[.J625]/[.G625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25];[.O625]/[.L6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6-30" calcext:value-type="date">
            <text:p>30/06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6];[.E626]/[.B62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26];[.J626]/[.G626];0)" office:value-type="float" office:value="0" calcext:value-type="float">
            <text:p>0,0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4" table:formula="of:=IF([.L626];[.O626]/[.L626];0)" office:value-type="float" office:value="1.31818181818182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07-01" calcext:value-type="date">
            <text:p>0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7];[.E627]/[.B62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7];[.J627]/[.G62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style-name="ce4" table:formula="of:=IF([.L627];[.O627]/[.L627];0)" office:value-type="float" office:value="1.64705882352941" calcext:value-type="float">
            <text:p>1,6</text:p>
          </table:table-cell>
          <table:table-cell table:number-columns-repeated="1008"/>
        </table:table-row>
        <table:table-row table:style-name="ro2">
          <table:table-cell office:value-type="date" office:date-value="2016-07-02" calcext:value-type="date">
            <text:p>0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8];[.E628]/[.B62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8];[.J628]/[.G628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IF([.L628];[.O628]/[.L62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3" calcext:value-type="date">
            <text:p>0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29];[.E629]/[.B62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29];[.J629]/[.G629];0)" office:value-type="float" office:value="0" calcext:value-type="float">
            <text:p>0,0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style-name="ce4" table:formula="of:=IF([.L629];[.O629]/[.L629];0)" office:value-type="float" office:value="0.06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4" calcext:value-type="date">
            <text:p>0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0];[.E630]/[.B63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0];[.J630]/[.G630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IF([.L630];[.O630]/[.L6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5" calcext:value-type="date">
            <text:p>0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1];[.E631]/[.B63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1];[.J631]/[.G63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631];[.O631]/[.L63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6" calcext:value-type="date">
            <text:p>0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2];[.E632]/[.B63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G632];[.J632]/[.G63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632];[.O632]/[.L6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7" calcext:value-type="date">
            <text:p>0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3];[.E633]/[.B63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G633];[.J633]/[.G633];0)" office:value-type="float" office:value="0" calcext:value-type="float">
            <text:p>0,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4" table:formula="of:=IF([.L633];[.O633]/[.L633];0)" office:value-type="float" office:value="0.125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08" calcext:value-type="date">
            <text:p>0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4];[.E634]/[.B63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G634];[.J634]/[.G634];0)" office:value-type="float" office:value="2" calcext:value-type="float">
            <text:p>2,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IF([.L634];[.O634]/[.L6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09" calcext:value-type="date">
            <text:p>0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5];[.E635]/[.B635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IF([.G635];[.J635]/[.G635];0)"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4" table:formula="of:=IF([.L635];[.O635]/[.L6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0" calcext:value-type="date">
            <text:p>1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6];[.E636]/[.B63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G636];[.J636]/[.G636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4" table:formula="of:=IF([.L636];[.O636]/[.L636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1" calcext:value-type="date">
            <text:p>1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7];[.E637]/[.B63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7];[.J637]/[.G637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IF([.L637];[.O637]/[.L637];0)" office:value-type="float" office:value="0.0666666666666667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2" calcext:value-type="date">
            <text:p>1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8];[.E638]/[.B63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38];[.J638]/[.G638];0)" office:value-type="float" office:value="0" calcext:value-type="float">
            <text:p>0,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4" table:formula="of:=IF([.L638];[.O638]/[.L6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3" calcext:value-type="date">
            <text:p>1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39];[.E639]/[.B63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G639];[.J639]/[.G639];0)"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IF([.L639];[.O639]/[.L63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4" calcext:value-type="date">
            <text:p>1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0];[.E640]/[.B64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0];[.J640]/[.G640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4" table:formula="of:=IF([.L640];[.O640]/[.L640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5" calcext:value-type="date">
            <text:p>1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1];[.E641]/[.B64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G641];[.J641]/[.G641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IF([.L641];[.O641]/[.L641];0)" office:value-type="float" office:value="0.0555555555555556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16" calcext:value-type="date">
            <text:p>1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2];[.E642]/[.B64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2];[.J642]/[.G642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2];[.O642]/[.L6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7" calcext:value-type="date">
            <text:p>1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3];[.E643]/[.B64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3];[.J643]/[.G643];0)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43];[.O643]/[.L64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8" calcext:value-type="date">
            <text:p>1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4];[.E644]/[.B64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44];[.J644]/[.G64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644];[.O644]/[.L6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19" calcext:value-type="date">
            <text:p>1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5];[.E645]/[.B64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5];[.J645]/[.G645];0)" office:value-type="float" office:value="1" calcext:value-type="float">
            <text:p>1,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style-name="ce4" table:formula="of:=IF([.L645];[.O645]/[.L645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7-20" calcext:value-type="date">
            <text:p>2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6];[.E646]/[.B64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[.G646];[.J646]/[.G646];0)" office:value-type="float" office:value="5" calcext:value-type="float">
            <text:p>5,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IF([.L646];[.O646]/[.L6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1" calcext:value-type="date">
            <text:p>2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7];[.E647]/[.B64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G647];[.J647]/[.G647];0)" office:value-type="float" office:value="0.428571428571429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4" table:formula="of:=IF([.L647];[.O647]/[.L647];0)" office:value-type="float" office:value="4" calcext:value-type="float">
            <text:p>4,0</text:p>
          </table:table-cell>
          <table:table-cell table:number-columns-repeated="1008"/>
        </table:table-row>
        <table:table-row table:style-name="ro2">
          <table:table-cell office:value-type="date" office:date-value="2016-07-22" calcext:value-type="date">
            <text:p>22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8];[.E648]/[.B64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648];[.J648]/[.G648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table:formula="of:=IF([.L648];[.O648]/[.L648];0)" office:value-type="float" office:value="0.0952380952380952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23" calcext:value-type="date">
            <text:p>23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49];[.E649]/[.B64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49];[.J649]/[.G649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649];[.O649]/[.L6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4" calcext:value-type="date">
            <text:p>24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0];[.E650]/[.B65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0];[.J650]/[.G650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table:formula="of:=IF([.L650];[.O650]/[.L6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5" calcext:value-type="date">
            <text:p>25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1];[.E651]/[.B65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1];[.J651]/[.G651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IF([.L651];[.O651]/[.L65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6" calcext:value-type="date">
            <text:p>26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2];[.E652]/[.B65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[.G652];[.J652]/[.G652];0)" office:value-type="float" office:value="13.25" calcext:value-type="float">
            <text:p>13,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style-name="ce4" table:formula="of:=IF([.L652];[.O652]/[.L652];0)" office:value-type="float" office:value="4.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07-27" calcext:value-type="date">
            <text:p>27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3];[.E653]/[.B65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G653];[.J653]/[.G653];0)" office:value-type="float" office:value="26" calcext:value-type="float">
            <text:p>26,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4" table:formula="of:=IF([.L653];[.O653]/[.L653];0)" office:value-type="float" office:value="0.307692307692308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7-28" calcext:value-type="date">
            <text:p>28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4];[.E654]/[.B65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4];[.J654]/[.G654];0)" office:value-type="float" office:value="0.33333333333333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IF([.L654];[.O654]/[.L6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29" calcext:value-type="date">
            <text:p>29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5];[.E655]/[.B655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5];[.J655]/[.G655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655];[.O655]/[.L655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7-30" calcext:value-type="date">
            <text:p>30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6];[.E656]/[.B65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56];[.J656]/[.G656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table:formula="of:=IF([.L656];[.O656]/[.L6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7-31" calcext:value-type="date">
            <text:p>31/07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7];[.E657]/[.B657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57];[.J657]/[.G657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table:formula="of:=IF([.L657];[.O657]/[.L657];0)" office:value-type="float" office:value="0.0769230769230769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01" calcext:value-type="date">
            <text:p>0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8];[.E658]/[.B65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8];[.J658]/[.G658];0)"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IF([.L658];[.O658]/[.L6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2" calcext:value-type="date">
            <text:p>0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59];[.E659]/[.B659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IF([.G659];[.J659]/[.G659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4" table:formula="of:=IF([.L659];[.O659]/[.L6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3" calcext:value-type="date">
            <text:p>0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0];[.E660]/[.B660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0];[.J660]/[.G660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IF([.L660];[.O660]/[.L660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4" calcext:value-type="date">
            <text:p>0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1];[.E661]/[.B66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1];[.J661]/[.G661];0)" office:value-type="float" office:value="0" calcext:value-type="float">
            <text:p>0,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IF([.L661];[.O661]/[.L6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5" calcext:value-type="date">
            <text:p>0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2];[.E662]/[.B66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2];[.J662]/[.G662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62];[.O662]/[.L6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6" calcext:value-type="date">
            <text:p>0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3];[.E663]/[.B66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3];[.J663]/[.G663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style-name="ce4" table:formula="of:=IF([.L663];[.O663]/[.L663];0)" office:value-type="float" office:value="3.25" calcext:value-type="float">
            <text:p>3,3</text:p>
          </table:table-cell>
          <table:table-cell table:number-columns-repeated="1008"/>
        </table:table-row>
        <table:table-row table:style-name="ro2">
          <table:table-cell office:value-type="date" office:date-value="2016-08-07" calcext:value-type="date">
            <text:p>0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4];[.E664]/[.B664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4];[.J664]/[.G66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4" table:formula="of:=IF([.L664];[.O664]/[.L664];0)" office:value-type="float" office:value="0.611111111111111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8-08" calcext:value-type="date">
            <text:p>0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5];[.E665]/[.B66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665];[.J665]/[.G665];0)" office:value-type="float" office:value="2" calcext:value-type="float">
            <text:p>2,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665];[.O665]/[.L6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09" calcext:value-type="date">
            <text:p>0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6];[.E666]/[.B66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IF([.G666];[.J666]/[.G66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table:style-name="ce4" table:formula="of:=IF([.L666];[.O666]/[.L666];0)" office:value-type="float" office:value="2.25" calcext:value-type="float">
            <text:p>2,3</text:p>
          </table:table-cell>
          <table:table-cell table:number-columns-repeated="1008"/>
        </table:table-row>
        <table:table-row table:style-name="ro2">
          <table:table-cell office:value-type="date" office:date-value="2016-08-10" calcext:value-type="date">
            <text:p>1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7];[.E667]/[.B667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667];[.J667]/[.G667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style-name="ce4" table:formula="of:=IF([.L667];[.O667]/[.L667];0)" office:value-type="float" office:value="1" calcext:value-type="float">
            <text:p>1,0</text:p>
          </table:table-cell>
          <table:table-cell table:number-columns-repeated="1008"/>
        </table:table-row>
        <table:table-row table:style-name="ro2">
          <table:table-cell office:value-type="date" office:date-value="2016-08-11" calcext:value-type="date">
            <text:p>1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8];[.E668]/[.B66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68];[.J668]/[.G66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IF([.L668];[.O668]/[.L668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12" calcext:value-type="date">
            <text:p>1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69];[.E669]/[.B66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69];[.J669]/[.G66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style-name="ce4" table:formula="of:=IF([.L669];[.O669]/[.L669];0)" office:value-type="float" office:value="6.58333333333333" calcext:value-type="float">
            <text:p>6,6</text:p>
          </table:table-cell>
          <table:table-cell table:number-columns-repeated="1008"/>
        </table:table-row>
        <table:table-row table:style-name="ro2">
          <table:table-cell office:value-type="date" office:date-value="2016-08-13" calcext:value-type="date">
            <text:p>1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0];[.E670]/[.B67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0];[.J670]/[.G670];0)" office:value-type="float" office:value="0" calcext:value-type="float">
            <text:p>0,0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4" table:formula="of:=IF([.L670];[.O670]/[.L670];0)" office:value-type="float" office:value="0.692307692307692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8-14" calcext:value-type="date">
            <text:p>1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1];[.E671]/[.B67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1];[.J671]/[.G671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style-name="ce4" table:formula="of:=IF([.L671];[.O671]/[.L671];0)" office:value-type="float" office:value="7.52" calcext:value-type="float">
            <text:p>7,5</text:p>
          </table:table-cell>
          <table:table-cell table:number-columns-repeated="1008"/>
        </table:table-row>
        <table:table-row table:style-name="ro2">
          <table:table-cell office:value-type="date" office:date-value="2016-08-15" calcext:value-type="date">
            <text:p>1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2];[.E672]/[.B672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IF([.G672];[.J672]/[.G672];0)" office:value-type="float" office:value="1.16666666666667" calcext:value-type="float">
            <text:p>1,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style-name="ce4" table:formula="of:=IF([.L672];[.O672]/[.L672];0)" office:value-type="float" office:value="2.66666666666667" calcext:value-type="float">
            <text:p>2,7</text:p>
          </table:table-cell>
          <table:table-cell table:number-columns-repeated="1008"/>
        </table:table-row>
        <table:table-row table:style-name="ro2">
          <table:table-cell office:value-type="date" office:date-value="2016-08-16" calcext:value-type="date">
            <text:p>1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3];[.E673]/[.B67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3];[.J673]/[.G673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IF([.L673];[.O673]/[.L6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7" calcext:value-type="date">
            <text:p>1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4];[.E674]/[.B67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74];[.J674]/[.G674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IF([.L674];[.O674]/[.L67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18" calcext:value-type="date">
            <text:p>1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5];[.E675]/[.B67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5];[.J675]/[.G675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table:formula="of:=IF([.L675];[.O675]/[.L675];0)" office:value-type="float" office:value="0.0714285714285714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8-19" calcext:value-type="date">
            <text:p>1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6];[.E676]/[.B67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6];[.J676]/[.G67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style-name="ce4" table:formula="of:=IF([.L676];[.O676]/[.L676];0)" office:value-type="float" office:value="6.27272727272727" calcext:value-type="float">
            <text:p>6,3</text:p>
          </table:table-cell>
          <table:table-cell table:number-columns-repeated="1008"/>
        </table:table-row>
        <table:table-row table:style-name="ro2">
          <table:table-cell office:value-type="date" office:date-value="2016-08-20" calcext:value-type="date">
            <text:p>2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7];[.E677]/[.B67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7];[.J677]/[.G677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4" table:formula="of:=IF([.L677];[.O677]/[.L6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1" calcext:value-type="date">
            <text:p>2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8];[.E678]/[.B678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8];[.J678]/[.G67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78];[.O678]/[.L6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2" calcext:value-type="date">
            <text:p>22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79];[.E679]/[.B6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79];[.J679]/[.G679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4" table:formula="of:=IF([.L679];[.O679]/[.L679];0)" office:value-type="float" office:value="0.25" calcext:value-type="float">
            <text:p>0,3</text:p>
          </table:table-cell>
          <table:table-cell table:number-columns-repeated="1008"/>
        </table:table-row>
        <table:table-row table:style-name="ro2">
          <table:table-cell office:value-type="date" office:date-value="2016-08-23" calcext:value-type="date">
            <text:p>23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0];[.E680]/[.B68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0];[.J680]/[.G680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table:style-name="ce4" table:formula="of:=IF([.L680];[.O680]/[.L680];0)" office:value-type="float" office:value="-0.333333333333333" calcext:value-type="float">
            <text:p>-0,3</text:p>
          </table:table-cell>
          <table:table-cell table:number-columns-repeated="1008"/>
        </table:table-row>
        <table:table-row table:style-name="ro2">
          <table:table-cell office:value-type="date" office:date-value="2016-08-24" calcext:value-type="date">
            <text:p>24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1];[.E681]/[.B6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IF([.G681];[.J681]/[.G681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681];[.O681]/[.L6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5" calcext:value-type="date">
            <text:p>25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2];[.E682]/[.B68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2];[.J682]/[.G682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table:style-name="ce4" table:formula="of:=IF([.L682];[.O682]/[.L682];0)" office:value-type="float" office:value="-0.428571428571429" calcext:value-type="float">
            <text:p>-0,4</text:p>
          </table:table-cell>
          <table:table-cell table:number-columns-repeated="1008"/>
        </table:table-row>
        <table:table-row table:style-name="ro2">
          <table:table-cell office:value-type="date" office:date-value="2016-08-26" calcext:value-type="date">
            <text:p>26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3];[.E683]/[.B683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3];[.J683]/[.G6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style-name="ce4" table:formula="of:=IF([.L683];[.O683]/[.L683];0)" office:value-type="float" office:value="-0.142857142857143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8-27" calcext:value-type="date">
            <text:p>27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4];[.E684]/[.B68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([.G684];[.J684]/[.G684];0)" office:value-type="float" office:value="0" calcext:value-type="float">
            <text:p>0,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4];[.O684]/[.L684];0)" office:value-type="float" office:value="3.66666666666667" calcext:value-type="float">
            <text:p>3,7</text:p>
          </table:table-cell>
          <table:table-cell table:number-columns-repeated="1008"/>
        </table:table-row>
        <table:table-row table:style-name="ro2">
          <table:table-cell office:value-type="date" office:date-value="2016-08-28" calcext:value-type="date">
            <text:p>28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5];[.E685]/[.B68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5];[.J685]/[.G68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685];[.O685]/[.L6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29" calcext:value-type="date">
            <text:p>29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6];[.E686]/[.B68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6];[.J686]/[.G686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IF([.L686];[.O686]/[.L6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8-30" calcext:value-type="date">
            <text:p>30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7];[.E687]/[.B68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87];[.J687]/[.G687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style-name="ce4" table:formula="of:=IF([.L687];[.O687]/[.L687];0)" office:value-type="float" office:value="1.70588235294118" calcext:value-type="float">
            <text:p>1,7</text:p>
          </table:table-cell>
          <table:table-cell table:number-columns-repeated="1008"/>
        </table:table-row>
        <table:table-row table:style-name="ro2">
          <table:table-cell office:value-type="date" office:date-value="2016-08-31" calcext:value-type="date">
            <text:p>31/08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8];[.E688]/[.B68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88];[.J688]/[.G688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style-name="ce4" table:formula="of:=IF([.L688];[.O688]/[.L688];0)" office:value-type="float" office:value="5.07692307692308" calcext:value-type="float">
            <text:p>5,1</text:p>
          </table:table-cell>
          <table:table-cell table:number-columns-repeated="1008"/>
        </table:table-row>
        <table:table-row table:style-name="ro2">
          <table:table-cell office:value-type="date" office:date-value="2016-09-01" calcext:value-type="date">
            <text:p>0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89];[.E689]/[.B68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formula="of:=IF([.G689];[.J689]/[.G689];0)" office:value-type="float" office:value="21.6666666666667" calcext:value-type="float">
            <text:p>21,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689];[.O689]/[.L68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2" calcext:value-type="date">
            <text:p>0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0];[.E690]/[.B69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IF([.G690];[.J690]/[.G690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IF([.L690];[.O690]/[.L6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3" calcext:value-type="date">
            <text:p>0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1];[.E691]/[.B691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1];[.J691]/[.G6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IF([.L691];[.O691]/[.L6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4" calcext:value-type="date">
            <text:p>0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2];[.E692]/[.B69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2];[.J692]/[.G69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IF([.L692];[.O692]/[.L69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5" calcext:value-type="date">
            <text:p>0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3];[.E693]/[.B69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G693];[.J693]/[.G693];0)" office:value-type="float" office:value="0.428571428571429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style-name="ce4" table:formula="of:=IF([.L693];[.O693]/[.L693];0)" office:value-type="float" office:value="2.35714285714286" calcext:value-type="float">
            <text:p>2,4</text:p>
          </table:table-cell>
          <table:table-cell table:number-columns-repeated="1008"/>
        </table:table-row>
        <table:table-row table:style-name="ro2">
          <table:table-cell office:value-type="date" office:date-value="2016-09-06" calcext:value-type="date">
            <text:p>0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4];[.E694]/[.B69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G694];[.J694]/[.G694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IF([.L694];[.O694]/[.L694];0)" office:value-type="float" office:value="0.13333333333333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09-07" calcext:value-type="date">
            <text:p>0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5];[.E695]/[.B69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5];[.J695]/[.G695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IF([.L695];[.O695]/[.L6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08" calcext:value-type="date">
            <text:p>0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6];[.E696]/[.B69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96];[.J696]/[.G696];0)" office:value-type="float" office:value="0" calcext:value-type="float">
            <text:p>0,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style-name="ce4" table:formula="of:=IF([.L696];[.O696]/[.L696];0)" office:value-type="float" office:value="7.76923076923077" calcext:value-type="float">
            <text:p>7,8</text:p>
          </table:table-cell>
          <table:table-cell table:number-columns-repeated="1008"/>
        </table:table-row>
        <table:table-row table:style-name="ro2">
          <table:table-cell office:value-type="date" office:date-value="2016-09-09" calcext:value-type="date">
            <text:p>0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7];[.E697]/[.B69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697];[.J697]/[.G697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697];[.O697]/[.L69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0" calcext:value-type="date">
            <text:p>1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8];[.E698]/[.B69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IF([.G698];[.J698]/[.G698];0)" office:value-type="float" office:value="2" calcext:value-type="float">
            <text:p>2,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style-name="ce4" table:formula="of:=IF([.L698];[.O698]/[.L698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1" calcext:value-type="date">
            <text:p>1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699];[.E699]/[.B699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IF([.G699];[.J699]/[.G699];0)" office:value-type="float" office:value="65" calcext:value-type="float">
            <text:p>65,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IF([.L699];[.O699]/[.L69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2" calcext:value-type="date">
            <text:p>1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0];[.E700]/[.B700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formula="of:=IF([.G700];[.J700]/[.G700];0)" office:value-type="float" office:value="15.2" calcext:value-type="float">
            <text:p>15,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table:formula="of:=IF([.L700];[.O700]/[.L700];0)" office:value-type="float" office:value="0.18181818181818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09-13" calcext:value-type="date">
            <text:p>1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1];[.E701]/[.B70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01];[.J701]/[.G701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style-name="ce4" table:formula="of:=IF([.L701];[.O701]/[.L701];0)" office:value-type="float" office:value="-0.117647058823529" calcext:value-type="float">
            <text:p>-0,1</text:p>
          </table:table-cell>
          <table:table-cell table:number-columns-repeated="1008"/>
        </table:table-row>
        <table:table-row table:style-name="ro2">
          <table:table-cell office:value-type="date" office:date-value="2016-09-14" calcext:value-type="date">
            <text:p>1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2];[.E702]/[.B702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02];[.J702]/[.G702];0)" office:value-type="float" office:value="0.25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IF([.L702];[.O702]/[.L70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5" calcext:value-type="date">
            <text:p>1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3];[.E703]/[.B70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3];[.J703]/[.G70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IF([.L703];[.O703]/[.L703];0)" office:value-type="float" office:value="7.14285714285714" calcext:value-type="float">
            <text:p>7,1</text:p>
          </table:table-cell>
          <table:table-cell table:number-columns-repeated="1008"/>
        </table:table-row>
        <table:table-row table:style-name="ro2">
          <table:table-cell office:value-type="date" office:date-value="2016-09-16" calcext:value-type="date">
            <text:p>1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4];[.E704]/[.B704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704];[.J704]/[.G70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IF([.L704];[.O704]/[.L70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17" calcext:value-type="date">
            <text:p>1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5];[.E705]/[.B705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5];[.J705]/[.G705];0)" office:value-type="float" office:value="0" calcext:value-type="float">
            <text:p>0,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4" table:formula="of:=IF([.L705];[.O705]/[.L705];0)" office:value-type="float" office:value="0.4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09-18" calcext:value-type="date">
            <text:p>1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6];[.E706]/[.B70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IF([.G706];[.J706]/[.G706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style-name="ce4" table:formula="of:=IF([.L706];[.O706]/[.L706];0)" office:value-type="float" office:value="2.6" calcext:value-type="float">
            <text:p>2,6</text:p>
          </table:table-cell>
          <table:table-cell table:number-columns-repeated="1008"/>
        </table:table-row>
        <table:table-row table:style-name="ro2">
          <table:table-cell office:value-type="date" office:date-value="2016-09-19" calcext:value-type="date">
            <text:p>1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7];[.E707]/[.B707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07];[.J707]/[.G707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07];[.O707]/[.L70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0" calcext:value-type="date">
            <text:p>2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8];[.E708]/[.B708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08];[.J708]/[.G708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ce4" table:formula="of:=IF([.L708];[.O708]/[.L708];0)" office:value-type="float" office:value="0.636363636363636" calcext:value-type="float">
            <text:p>0,6</text:p>
          </table:table-cell>
          <table:table-cell table:number-columns-repeated="1008"/>
        </table:table-row>
        <table:table-row table:style-name="ro2">
          <table:table-cell office:value-type="date" office:date-value="2016-09-21" calcext:value-type="date">
            <text:p>21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09];[.E709]/[.B709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09];[.J709]/[.G709];0)" office:value-type="float" office:value="8.33333333333333" calcext:value-type="float">
            <text:p>8,3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style-name="ce4" table:formula="of:=IF([.L709];[.O709]/[.L709];0)" office:value-type="float" office:value="3.35" calcext:value-type="float">
            <text:p>3,4</text:p>
          </table:table-cell>
          <table:table-cell table:number-columns-repeated="1008"/>
        </table:table-row>
        <table:table-row table:style-name="ro2">
          <table:table-cell office:value-type="date" office:date-value="2016-09-22" calcext:value-type="date">
            <text:p>22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0];[.E710]/[.B71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G710];[.J710]/[.G710];0)" office:value-type="float" office:value="14.2857142857143" calcext:value-type="float">
            <text:p>14,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IF([.L710];[.O710]/[.L71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3" calcext:value-type="date">
            <text:p>23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1];[.E711]/[.B711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G711];[.J711]/[.G711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style-name="ce4" table:formula="of:=IF([.L711];[.O711]/[.L711];0)" office:value-type="float" office:value="1.18181818181818" calcext:value-type="float">
            <text:p>1,2</text:p>
          </table:table-cell>
          <table:table-cell table:number-columns-repeated="1008"/>
        </table:table-row>
        <table:table-row table:style-name="ro2">
          <table:table-cell office:value-type="date" office:date-value="2016-09-24" calcext:value-type="date">
            <text:p>24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2];[.E712]/[.B712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2];[.J712]/[.G712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style-name="ce4" table:formula="of:=IF([.L712];[.O712]/[.L712];0)" office:value-type="float" office:value="3.08" calcext:value-type="float">
            <text:p>3,1</text:p>
          </table:table-cell>
          <table:table-cell table:number-columns-repeated="1008"/>
        </table:table-row>
        <table:table-row table:style-name="ro2">
          <table:table-cell office:value-type="date" office:date-value="2016-09-25" calcext:value-type="date">
            <text:p>25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3];[.E713]/[.B71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13];[.J713]/[.G713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IF([.L713];[.O713]/[.L71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6" calcext:value-type="date">
            <text:p>26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4];[.E714]/[.B714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IF([.G714];[.J714]/[.G714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IF([.L714];[.O714]/[.L71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7" calcext:value-type="date">
            <text:p>27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5];[.E715]/[.B715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IF([.G715];[.J715]/[.G715];0)" office:value-type="float" office:value="17.75" calcext:value-type="float">
            <text:p>17,8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IF([.L715];[.O715]/[.L715];0)" office:value-type="float" office:value="0.03703703703703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28" calcext:value-type="date">
            <text:p>28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6];[.E716]/[.B716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G716];[.J716]/[.G716];0)" office:value-type="float" office:value="0" calcext:value-type="float">
            <text:p>0,0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style-name="ce4" table:formula="of:=IF([.L716];[.O716]/[.L716];0)" office:value-type="float" office:value="0.714285714285714" calcext:value-type="float">
            <text:p>0,7</text:p>
          </table:table-cell>
          <table:table-cell table:number-columns-repeated="1008"/>
        </table:table-row>
        <table:table-row table:style-name="ro2">
          <table:table-cell office:value-type="date" office:date-value="2016-09-29" calcext:value-type="date">
            <text:p>29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7];[.E717]/[.B71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7];[.J717]/[.G717];0)" office:value-type="float" office:value="0.142857142857143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17];[.O717]/[.L71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09-30" calcext:value-type="date">
            <text:p>30/09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8];[.E718]/[.B718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G718];[.J718]/[.G718];0)" office:value-type="float" office:value="0" calcext:value-type="float">
            <text:p>0,0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IF([.L718];[.O718]/[.L718];0)" office:value-type="float" office:value="0.0416666666666667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1" calcext:value-type="date">
            <text:p>01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19];[.E719]/[.B71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19];[.J719]/[.G719];0)" office:value-type="float" office:value="0.2" calcext:value-type="float">
            <text:p>0,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 table:formula="of:=IF([.L719];[.O719]/[.L71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2" calcext:value-type="date">
            <text:p>02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0];[.E720]/[.B72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0];[.J720]/[.G720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IF([.L720];[.O720]/[.L72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3" calcext:value-type="date">
            <text:p>03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1];[.E721]/[.B72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G721];[.J721]/[.G721];0)" office:value-type="float" office:value="0" calcext:value-type="float">
            <text:p>0,0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4" table:formula="of:=IF([.L721];[.O721]/[.L721];0)" office:value-type="float" office:value="0.074074074074074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04" calcext:value-type="date">
            <text:p>04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2];[.E722]/[.B722];0)" office:value-type="float" office:value="0" calcext:value-type="float">
            <text:p>0,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IF([.G722];[.J722]/[.G722];0)" office:value-type="float" office:value="1.8" calcext:value-type="float">
            <text:p>1,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IF([.L722];[.O722]/[.L72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5" calcext:value-type="date">
            <text:p>05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3];[.E723]/[.B723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3];[.J723]/[.G723];0)" office:value-type="float" office:value="0" calcext:value-type="float">
            <text:p>0,0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style-name="ce4" table:formula="of:=IF([.L723];[.O723]/[.L723];0)" office:value-type="float" office:value="4.35294117647059" calcext:value-type="float">
            <text:p>4,4</text:p>
          </table:table-cell>
          <table:table-cell table:number-columns-repeated="1008"/>
        </table:table-row>
        <table:table-row table:style-name="ro2">
          <table:table-cell office:value-type="date" office:date-value="2016-10-06" calcext:value-type="date">
            <text:p>06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4];[.E724]/[.B724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24];[.J724]/[.G724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style-name="ce4" table:formula="of:=IF([.L724];[.O724]/[.L724];0)" office:value-type="float" office:value="0.380952380952381" calcext:value-type="float">
            <text:p>0,4</text:p>
          </table:table-cell>
          <table:table-cell table:number-columns-repeated="1008"/>
        </table:table-row>
        <table:table-row table:style-name="ro2">
          <table:table-cell office:value-type="date" office:date-value="2016-10-07" calcext:value-type="date">
            <text:p>07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5];[.E725]/[.B725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5];[.J725]/[.G725];0)" office:value-type="float" office:value="0.166666666666667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25];[.O725]/[.L72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8" calcext:value-type="date">
            <text:p>08/10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26];[.E726]/[.B726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26];[.J726]/[.G726];0)" office:value-type="float" office:value="0.33333333333333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IF([.L726];[.O726]/[.L72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09" calcext:value-type="date">
            <text:p>09/10/2016</text:p>
          </table:table-cell>
          <table:table-cell office:value-type="float" office:value="20" calcext:value-type="float">
            <text:p>20</text:p>
          </table:table-cell>
          <table:table-cell office:value-type="float" office:value="1618" calcext:value-type="float">
            <text:p>1618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style-name="ce4" table:formula="of:=IF([.B727];[.E727]/[.B727];0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27];[.J727]/[.G727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style-name="ce4" table:formula="of:=IF([.L727];[.O727]/[.L727];0)" office:value-type="float" office:value="6" calcext:value-type="float">
            <text:p>6,0</text:p>
          </table:table-cell>
          <table:table-cell table:number-columns-repeated="1008"/>
        </table:table-row>
        <table:table-row table:style-name="ro2">
          <table:table-cell office:value-type="date" office:date-value="2016-10-10" calcext:value-type="date">
            <text:p>10/10/2016</text:p>
          </table:table-cell>
          <table:table-cell office:value-type="float" office:value="66" calcext:value-type="float">
            <text:p>66</text:p>
          </table:table-cell>
          <table:table-cell office:value-type="float" office:value="3896" calcext:value-type="float">
            <text:p>3896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style-name="ce4" table:formula="of:=IF([.B728];[.E728]/[.B728];0)" office:value-type="float" office:value="1.07575757575758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G728];[.J728]/[.G728];0)" office:value-type="float" office:value="0.666666666666667" calcext:value-type="float">
            <text:p>0,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4" table:formula="of:=IF([.L728];[.O728]/[.L728];0)" office:value-type="float" office:value="4.64285714285714" calcext:value-type="float">
            <text:p>4,6</text:p>
          </table:table-cell>
          <table:table-cell table:number-columns-repeated="1008"/>
        </table:table-row>
        <table:table-row table:style-name="ro2">
          <table:table-cell office:value-type="date" office:date-value="2016-10-11" calcext:value-type="date">
            <text:p>11/10/2016</text:p>
          </table:table-cell>
          <table:table-cell office:value-type="float" office:value="39" calcext:value-type="float">
            <text:p>39</text:p>
          </table:table-cell>
          <table:table-cell office:value-type="float" office:value="1528" calcext:value-type="float">
            <text:p>1528</text:p>
          </table:table-cell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  <table:table-cell table:style-name="ce4" table:formula="of:=IF([.B729];[.E729]/[.B729];0)" office:value-type="float" office:value="0.384615384615385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G729];[.J729]/[.G729];0)" office:value-type="float" office:value="0" calcext:value-type="float">
            <text:p>0,0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4" table:formula="of:=IF([.L729];[.O729]/[.L729];0)" office:value-type="float" office:value="0.52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0-12" calcext:value-type="date">
            <text:p>12/10/2016</text:p>
          </table:table-cell>
          <table:table-cell office:value-type="float" office:value="46" calcext:value-type="float">
            <text:p>46</text:p>
          </table:table-cell>
          <table:table-cell office:value-type="float" office:value="1414" calcext:value-type="float">
            <text:p>1414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4" table:formula="of:=IF([.B730];[.E730]/[.B730];0)" office:value-type="float" office:value="0.304347826086957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0];[.J730]/[.G730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IF([.L730];[.O730]/[.L73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3" calcext:value-type="date">
            <text:p>13/10/2016</text:p>
          </table:table-cell>
          <table:table-cell office:value-type="float" office:value="45" calcext:value-type="float">
            <text:p>45</text:p>
          </table:table-cell>
          <table:table-cell office:value-type="float" office:value="1946" calcext:value-type="float">
            <text:p>1946</text:p>
          </table:table-cell>
          <table:table-cell office:value-type="float" office:value="1389" calcext:value-type="float">
            <text:p>1389</text:p>
          </table:table-cell>
          <table:table-cell office:value-type="float" office:value="181" calcext:value-type="float">
            <text:p>181</text:p>
          </table:table-cell>
          <table:table-cell table:style-name="ce4" table:formula="of:=IF([.B731];[.E731]/[.B731];0)" office:value-type="float" office:value="4.02222222222222" calcext:value-type="float">
            <text:p>4,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1];[.J731]/[.G731];0)" office:value-type="float" office:value="0" calcext:value-type="float">
            <text:p>0,0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table:style-name="ce4" table:formula="of:=IF([.L731];[.O731]/[.L731];0)" office:value-type="float" office:value="1.975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0-14" calcext:value-type="date">
            <text:p>14/10/2016</text:p>
          </table:table-cell>
          <table:table-cell office:value-type="float" office:value="77" calcext:value-type="float">
            <text:p>77</text:p>
          </table:table-cell>
          <table:table-cell office:value-type="float" office:value="2965" calcext:value-type="float">
            <text:p>2965</text:p>
          </table:table-cell>
          <table:table-cell office:value-type="float" office:value="1072" calcext:value-type="float">
            <text:p>1072</text:p>
          </table:table-cell>
          <table:table-cell office:value-type="float" office:value="66" calcext:value-type="float">
            <text:p>66</text:p>
          </table:table-cell>
          <table:table-cell table:style-name="ce4" table:formula="of:=IF([.B732];[.E732]/[.B732];0)" office:value-type="float" office:value="0.857142857142857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2];[.J732]/[.G732];0)" office:value-type="float" office:value="0" calcext:value-type="float">
            <text:p>0,0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IF([.L732];[.O732]/[.L73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5" calcext:value-type="date">
            <text:p>15/10/2016</text:p>
          </table:table-cell>
          <table:table-cell office:value-type="float" office:value="20" calcext:value-type="float">
            <text:p>20</text:p>
          </table:table-cell>
          <table:table-cell office:value-type="float" office:value="1736" calcext:value-type="float">
            <text:p>1736</text:p>
          </table:table-cell>
          <table:table-cell office:value-type="float" office:value="988" calcext:value-type="float">
            <text:p>988</text:p>
          </table:table-cell>
          <table:table-cell office:value-type="float" office:value="62" calcext:value-type="float">
            <text:p>62</text:p>
          </table:table-cell>
          <table:table-cell table:style-name="ce4" table:formula="of:=IF([.B733];[.E733]/[.B733];0)"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G733];[.J733]/[.G733];0)" office:value-type="float" office:value="0.33333333333333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IF([.L733];[.O733]/[.L73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6" calcext:value-type="date">
            <text:p>16/10/2016</text:p>
          </table:table-cell>
          <table:table-cell office:value-type="float" office:value="29" calcext:value-type="float">
            <text:p>29</text:p>
          </table:table-cell>
          <table:table-cell office:value-type="float" office:value="1924" calcext:value-type="float">
            <text:p>1924</text:p>
          </table:table-cell>
          <table:table-cell office:value-type="float" office:value="1573" calcext:value-type="float">
            <text:p>1573</text:p>
          </table:table-cell>
          <table:table-cell office:value-type="float" office:value="70" calcext:value-type="float">
            <text:p>70</text:p>
          </table:table-cell>
          <table:table-cell table:style-name="ce4" table:formula="of:=IF([.B734];[.E734]/[.B734];0)" office:value-type="float" office:value="2.41379310344828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4];[.J734]/[.G734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4" table:formula="of:=IF([.L734];[.O734]/[.L73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7" calcext:value-type="date">
            <text:p>17/10/2016</text:p>
          </table:table-cell>
          <table:table-cell office:value-type="float" office:value="34" calcext:value-type="float">
            <text:p>34</text:p>
          </table:table-cell>
          <table:table-cell office:value-type="float" office:value="1204" calcext:value-type="float">
            <text:p>120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table:style-name="ce4" table:formula="of:=IF([.B735];[.E735]/[.B735];0)" office:value-type="float" office:value="0.264705882352941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35];[.J735]/[.G735];0)" office:value-type="float" office:value="0" calcext:value-type="float">
            <text:p>0,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IF([.L735];[.O735]/[.L73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8" calcext:value-type="date">
            <text:p>18/10/2016</text:p>
          </table:table-cell>
          <table:table-cell office:value-type="float" office:value="58" calcext:value-type="float">
            <text:p>58</text:p>
          </table:table-cell>
          <table:table-cell office:value-type="float" office:value="2909" calcext:value-type="float">
            <text:p>2909</text:p>
          </table:table-cell>
          <table:table-cell office:value-type="float" office:value="1509" calcext:value-type="float">
            <text:p>1509</text:p>
          </table:table-cell>
          <table:table-cell office:value-type="float" office:value="33" calcext:value-type="float">
            <text:p>33</text:p>
          </table:table-cell>
          <table:table-cell table:style-name="ce4" table:formula="of:=IF([.B736];[.E736]/[.B736];0)" office:value-type="float" office:value="0.568965517241379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6];[.J736]/[.G736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IF([.L736];[.O736]/[.L73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19" calcext:value-type="date">
            <text:p>19/10/2016</text:p>
          </table:table-cell>
          <table:table-cell office:value-type="float" office:value="40" calcext:value-type="float">
            <text:p>40</text:p>
          </table:table-cell>
          <table:table-cell office:value-type="float" office:value="1715" calcext:value-type="float">
            <text:p>1715</text:p>
          </table:table-cell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  <table:table-cell table:style-name="ce4" table:formula="of:=IF([.B737];[.E737]/[.B737];0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7];[.J737]/[.G73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IF([.L737];[.O737]/[.L737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0-20" calcext:value-type="date">
            <text:p>20/10/2016</text:p>
          </table:table-cell>
          <table:table-cell office:value-type="float" office:value="40" calcext:value-type="float">
            <text:p>40</text:p>
          </table:table-cell>
          <table:table-cell office:value-type="float" office:value="1464" calcext:value-type="float">
            <text:p>1464</text:p>
          </table:table-cell>
          <table:table-cell office:value-type="float" office:value="1045" calcext:value-type="float">
            <text:p>1045</text:p>
          </table:table-cell>
          <table:table-cell office:value-type="float" office:value="89" calcext:value-type="float">
            <text:p>89</text:p>
          </table:table-cell>
          <table:table-cell table:style-name="ce4" table:formula="of:=IF([.B738];[.E738]/[.B738];0)" office:value-type="float" office:value="2.225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8];[.J738]/[.G738];0)" office:value-type="float" office:value="0" calcext:value-type="float">
            <text:p>0,0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38];[.O738]/[.L73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1" calcext:value-type="date">
            <text:p>21/10/2016</text:p>
          </table:table-cell>
          <table:table-cell office:value-type="float" office:value="34" calcext:value-type="float">
            <text:p>34</text:p>
          </table:table-cell>
          <table:table-cell office:value-type="float" office:value="1316" calcext:value-type="float">
            <text:p>1316</text:p>
          </table:table-cell>
          <table:table-cell office:value-type="float" office:value="835" calcext:value-type="float">
            <text:p>835</text:p>
          </table:table-cell>
          <table:table-cell office:value-type="float" office:value="6" calcext:value-type="float">
            <text:p>6</text:p>
          </table:table-cell>
          <table:table-cell table:style-name="ce4" table:formula="of:=IF([.B739];[.E739]/[.B739];0)" office:value-type="float" office:value="0.17647058823529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39];[.J739]/[.G73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" table:formula="of:=IF([.L739];[.O739]/[.L739];0)" office:value-type="float" office:value="10" calcext:value-type="float">
            <text:p>10,0</text:p>
          </table:table-cell>
          <table:table-cell table:number-columns-repeated="1008"/>
        </table:table-row>
        <table:table-row table:style-name="ro2">
          <table:table-cell office:value-type="date" office:date-value="2016-10-22" calcext:value-type="date">
            <text:p>22/10/2016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style-name="ce4" table:formula="of:=IF([.B740];[.E740]/[.B740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0];[.J740]/[.G740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style-name="ce4" table:formula="of:=IF([.L740];[.O740]/[.L740];0)" office:value-type="float" office:value="4.54545454545455" calcext:value-type="float">
            <text:p>4,5</text:p>
          </table:table-cell>
          <table:table-cell table:number-columns-repeated="1008"/>
        </table:table-row>
        <table:table-row table:style-name="ro2">
          <table:table-cell office:value-type="date" office:date-value="2016-10-23" calcext:value-type="date">
            <text:p>23/10/2016</text:p>
          </table:table-cell>
          <table:table-cell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735" calcext:value-type="float">
            <text:p>735</text:p>
          </table:table-cell>
          <table:table-cell office:value-type="float" office:value="19" calcext:value-type="float">
            <text:p>19</text:p>
          </table:table-cell>
          <table:table-cell table:style-name="ce4" table:formula="of:=IF([.B741];[.E741]/[.B741];0)" office:value-type="float" office:value="0.633333333333333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41];[.J741]/[.G741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IF([.L741];[.O741]/[.L74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4" calcext:value-type="date">
            <text:p>24/10/2016</text:p>
          </table:table-cell>
          <table:table-cell office:value-type="float" office:value="70" calcext:value-type="float">
            <text:p>70</text:p>
          </table:table-cell>
          <table:table-cell office:value-type="float" office:value="2734" calcext:value-type="float">
            <text:p>2734</text:p>
          </table:table-cell>
          <table:table-cell office:value-type="float" office:value="1208" calcext:value-type="float">
            <text:p>1208</text:p>
          </table:table-cell>
          <table:table-cell office:value-type="float" office:value="271" calcext:value-type="float">
            <text:p>271</text:p>
          </table:table-cell>
          <table:table-cell table:style-name="ce4" table:formula="of:=IF([.B742];[.E742]/[.B742];0)" office:value-type="float" office:value="3.87142857142857" calcext:value-type="float">
            <text:p>3,9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2];[.J742]/[.G742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42];[.O742]/[.L74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5" calcext:value-type="date">
            <text:p>25/10/2016</text:p>
          </table:table-cell>
          <table:table-cell office:value-type="float" office:value="53" calcext:value-type="float">
            <text:p>53</text:p>
          </table:table-cell>
          <table:table-cell office:value-type="float" office:value="1705" calcext:value-type="float">
            <text:p>1705</text:p>
          </table:table-cell>
          <table:table-cell office:value-type="float" office:value="1510" calcext:value-type="float">
            <text:p>1510</text:p>
          </table:table-cell>
          <table:table-cell office:value-type="float" office:value="101" calcext:value-type="float">
            <text:p>101</text:p>
          </table:table-cell>
          <table:table-cell table:style-name="ce4" table:formula="of:=IF([.B743];[.E743]/[.B743];0)" office:value-type="float" office:value="1.9056603773584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3];[.J743]/[.G743];0)" office:value-type="float" office:value="0" calcext:value-type="float">
            <text:p>0,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4" table:formula="of:=IF([.L743];[.O743]/[.L743];0)" office:value-type="float" office:value="5.58333333333333" calcext:value-type="float">
            <text:p>5,6</text:p>
          </table:table-cell>
          <table:table-cell table:number-columns-repeated="1008"/>
        </table:table-row>
        <table:table-row table:style-name="ro2">
          <table:table-cell office:value-type="date" office:date-value="2016-10-26" calcext:value-type="date">
            <text:p>26/10/2016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style-name="ce4" table:formula="of:=IF([.B744];[.E744]/[.B744];0)" office:value-type="float" office:value="0.590909090909091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G744];[.J744]/[.G744];0)" office:value-type="float" office:value="0.25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44];[.O744]/[.L74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7" calcext:value-type="date">
            <text:p>27/10/2016</text:p>
          </table:table-cell>
          <table:table-cell office:value-type="float" office:value="49" calcext:value-type="float">
            <text:p>49</text:p>
          </table:table-cell>
          <table:table-cell office:value-type="float" office:value="3099" calcext:value-type="float">
            <text:p>3099</text:p>
          </table:table-cell>
          <table:table-cell office:value-type="float" office:value="1240" calcext:value-type="float">
            <text:p>1240</text:p>
          </table:table-cell>
          <table:table-cell office:value-type="float" office:value="52" calcext:value-type="float">
            <text:p>52</text:p>
          </table:table-cell>
          <table:table-cell table:style-name="ce4" table:formula="of:=IF([.B745];[.E745]/[.B745];0)" office:value-type="float" office:value="1.06122448979592" calcext:value-type="float">
            <text:p>1,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G745];[.J745]/[.G745];0)" office:value-type="float" office:value="0.11111111111111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4" table:formula="of:=IF([.L745];[.O745]/[.L74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8" calcext:value-type="date">
            <text:p>28/10/2016</text:p>
          </table:table-cell>
          <table:table-cell office:value-type="float" office:value="26" calcext:value-type="float">
            <text:p>26</text:p>
          </table:table-cell>
          <table:table-cell office:value-type="float" office:value="1316" calcext:value-type="float">
            <text:p>1316</text:p>
          </table:table-cell>
          <table:table-cell office:value-type="float" office:value="1865" calcext:value-type="float">
            <text:p>1865</text:p>
          </table:table-cell>
          <table:table-cell office:value-type="float" office:value="64" calcext:value-type="float">
            <text:p>64</text:p>
          </table:table-cell>
          <table:table-cell table:style-name="ce4" table:formula="of:=IF([.B746];[.E746]/[.B746];0)" office:value-type="float" office:value="2.46153846153846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[.G746];[.J746]/[.G746];0)" office:value-type="float" office:value="0.375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46];[.O746]/[.L74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29" calcext:value-type="date">
            <text:p>29/10/2016</text:p>
          </table:table-cell>
          <table:table-cell office:value-type="float" office:value="60" calcext:value-type="float">
            <text:p>60</text:p>
          </table:table-cell>
          <table:table-cell office:value-type="float" office:value="2725" calcext:value-type="float">
            <text:p>2725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table:style-name="ce4" table:formula="of:=IF([.B747];[.E747]/[.B747];0)" office:value-type="float" office:value="0.35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IF([.G747];[.J747]/[.G747];0)" office:value-type="float" office:value="0.375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47];[.O747]/[.L74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0" calcext:value-type="date">
            <text:p>30/10/2016</text:p>
          </table:table-cell>
          <table:table-cell office:value-type="float" office:value="66" calcext:value-type="float">
            <text:p>66</text:p>
          </table:table-cell>
          <table:table-cell office:value-type="float" office:value="2920" calcext:value-type="float">
            <text:p>2920</text:p>
          </table:table-cell>
          <table:table-cell office:value-type="float" office:value="1328" calcext:value-type="float">
            <text:p>1328</text:p>
          </table:table-cell>
          <table:table-cell office:value-type="float" office:value="295" calcext:value-type="float">
            <text:p>295</text:p>
          </table:table-cell>
          <table:table-cell table:style-name="ce4" table:formula="of:=IF([.B748];[.E748]/[.B748];0)" office:value-type="float" office:value="4.46969696969697" calcext:value-type="float">
            <text:p>4,5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IF([.G748];[.J748]/[.G748];0)" office:value-type="float" office:value="0.357142857142857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48];[.O748]/[.L74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0-31" calcext:value-type="date">
            <text:p>31/10/2016</text:p>
          </table:table-cell>
          <table:table-cell office:value-type="float" office:value="88" calcext:value-type="float">
            <text:p>88</text:p>
          </table:table-cell>
          <table:table-cell office:value-type="float" office:value="2866" calcext:value-type="float">
            <text:p>2866</text:p>
          </table:table-cell>
          <table:table-cell office:value-type="float" office:value="1155" calcext:value-type="float">
            <text:p>1155</text:p>
          </table:table-cell>
          <table:table-cell office:value-type="float" office:value="72" calcext:value-type="float">
            <text:p>72</text:p>
          </table:table-cell>
          <table:table-cell table:style-name="ce4" table:formula="of:=IF([.B749];[.E749]/[.B749];0)" office:value-type="float" office:value="0.81818181818181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49];[.J749]/[.G749];0)" office:value-type="float" office:value="0" calcext:value-type="float">
            <text:p>0,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IF([.L749];[.O749]/[.L74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1" calcext:value-type="date">
            <text:p>0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300" calcext:value-type="float">
            <text:p>2300</text:p>
          </table:table-cell>
          <table:table-cell office:value-type="float" office:value="472" calcext:value-type="float">
            <text:p>472</text:p>
          </table:table-cell>
          <table:table-cell office:value-type="float" office:value="128" calcext:value-type="float">
            <text:p>128</text:p>
          </table:table-cell>
          <table:table-cell table:style-name="ce4" table:formula="of:=IF([.B750];[.E750]/[.B750];0)" office:value-type="float" office:value="2.4150943396226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IF([.G750];[.J750]/[.G750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50];[.O750]/[.L75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2" calcext:value-type="date">
            <text:p>02/11/2016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54" calcext:value-type="float">
            <text:p>854</text:p>
          </table:table-cell>
          <table:table-cell office:value-type="float" office:value="58" calcext:value-type="float">
            <text:p>58</text:p>
          </table:table-cell>
          <table:table-cell table:style-name="ce4" table:formula="of:=IF([.B751];[.E751]/[.B751];0)" office:value-type="float" office:value="2.07142857142857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1];[.J751]/[.G75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4" table:formula="of:=IF([.L751];[.O751]/[.L751];0)" office:value-type="float" office:value="2" calcext:value-type="float">
            <text:p>2,0</text:p>
          </table:table-cell>
          <table:table-cell table:number-columns-repeated="1008"/>
        </table:table-row>
        <table:table-row table:style-name="ro2">
          <table:table-cell office:value-type="date" office:date-value="2016-11-03" calcext:value-type="date">
            <text:p>03/11/2016</text:p>
          </table:table-cell>
          <table:table-cell office:value-type="float" office:value="62" calcext:value-type="float">
            <text:p>62</text:p>
          </table:table-cell>
          <table:table-cell office:value-type="float" office:value="2371" calcext:value-type="float">
            <text:p>2371</text:p>
          </table:table-cell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</text:p>
          </table:table-cell>
          <table:table-cell table:style-name="ce4" table:formula="of:=IF([.B752];[.E752]/[.B752];0)" office:value-type="float" office:value="0.032258064516129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G752];[.J752]/[.G752];0)" office:value-type="float" office:value="6.25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52];[.O752]/[.L75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4" calcext:value-type="date">
            <text:p>04/11/2016</text:p>
          </table:table-cell>
          <table:table-cell office:value-type="float" office:value="40" calcext:value-type="float">
            <text:p>40</text:p>
          </table:table-cell>
          <table:table-cell office:value-type="float" office:value="1955" calcext:value-type="float">
            <text:p>1955</text:p>
          </table:table-cell>
          <table:table-cell office:value-type="float" office:value="2177" calcext:value-type="float">
            <text:p>2177</text:p>
          </table:table-cell>
          <table:table-cell office:value-type="float" office:value="86" calcext:value-type="float">
            <text:p>86</text:p>
          </table:table-cell>
          <table:table-cell table:style-name="ce4" table:formula="of:=IF([.B753];[.E753]/[.B753];0)" office:value-type="float" office:value="2.15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53];[.J753]/[.G753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IF([.L753];[.O753]/[.L753];0)" office:value-type="float" office:value="0.1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05" calcext:value-type="date">
            <text:p>05/11/2016</text:p>
          </table:table-cell>
          <table:table-cell office:value-type="float" office:value="20" calcext:value-type="float">
            <text:p>20</text:p>
          </table:table-cell>
          <table:table-cell office:value-type="float" office:value="1543" calcext:value-type="float">
            <text:p>1543</text:p>
          </table:table-cell>
          <table:table-cell office:value-type="float" office:value="949" calcext:value-type="float">
            <text:p>949</text:p>
          </table:table-cell>
          <table:table-cell office:value-type="float" office:value="66" calcext:value-type="float">
            <text:p>66</text:p>
          </table:table-cell>
          <table:table-cell table:style-name="ce4" table:formula="of:=IF([.B754];[.E754]/[.B754];0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4];[.J754]/[.G754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4];[.O754]/[.L75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6" calcext:value-type="date">
            <text:p>06/11/2016</text:p>
          </table:table-cell>
          <table:table-cell office:value-type="float" office:value="30" calcext:value-type="float">
            <text:p>30</text:p>
          </table:table-cell>
          <table:table-cell office:value-type="float" office:value="1128" calcext:value-type="float">
            <text:p>1128</text:p>
          </table:table-cell>
          <table:table-cell office:value-type="float" office:value="766" calcext:value-type="float">
            <text:p>766</text:p>
          </table:table-cell>
          <table:table-cell office:value-type="float" office:value="162" calcext:value-type="float">
            <text:p>162</text:p>
          </table:table-cell>
          <table:table-cell table:style-name="ce4" table:formula="of:=IF([.B755];[.E755]/[.B755];0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5];[.J755]/[.G755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55];[.O755]/[.L75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7" calcext:value-type="date">
            <text:p>07/11/2016</text:p>
          </table:table-cell>
          <table:table-cell office:value-type="float" office:value="31" calcext:value-type="float">
            <text:p>31</text:p>
          </table:table-cell>
          <table:table-cell office:value-type="float" office:value="821" calcext:value-type="float">
            <text:p>821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table:style-name="ce4" table:formula="of:=IF([.B756];[.E756]/[.B756];0)" office:value-type="float" office:value="0.451612903225806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6];[.J756]/[.G756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56];[.O756]/[.L75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8" calcext:value-type="date">
            <text:p>08/11/2016</text:p>
          </table:table-cell>
          <table:table-cell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535" calcext:value-type="float">
            <text:p>535</text:p>
          </table:table-cell>
          <table:table-cell office:value-type="float" office:value="48" calcext:value-type="float">
            <text:p>48</text:p>
          </table:table-cell>
          <table:table-cell table:style-name="ce4" table:formula="of:=IF([.B757];[.E757]/[.B757];0)" office:value-type="float" office:value="1.14285714285714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table:formula="of:=IF([.G757];[.J757]/[.G757];0)" office:value-type="float" office:value="34.5" calcext:value-type="float">
            <text:p>34,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57];[.O757]/[.L75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09" calcext:value-type="date">
            <text:p>09/11/2016</text:p>
          </table:table-cell>
          <table:table-cell office:value-type="float" office:value="49" calcext:value-type="float">
            <text:p>49</text:p>
          </table:table-cell>
          <table:table-cell office:value-type="float" office:value="11687" calcext:value-type="float">
            <text:p>11687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table:style-name="ce4" table:formula="of:=IF([.B758];[.E758]/[.B758];0)" office:value-type="float" office:value="1.63265306122449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IF([.G758];[.J758]/[.G758];0)" office:value-type="float" office:value="2.6666666666666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58];[.O758]/[.L75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0" calcext:value-type="date">
            <text:p>10/11/2016</text:p>
          </table:table-cell>
          <table:table-cell office:value-type="float" office:value="39" calcext:value-type="float">
            <text:p>39</text:p>
          </table:table-cell>
          <table:table-cell office:value-type="float" office:value="1618" calcext:value-type="float">
            <text:p>1618</text:p>
          </table:table-cell>
          <table:table-cell office:value-type="float" office:value="651" calcext:value-type="float">
            <text:p>651</text:p>
          </table:table-cell>
          <table:table-cell office:value-type="float" office:value="110" calcext:value-type="float">
            <text:p>110</text:p>
          </table:table-cell>
          <table:table-cell table:style-name="ce4" table:formula="of:=IF([.B759];[.E759]/[.B759];0)" office:value-type="float" office:value="2.82051282051282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59];[.J759]/[.G759];0)" office:value-type="float" office:value="0" calcext:value-type="float">
            <text:p>0,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59];[.O759]/[.L75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1" calcext:value-type="date">
            <text:p>11/11/2016</text:p>
          </table:table-cell>
          <table:table-cell office:value-type="float" office:value="53" calcext:value-type="float">
            <text:p>53</text:p>
          </table:table-cell>
          <table:table-cell office:value-type="float" office:value="2932" calcext:value-type="float">
            <text:p>2932</text:p>
          </table:table-cell>
          <table:table-cell office:value-type="float" office:value="1318" calcext:value-type="float">
            <text:p>1318</text:p>
          </table:table-cell>
          <table:table-cell office:value-type="float" office:value="29" calcext:value-type="float">
            <text:p>29</text:p>
          </table:table-cell>
          <table:table-cell table:style-name="ce4" table:formula="of:=IF([.B760];[.E760]/[.B760];0)" office:value-type="float" office:value="0.54716981132075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0];[.J760]/[.G760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IF([.L760];[.O760]/[.L76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2" calcext:value-type="date">
            <text:p>12/11/2016</text:p>
          </table:table-cell>
          <table:table-cell office:value-type="float" office:value="39" calcext:value-type="float">
            <text:p>39</text:p>
          </table:table-cell>
          <table:table-cell office:value-type="float" office:value="1502" calcext:value-type="float">
            <text:p>1502</text:p>
          </table:table-cell>
          <table:table-cell office:value-type="float" office:value="675" calcext:value-type="float">
            <text:p>675</text:p>
          </table:table-cell>
          <table:table-cell office:value-type="float" office:value="83" calcext:value-type="float">
            <text:p>83</text:p>
          </table:table-cell>
          <table:table-cell table:style-name="ce4" table:formula="of:=IF([.B761];[.E761]/[.B761];0)" office:value-type="float" office:value="2.12820512820513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1];[.J761]/[.G761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61];[.O761]/[.L76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3" calcext:value-type="date">
            <text:p>13/11/2016</text:p>
          </table:table-cell>
          <table:table-cell office:value-type="float" office:value="24" calcext:value-type="float">
            <text:p>24</text:p>
          </table:table-cell>
          <table:table-cell office:value-type="float" office:value="1135" calcext:value-type="float">
            <text:p>1135</text:p>
          </table:table-cell>
          <table:table-cell office:value-type="float" office:value="1405" calcext:value-type="float">
            <text:p>1405</text:p>
          </table:table-cell>
          <table:table-cell office:value-type="float" office:value="221" calcext:value-type="float">
            <text:p>221</text:p>
          </table:table-cell>
          <table:table-cell table:style-name="ce4" table:formula="of:=IF([.B762];[.E762]/[.B762];0)" office:value-type="float" office:value="9.20833333333333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2];[.J762]/[.G762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IF([.L762];[.O762]/[.L76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4" calcext:value-type="date">
            <text:p>14/11/2016</text:p>
          </table:table-cell>
          <table:table-cell office:value-type="float" office:value="56" calcext:value-type="float">
            <text:p>56</text:p>
          </table:table-cell>
          <table:table-cell office:value-type="float" office:value="6438" calcext:value-type="float">
            <text:p>6438</text:p>
          </table:table-cell>
          <table:table-cell office:value-type="float" office:value="1743" calcext:value-type="float">
            <text:p>1743</text:p>
          </table:table-cell>
          <table:table-cell office:value-type="float" office:value="200" calcext:value-type="float">
            <text:p>200</text:p>
          </table:table-cell>
          <table:table-cell table:style-name="ce4" table:formula="of:=IF([.B763];[.E763]/[.B763];0)" office:value-type="float" office:value="3.57142857142857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3];[.J763]/[.G763];0)" office:value-type="float" office:value="0" calcext:value-type="float">
            <text:p>0,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63];[.O763]/[.L76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5" calcext:value-type="date">
            <text:p>15/11/2016</text:p>
          </table:table-cell>
          <table:table-cell office:value-type="float" office:value="60" calcext:value-type="float">
            <text:p>60</text:p>
          </table:table-cell>
          <table:table-cell office:value-type="float" office:value="3334" calcext:value-type="float">
            <text:p>3334</text:p>
          </table:table-cell>
          <table:table-cell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table:style-name="ce4" table:formula="of:=IF([.B764];[.E764]/[.B764];0)" office:value-type="float" office:value="1.58333333333333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G764];[.J764]/[.G764];0)" office:value-type="float" office:value="0" calcext:value-type="float">
            <text:p>0,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IF([.L764];[.O764]/[.L764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6" calcext:value-type="date">
            <text:p>16/11/2016</text:p>
          </table:table-cell>
          <table:table-cell office:value-type="float" office:value="56" calcext:value-type="float">
            <text:p>56</text:p>
          </table:table-cell>
          <table:table-cell office:value-type="float" office:value="3061" calcext:value-type="float">
            <text:p>3061</text:p>
          </table:table-cell>
          <table:table-cell office:value-type="float" office:value="1252" calcext:value-type="float">
            <text:p>1252</text:p>
          </table:table-cell>
          <table:table-cell office:value-type="float" office:value="58" calcext:value-type="float">
            <text:p>58</text:p>
          </table:table-cell>
          <table:table-cell table:style-name="ce4" table:formula="of:=IF([.B765];[.E765]/[.B765];0)" office:value-type="float" office:value="1.03571428571429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5];[.J765]/[.G765];0)" office:value-type="float" office:value="0" calcext:value-type="float">
            <text:p>0,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IF([.L765];[.O765]/[.L76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7" calcext:value-type="date">
            <text:p>17/11/2016</text:p>
          </table:table-cell>
          <table:table-cell office:value-type="float" office:value="51" calcext:value-type="float">
            <text:p>51</text:p>
          </table:table-cell>
          <table:table-cell office:value-type="float" office:value="4731" calcext:value-type="float">
            <text:p>4731</text:p>
          </table:table-cell>
          <table:table-cell office:value-type="float" office:value="1244" calcext:value-type="float">
            <text:p>1244</text:p>
          </table:table-cell>
          <table:table-cell office:value-type="float" office:value="43" calcext:value-type="float">
            <text:p>43</text:p>
          </table:table-cell>
          <table:table-cell table:style-name="ce4" table:formula="of:=IF([.B766];[.E766]/[.B766];0)" office:value-type="float" office:value="0.843137254901961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G766];[.J766]/[.G76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66];[.O766]/[.L76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8" calcext:value-type="date">
            <text:p>18/11/2016</text:p>
          </table:table-cell>
          <table:table-cell office:value-type="float" office:value="51" calcext:value-type="float">
            <text:p>51</text:p>
          </table:table-cell>
          <table:table-cell office:value-type="float" office:value="1743" calcext:value-type="float">
            <text:p>1743</text:p>
          </table:table-cell>
          <table:table-cell office:value-type="float" office:value="1037" calcext:value-type="float">
            <text:p>1037</text:p>
          </table:table-cell>
          <table:table-cell office:value-type="float" office:value="427" calcext:value-type="float">
            <text:p>427</text:p>
          </table:table-cell>
          <table:table-cell table:style-name="ce4" table:formula="of:=IF([.B767];[.E767]/[.B767];0)" office:value-type="float" office:value="8.3725490196078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7];[.J767]/[.G767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IF([.L767];[.O767]/[.L76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19" calcext:value-type="date">
            <text:p>19/11/2016</text:p>
          </table:table-cell>
          <table:table-cell office:value-type="float" office:value="58" calcext:value-type="float">
            <text:p>58</text:p>
          </table:table-cell>
          <table:table-cell office:value-type="float" office:value="2309" calcext:value-type="float">
            <text:p>2309</text:p>
          </table:table-cell>
          <table:table-cell office:value-type="float" office:value="1882" calcext:value-type="float">
            <text:p>1882</text:p>
          </table:table-cell>
          <table:table-cell office:value-type="float" office:value="219" calcext:value-type="float">
            <text:p>219</text:p>
          </table:table-cell>
          <table:table-cell table:style-name="ce4" table:formula="of:=IF([.B768];[.E768]/[.B768];0)" office:value-type="float" office:value="3.77586206896552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68];[.J768]/[.G768];0)" office:value-type="float" office:value="0" calcext:value-type="float">
            <text:p>0,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IF([.L768];[.O768]/[.L76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0" calcext:value-type="date">
            <text:p>20/11/2016</text:p>
          </table:table-cell>
          <table:table-cell office:value-type="float" office:value="25" calcext:value-type="float">
            <text:p>25</text:p>
          </table:table-cell>
          <table:table-cell office:value-type="float" office:value="1301" calcext:value-type="float">
            <text:p>1301</text:p>
          </table:table-cell>
          <table:table-cell office:value-type="float" office:value="952" calcext:value-type="float">
            <text:p>952</text:p>
          </table:table-cell>
          <table:table-cell office:value-type="float" office:value="88" calcext:value-type="float">
            <text:p>88</text:p>
          </table:table-cell>
          <table:table-cell table:style-name="ce4" table:formula="of:=IF([.B769];[.E769]/[.B769];0)" office:value-type="float" office:value="3.52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69];[.J769]/[.G769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IF([.L769];[.O769]/[.L76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1" calcext:value-type="date">
            <text:p>21/11/2016</text:p>
          </table:table-cell>
          <table:table-cell office:value-type="float" office:value="46" calcext:value-type="float">
            <text:p>46</text:p>
          </table:table-cell>
          <table:table-cell office:value-type="float" office:value="3780" calcext:value-type="float">
            <text:p>3780</text:p>
          </table:table-cell>
          <table:table-cell office:value-type="float" office:value="780" calcext:value-type="float">
            <text:p>780</text:p>
          </table:table-cell>
          <table:table-cell office:value-type="float" office:value="43" calcext:value-type="float">
            <text:p>43</text:p>
          </table:table-cell>
          <table:table-cell table:style-name="ce4" table:formula="of:=IF([.B770];[.E770]/[.B770];0)" office:value-type="float" office:value="0.934782608695652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[.G770];[.J770]/[.G770];0)"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IF([.L770];[.O770]/[.L770];0)" office:value-type="float" office:value="0.5" calcext:value-type="float">
            <text:p>0,5</text:p>
          </table:table-cell>
          <table:table-cell table:number-columns-repeated="1008"/>
        </table:table-row>
        <table:table-row table:style-name="ro2">
          <table:table-cell office:value-type="date" office:date-value="2016-11-22" calcext:value-type="date">
            <text:p>22/11/2016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  <table:table-cell table:style-name="ce4" table:formula="of:=IF([.B771];[.E771]/[.B771];0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1];[.J771]/[.G771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IF([.L771];[.O771]/[.L77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3" calcext:value-type="date">
            <text:p>23/11/2016</text:p>
          </table:table-cell>
          <table:table-cell office:value-type="float" office:value="60" calcext:value-type="float">
            <text:p>60</text:p>
          </table:table-cell>
          <table:table-cell office:value-type="float" office:value="1458" calcext:value-type="float">
            <text:p>1458</text:p>
          </table:table-cell>
          <table:table-cell office:value-type="float" office:value="1009" calcext:value-type="float">
            <text:p>1009</text:p>
          </table:table-cell>
          <table:table-cell office:value-type="float" office:value="111" calcext:value-type="float">
            <text:p>111</text:p>
          </table:table-cell>
          <table:table-cell table:style-name="ce4" table:formula="of:=IF([.B772];[.E772]/[.B772];0)" office:value-type="float" office:value="1.85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table:formula="of:=IF([.G772];[.J772]/[.G772];0)" office:value-type="float" office:value="23" calcext:value-type="float">
            <text:p>23,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IF([.L772];[.O772]/[.L772];0)" office:value-type="float" office:value="0.142857142857143" calcext:value-type="float">
            <text:p>0,1</text:p>
          </table:table-cell>
          <table:table-cell table:number-columns-repeated="1008"/>
        </table:table-row>
        <table:table-row table:style-name="ro2">
          <table:table-cell office:value-type="date" office:date-value="2016-11-24" calcext:value-type="date">
            <text:p>24/11/2016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  <table:table-cell office:value-type="float" office:value="940" calcext:value-type="float">
            <text:p>940</text:p>
          </table:table-cell>
          <table:table-cell office:value-type="float" office:value="75" calcext:value-type="float">
            <text:p>75</text:p>
          </table:table-cell>
          <table:table-cell table:style-name="ce4" table:formula="of:=IF([.B773];[.E773]/[.B773];0)" office:value-type="float" office:value="1.78571428571429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3];[.J773]/[.G77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73];[.O773]/[.L77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5" calcext:value-type="date">
            <text:p>25/11/2016</text:p>
          </table:table-cell>
          <table:table-cell office:value-type="float" office:value="38" calcext:value-type="float">
            <text:p>38</text:p>
          </table:table-cell>
          <table:table-cell office:value-type="float" office:value="1990" calcext:value-type="float">
            <text:p>1990</text:p>
          </table:table-cell>
          <table:table-cell office:value-type="float" office:value="404" calcext:value-type="float">
            <text:p>404</text:p>
          </table:table-cell>
          <table:table-cell office:value-type="float" office:value="28" calcext:value-type="float">
            <text:p>28</text:p>
          </table:table-cell>
          <table:table-cell table:style-name="ce4" table:formula="of:=IF([.B774];[.E774]/[.B774];0)" office:value-type="float" office:value="0.736842105263158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4];[.J774]/[.G774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4" table:formula="of:=IF([.L774];[.O774]/[.L774];0)" office:value-type="float" office:value="1.28571428571429" calcext:value-type="float">
            <text:p>1,3</text:p>
          </table:table-cell>
          <table:table-cell table:number-columns-repeated="1008"/>
        </table:table-row>
        <table:table-row table:style-name="ro2">
          <table:table-cell office:value-type="date" office:date-value="2016-11-26" calcext:value-type="date">
            <text:p>26/11/2016</text:p>
          </table:table-cell>
          <table:table-cell office:value-type="float" office:value="62" calcext:value-type="float">
            <text:p>62</text:p>
          </table:table-cell>
          <table:table-cell office:value-type="float" office:value="10125" calcext:value-type="float">
            <text:p>10125</text:p>
          </table:table-cell>
          <table:table-cell office:value-type="float" office:value="1025" calcext:value-type="float">
            <text:p>1025</text:p>
          </table:table-cell>
          <table:table-cell office:value-type="float" office:value="59" calcext:value-type="float">
            <text:p>59</text:p>
          </table:table-cell>
          <table:table-cell table:style-name="ce4" table:formula="of:=IF([.B775];[.E775]/[.B775];0)" office:value-type="float" office:value="0.951612903225806" calcext:value-type="float">
            <text:p>1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5];[.J775]/[.G775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75];[.O775]/[.L77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7" calcext:value-type="date">
            <text:p>27/11/2016</text:p>
          </table:table-cell>
          <table:table-cell office:value-type="float" office:value="32" calcext:value-type="float">
            <text:p>32</text:p>
          </table:table-cell>
          <table:table-cell office:value-type="float" office:value="10077" calcext:value-type="float">
            <text:p>10077</text:p>
          </table:table-cell>
          <table:table-cell office:value-type="float" office:value="1509" calcext:value-type="float">
            <text:p>1509</text:p>
          </table:table-cell>
          <table:table-cell office:value-type="float" office:value="58" calcext:value-type="float">
            <text:p>58</text:p>
          </table:table-cell>
          <table:table-cell table:style-name="ce4" table:formula="of:=IF([.B776];[.E776]/[.B776];0)" office:value-type="float" office:value="1.8125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6];[.J776]/[.G776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76];[.O776]/[.L77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8" calcext:value-type="date">
            <text:p>28/11/2016</text:p>
          </table:table-cell>
          <table:table-cell office:value-type="float" office:value="69" calcext:value-type="float">
            <text:p>69</text:p>
          </table:table-cell>
          <table:table-cell office:value-type="float" office:value="1989" calcext:value-type="float">
            <text:p>1989</text:p>
          </table:table-cell>
          <table:table-cell office:value-type="float" office:value="1011" calcext:value-type="float">
            <text:p>1011</text:p>
          </table:table-cell>
          <table:table-cell office:value-type="float" office:value="234" calcext:value-type="float">
            <text:p>234</text:p>
          </table:table-cell>
          <table:table-cell table:style-name="ce4" table:formula="of:=IF([.B777];[.E777]/[.B777];0)" office:value-type="float" office:value="3.39130434782609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77];[.J777]/[.G777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IF([.L777];[.O777]/[.L77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29" calcext:value-type="date">
            <text:p>29/11/2016</text:p>
          </table:table-cell>
          <table:table-cell office:value-type="float" office:value="37" calcext:value-type="float">
            <text:p>37</text:p>
          </table:table-cell>
          <table:table-cell office:value-type="float" office:value="1541" calcext:value-type="float">
            <text:p>1541</text:p>
          </table:table-cell>
          <table:table-cell office:value-type="float" office:value="894" calcext:value-type="float">
            <text:p>894</text:p>
          </table:table-cell>
          <table:table-cell office:value-type="float" office:value="67" calcext:value-type="float">
            <text:p>67</text:p>
          </table:table-cell>
          <table:table-cell table:style-name="ce4" table:formula="of:=IF([.B778];[.E778]/[.B778];0)" office:value-type="float" office:value="1.81081081081081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G778];[.J778]/[.G778];0)" office:value-type="float" office:value="0" calcext:value-type="float">
            <text:p>0,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IF([.L778];[.O778]/[.L77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1-30" calcext:value-type="date">
            <text:p>30/11/2016</text:p>
          </table:table-cell>
          <table:table-cell office:value-type="float" office:value="54" calcext:value-type="float">
            <text:p>54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table:style-name="ce4" table:formula="of:=IF([.B779];[.E779]/[.B779];0)" office:value-type="float" office:value="0.203703703703704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79];[.J779]/[.G779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79];[.O779]/[.L779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1" calcext:value-type="date">
            <text:p>01/12/2016</text:p>
          </table:table-cell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office:value-type="float" office:value="1252" calcext:value-type="float">
            <text:p>1252</text:p>
          </table:table-cell>
          <table:table-cell office:value-type="float" office:value="141" calcext:value-type="float">
            <text:p>141</text:p>
          </table:table-cell>
          <table:table-cell table:style-name="ce4" table:formula="of:=IF([.B780];[.E780]/[.B780];0)" office:value-type="float" office:value="3.06521739130435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0];[.J780]/[.G780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IF([.L780];[.O780]/[.L78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2" calcext:value-type="date">
            <text:p>02/12/2016</text:p>
          </table:table-cell>
          <table:table-cell office:value-type="float" office:value="25" calcext:value-type="float">
            <text:p>25</text:p>
          </table:table-cell>
          <table:table-cell office:value-type="float" office:value="985" calcext:value-type="float">
            <text:p>985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table:style-name="ce4" table:formula="of:=IF([.B781];[.E781]/[.B781];0)" office:value-type="float" office:value="2.64" calcext:value-type="float">
            <text:p>2,6</text:p>
          </table:table-cell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IF([.G781];[.J781]/[.G78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IF([.L781];[.O781]/[.L78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3" calcext:value-type="date">
            <text:p>03/12/2016</text:p>
          </table:table-cell>
          <table:table-cell office:value-type="float" office:value="49" calcext:value-type="float">
            <text:p>49</text:p>
          </table:table-cell>
          <table:table-cell office:value-type="float" office:value="1882" calcext:value-type="float">
            <text:p>1882</text:p>
          </table:table-cell>
          <table:table-cell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table:style-name="ce4" table:formula="of:=IF([.B782];[.E782]/[.B782];0)" office:value-type="float" office:value="0.183673469387755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G782];[.J782]/[.G782];0)" office:value-type="float" office:value="1" calcext:value-type="float">
            <text:p>1,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formula="of:=IF([.L782];[.O782]/[.L782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4" calcext:value-type="date">
            <text:p>04/12/2016</text:p>
          </table:table-cell>
          <table:table-cell office:value-type="float" office:value="33" calcext:value-type="float">
            <text:p>33</text:p>
          </table:table-cell>
          <table:table-cell office:value-type="float" office:value="1413" calcext:value-type="float">
            <text:p>1413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table:style-name="ce4" table:formula="of:=IF([.B783];[.E783]/[.B783];0)" office:value-type="float" office:value="0.15151515151515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G783];[.J783]/[.G783];0)" office:value-type="float" office:value="0" calcext:value-type="float">
            <text:p>0,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IF([.L783];[.O783]/[.L78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5" calcext:value-type="date">
            <text:p>05/12/2016</text:p>
          </table:table-cell>
          <table:table-cell office:value-type="float" office:value="41" calcext:value-type="float">
            <text:p>41</text:p>
          </table:table-cell>
          <table:table-cell office:value-type="float" office:value="1227" calcext:value-type="float">
            <text:p>1227</text:p>
          </table:table-cell>
          <table:table-cell office:value-type="float" office:value="610" calcext:value-type="float">
            <text:p>610</text:p>
          </table:table-cell>
          <table:table-cell office:value-type="float" office:value="152" calcext:value-type="float">
            <text:p>152</text:p>
          </table:table-cell>
          <table:table-cell table:style-name="ce4" table:formula="of:=IF([.B784];[.E784]/[.B784];0)" office:value-type="float" office:value="3.70731707317073" calcext:value-type="float">
            <text:p>3,7</text:p>
          </table:table-cell>
          <table:table-cell office:value-type="float" office:value="11" calcext:value-type="float">
            <text:p>1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G784];[.J784]/[.G784];0)" office:value-type="float" office:value="0.63636363636363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4" table:formula="of:=IF([.L784];[.O784]/[.L784];0)" office:value-type="float" office:value="5.33333333333333" calcext:value-type="float">
            <text:p>5,3</text:p>
          </table:table-cell>
          <table:table-cell table:number-columns-repeated="1008"/>
        </table:table-row>
        <table:table-row table:style-name="ro2">
          <table:table-cell office:value-type="date" office:date-value="2016-12-06" calcext:value-type="date">
            <text:p>06/12/2016</text:p>
          </table:table-cell>
          <table:table-cell office:value-type="float" office:value="93" calcext:value-type="float">
            <text:p>93</text:p>
          </table:table-cell>
          <table:table-cell office:value-type="float" office:value="2253" calcext:value-type="float">
            <text:p>2253</text:p>
          </table:table-cell>
          <table:table-cell office:value-type="float" office:value="1009" calcext:value-type="float">
            <text:p>1009</text:p>
          </table:table-cell>
          <table:table-cell office:value-type="float" office:value="99" calcext:value-type="float">
            <text:p>99</text:p>
          </table:table-cell>
          <table:table-cell table:style-name="ce4" table:formula="of:=IF([.B785];[.E785]/[.B785];0)" office:value-type="float" office:value="1.06451612903226" calcext:value-type="float">
            <text:p>1,1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formula="of:=IF([.G785];[.J785]/[.G785];0)" office:value-type="float" office:value="1.16666666666667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IF([.L785];[.O785]/[.L78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7" calcext:value-type="date">
            <text:p>07/12/2016</text:p>
          </table:table-cell>
          <table:table-cell office:value-type="float" office:value="45" calcext:value-type="float">
            <text:p>45</text:p>
          </table:table-cell>
          <table:table-cell office:value-type="float" office:value="1731" calcext:value-type="float">
            <text:p>1731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style-name="ce4" table:formula="of:=IF([.B786];[.E786]/[.B786];0)" office:value-type="float" office:value="0.177777777777778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86];[.J786]/[.G786];0)" office:value-type="float" office:value="0" calcext:value-type="float">
            <text:p>0,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IF([.L786];[.O786]/[.L78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8" calcext:value-type="date">
            <text:p>08/12/2016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  <table:table-cell office:value-type="float" office:value="1333" calcext:value-type="float">
            <text:p>1333</text:p>
          </table:table-cell>
          <table:table-cell office:value-type="float" office:value="5" calcext:value-type="float">
            <text:p>5</text:p>
          </table:table-cell>
          <table:table-cell table:style-name="ce4" table:formula="of:=IF([.B787];[.E787]/[.B787];0)" office:value-type="float" office:value="0.116279069767442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G787];[.J787]/[.G787];0)" office:value-type="float" office:value="0.55555555555555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IF([.L787];[.O787]/[.L787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09" calcext:value-type="date">
            <text:p>09/12/2016</text:p>
          </table:table-cell>
          <table:table-cell office:value-type="float" office:value="97" calcext:value-type="float">
            <text:p>97</text:p>
          </table:table-cell>
          <table:table-cell office:value-type="float" office:value="2646" calcext:value-type="float">
            <text:p>2646</text:p>
          </table:table-cell>
          <table:table-cell office:value-type="float" office:value="1497" calcext:value-type="float">
            <text:p>1497</text:p>
          </table:table-cell>
          <table:table-cell office:value-type="float" office:value="275" calcext:value-type="float">
            <text:p>275</text:p>
          </table:table-cell>
          <table:table-cell table:style-name="ce4" table:formula="of:=IF([.B788];[.E788]/[.B788];0)" office:value-type="float" office:value="2.83505154639175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IF([.G788];[.J788]/[.G788];0)" office:value-type="float" office:value="0.11111111111111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IF([.L788];[.O788]/[.L788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0" calcext:value-type="date">
            <text:p>10/12/2016</text:p>
          </table:table-cell>
          <table:table-cell office:value-type="float" office:value="51" calcext:value-type="float">
            <text:p>51</text:p>
          </table:table-cell>
          <table:table-cell office:value-type="float" office:value="3002" calcext:value-type="float">
            <text:p>3002</text:p>
          </table:table-cell>
          <table:table-cell office:value-type="float" office:value="757" calcext:value-type="float">
            <text:p>757</text:p>
          </table:table-cell>
          <table:table-cell office:value-type="float" office:value="88" calcext:value-type="float">
            <text:p>88</text:p>
          </table:table-cell>
          <table:table-cell table:style-name="ce4" table:formula="of:=IF([.B789];[.E789]/[.B789];0)" office:value-type="float" office:value="1.72549019607843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IF([.G789];[.J789]/[.G789];0)"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IF([.L789];[.O789]/[.L789];0)" office:value-type="float" office:value="0.22222222222222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1" calcext:value-type="date">
            <text:p>11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63" calcext:value-type="float">
            <text:p>1363</text:p>
          </table:table-cell>
          <table:table-cell office:value-type="float" office:value="834" calcext:value-type="float">
            <text:p>834</text:p>
          </table:table-cell>
          <table:table-cell office:value-type="float" office:value="17" calcext:value-type="float">
            <text:p>17</text:p>
          </table:table-cell>
          <table:table-cell table:style-name="ce4" table:formula="of:=IF([.B790];[.E790]/[.B790];0)" office:value-type="float" office:value="0.472222222222222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90];[.J790]/[.G790];0)" office:value-type="float" office:value="1" calcext:value-type="float">
            <text:p>1,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IF([.L790];[.O790]/[.L790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2" calcext:value-type="date">
            <text:p>12/12/2016</text:p>
          </table:table-cell>
          <table:table-cell office:value-type="float" office:value="36" calcext:value-type="float">
            <text:p>36</text:p>
          </table:table-cell>
          <table:table-cell office:value-type="float" office:value="1308" calcext:value-type="float">
            <text:p>1308</text:p>
          </table:table-cell>
          <table:table-cell office:value-type="float" office:value="800" calcext:value-type="float">
            <text:p>800</text:p>
          </table:table-cell>
          <table:table-cell office:value-type="float" office:value="-3" calcext:value-type="float">
            <text:p>-3</text:p>
          </table:table-cell>
          <table:table-cell table:style-name="ce4" table:formula="of:=IF([.B791];[.E791]/[.B791];0)" office:value-type="float" office:value="-0.0833333333333333" calcext:value-type="float">
            <text:p>-0,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G791];[.J791]/[.G791];0)" office:value-type="float" office:value="0" calcext:value-type="float">
            <text:p>0,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IF([.L791];[.O791]/[.L791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3" calcext:value-type="date">
            <text:p>13/12/2016</text:p>
          </table:table-cell>
          <table:table-cell office:value-type="float" office:value="41" calcext:value-type="float">
            <text:p>41</text:p>
          </table:table-cell>
          <table:table-cell office:value-type="float" office:value="1492" calcext:value-type="float">
            <text:p>1492</text:p>
          </table:table-cell>
          <table:table-cell office:value-type="float" office:value="1165" calcext:value-type="float">
            <text:p>1165</text:p>
          </table:table-cell>
          <table:table-cell office:value-type="float" office:value="35" calcext:value-type="float">
            <text:p>35</text:p>
          </table:table-cell>
          <table:table-cell table:style-name="ce4" table:formula="of:=IF([.B792];[.E792]/[.B792];0)" office:value-type="float" office:value="0.853658536585366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IF([.G792];[.J792]/[.G792];0)" office:value-type="float" office:value="0.44444444444444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IF([.L792];[.O792]/[.L792];0)" office:value-type="float" office:value="0.2" calcext:value-type="float">
            <text:p>0,2</text:p>
          </table:table-cell>
          <table:table-cell table:number-columns-repeated="1008"/>
        </table:table-row>
        <table:table-row table:style-name="ro2">
          <table:table-cell office:value-type="date" office:date-value="2016-12-14" calcext:value-type="date">
            <text:p>14/12/2016</text:p>
          </table:table-cell>
          <table:table-cell office:value-type="float" office:value="54" calcext:value-type="float">
            <text:p>54</text:p>
          </table:table-cell>
          <table:table-cell office:value-type="float" office:value="2180" calcext:value-type="float">
            <text:p>2180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table:style-name="ce4" table:formula="of:=IF([.B793];[.E793]/[.B793];0)" office:value-type="float" office:value="1.74074074074074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793];[.J793]/[.G793];0)" office:value-type="float" office:value="0" calcext:value-type="float">
            <text:p>0,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IF([.L793];[.O793]/[.L793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5" calcext:value-type="date">
            <text:p>15/12/2016</text:p>
          </table:table-cell>
          <table:table-cell office:value-type="float" office:value="102" calcext:value-type="float">
            <text:p>102</text:p>
          </table:table-cell>
          <table:table-cell office:value-type="float" office:value="4202" calcext:value-type="float">
            <text:p>4202</text:p>
          </table:table-cell>
          <table:table-cell office:value-type="float" office:value="1560" calcext:value-type="float">
            <text:p>1560</text:p>
          </table:table-cell>
          <table:table-cell office:value-type="float" office:value="65" calcext:value-type="float">
            <text:p>65</text:p>
          </table:table-cell>
          <table:table-cell table:style-name="ce4" table:formula="of:=IF([.B794];[.E794]/[.B794];0)" office:value-type="float" office:value="0.6372549019607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IF([.G794];[.J794]/[.G794];0)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ce4" table:formula="of:=IF([.L794];[.O794]/[.L794];0)" office:value-type="float" office:value="9.57142857142857" calcext:value-type="float">
            <text:p>9,6</text:p>
          </table:table-cell>
          <table:table-cell table:number-columns-repeated="1008"/>
        </table:table-row>
        <table:table-row table:style-name="ro2">
          <table:table-cell office:value-type="date" office:date-value="2016-12-16" calcext:value-type="date">
            <text:p>16/12/2016</text:p>
          </table:table-cell>
          <table:table-cell office:value-type="float" office:value="61" calcext:value-type="float">
            <text:p>61</text:p>
          </table:table-cell>
          <table:table-cell office:value-type="float" office:value="2765" calcext:value-type="float">
            <text:p>2765</text:p>
          </table:table-cell>
          <table:table-cell office:value-type="float" office:value="881" calcext:value-type="float">
            <text:p>881</text:p>
          </table:table-cell>
          <table:table-cell office:value-type="float" office:value="176" calcext:value-type="float">
            <text:p>176</text:p>
          </table:table-cell>
          <table:table-cell table:style-name="ce4" table:formula="of:=IF([.B795];[.E795]/[.B795];0)" office:value-type="float" office:value="2.88524590163934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[.G795];[.J795]/[.G795];0)" office:value-type="float" office:value="12.5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IF([.L795];[.O795]/[.L795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>
          <table:table-cell office:value-type="date" office:date-value="2016-12-17" calcext:value-type="date">
            <text:p>17/12/20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B796];[.E796]/[.B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G796];[.J796]/[.G796];0)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IF([.L796];[.O796]/[.L796];0)" office:value-type="float" office:value="0" calcext:value-type="float">
            <text:p>0,0</text:p>
          </table:table-cell>
          <table:table-cell table:number-columns-repeated="1008"/>
        </table:table-row>
        <table:table-row table:style-name="ro2" table:number-rows-repeated="10477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Συναίσθημα ανά ημέρα" table:style-name="ta1">
        <table:shapes>
          <draw:frame draw:z-index="0" draw:style-name="gr1" draw:text-style-name="P1" svg:width="318.31mm" svg:height="139.45mm" svg:x="0mm" svg:y="0mm">
            <loext:p draw:notify-on-update-of-ranges="final_tweets.A2:final_tweets.A796 final_tweets.F1:final_tweets.F1 final_tweets.F2:final_tweets.G796 final_tweets.K1:final_tweets.K1 final_tweets.K2:final_tweets.K795 final_tweets.P1:final_tweets.P1 final_tweets.P2:final_tweets.P7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Συναίσθημα ανά ημέρα (κοινή περιοχή)" table:style-name="ta1">
        <table:shapes>
          <draw:frame draw:z-index="0" draw:style-name="gr1" draw:text-style-name="P1" svg:width="316.64mm" svg:height="137.5mm" svg:x="0mm" svg:y="0mm">
            <loext:p draw:notify-on-update-of-ranges="final_tweets.A727:final_tweets.A796 final_tweets.F1:final_tweets.F1 final_tweets.F727:final_tweets.F796 final_tweets.K1:final_tweets.K1 final_tweets.K727:final_tweets.K796 final_tweets.P1:final_tweets.P1 final_tweets.P727:final_tweets.P7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Tweets ανά ημέρα" table:style-name="ta1">
        <table:shapes>
          <draw:frame draw:z-index="0" draw:style-name="gr1" draw:text-style-name="P1" svg:width="318.04mm" svg:height="137.59mm" svg:x="0mm" svg:y="0mm">
            <loext:p draw:notify-on-update-of-ranges="final_tweets.A2:final_tweets.A796 final_tweets.K1:final_tweets.K1 final_tweets.G2:final_tweets.G796 final_tweets.P1:final_tweets.P1 final_tweets.L2:final_tweets.L796 final_tweets.F1:final_tweets.F1 final_tweets.B2:final_tweets.B79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Tweets ανά ημέρα (κοινή περιοχή)" table:style-name="ta1">
        <table:shapes>
          <draw:frame draw:z-index="0" draw:style-name="gr1" draw:text-style-name="P1" svg:width="318.04mm" svg:height="137.59mm" svg:x="0mm" svg:y="0mm">
            <loext:p draw:notify-on-update-of-ranges="final_tweets.A727:final_tweets.A796 final_tweets.K1:final_tweets.K1 final_tweets.G727:final_tweets.G796 final_tweets.P1:final_tweets.P1 final_tweets.L727:final_tweets.L796 final_tweets.F1:final_tweets.F1 final_tweets.B727:final_tweets.B79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Retweets ανά ημέρα" table:style-name="ta1">
        <table:shapes>
          <draw:frame draw:z-index="0" draw:style-name="gr1" draw:text-style-name="P1" svg:width="316.09mm" svg:height="138.13mm" svg:x="0mm" svg:y="0mm">
            <loext:p draw:notify-on-update-of-ranges="final_tweets.A2:final_tweets.A796 final_tweets.P1:final_tweets.P1 final_tweets.M2:final_tweets.M796 final_tweets.K1:final_tweets.K1 final_tweets.H2:final_tweets.H796 final_tweets.F1:final_tweets.F1 final_tweets.C2:final_tweets.C7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table table:name="Retweets ανά ημέρα (κοινή περιοχή)" table:style-name="ta1">
        <table:shapes>
          <draw:frame draw:z-index="0" draw:style-name="gr1" draw:text-style-name="P1" svg:width="316.09mm" svg:height="138.13mm" svg:x="0mm" svg:y="0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40:03.928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7T17:50:03.272000000</dc:date>
    <meta:editing-duration>PT44M23S</meta:editing-duration>
    <meta:editing-cycles>9</meta:editing-cycles>
    <meta:generator>LibreOffice/5.2.3.3$Windows_x86 LibreOffice_project/d54a8868f08a7b39642414cf2c8ef2f228f780cf</meta:generator>
    <meta:document-statistic meta:table-count="7" meta:cell-count="127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32cm" svg:height="13.946cm" xlink:href=".." xlink:type="simple" chart:class="chart:line" chart:style-name="ch1">
        <chart:title svg:x="12.975cm" svg:y="0.414cm" chart:style-name="ch2">
          <text:p>Μέσο συναίσθημα ανά ημέρα</text:p>
        </chart:title>
        <chart:legend chart:legend-position="bottom" svg:x="10.431cm" svg:y="13.163cm" style:legend-expansion="wide" chart:style-name="ch3"/>
        <chart:plot-area chart:style-name="ch4" table:cell-range-address="final_tweets.A2:final_tweets.A796 final_tweets.F1:final_tweets.F1 final_tweets.F2:final_tweets.G796 final_tweets.K1:final_tweets.K795 final_tweets.P1:final_tweets.P795" chart:data-source-has-labels="both" svg:x="0.636cm" svg:y="1.471cm" svg:width="30.56cm" svg:height="11.414cm">
          <chartooo:coordinate-region svg:x="1.654cm" svg:y="1.67cm" svg:width="28.787cm" svg:height="11.016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2:final_tweets.G796" chart:label-cell-address="final_tweets.F1:final_tweets.F1" chart:class="chart:line">
            <chart:data-point chart:repeated="1590"/>
          </chart:series>
          <chart:series chart:style-name="ch9" chart:values-cell-range-address="final_tweets.K2:final_tweets.K795" chart:label-cell-address="final_tweets.K1:final_tweets.K1" chart:class="chart:line">
            <chart:data-point chart:repeated="794"/>
          </chart:series>
          <chart:series chart:style-name="ch10" chart:values-cell-range-address="final_tweets.P2:final_tweets.P795" chart:label-cell-address="final_tweets.P1:final_tweets.P1" chart:class="chart:line">
            <chart:data-point chart:repeated="7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0">
                <text:p>0</text:p>
                <draw:g>
                  <svg:desc>final_tweets.F2:final_tweets.G796</svg:desc>
                </draw:g>
              </table:table-cell>
              <table:table-cell office:value-type="float" office:value="0">
                <text:p>0</text:p>
                <draw:g>
                  <svg:desc>final_tweets.K2:final_tweets.K795</svg:desc>
                </draw:g>
              </table:table-cell>
              <table:table-cell office:value-type="float" office:value="0">
                <text:p>0</text:p>
                <draw:g>
                  <svg:desc>final_tweets.P2:final_tweets.P795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0">
                <text:p>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0">
                <text:p>0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0">
                <text:p>0</text:p>
              </table:table-cell>
              <table:table-cell office:value-type="float" office:value="-0.571428571428571">
                <text:p>-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0">
                <text:p>0</text:p>
              </table:table-cell>
              <table:table-cell office:value-type="float" office:value="19.1428571428571">
                <text:p>19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0">
                <text:p>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0">
                <text:p>0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0">
                <text:p>0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0">
                <text:p>0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0">
                <text:p>0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0">
                <text:p>0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0">
                <text:p>0</text:p>
              </table:table-cell>
              <table:table-cell office:value-type="float" office:value="23.2307692307692">
                <text:p>23.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0">
                <text:p>0</text:p>
              </table:table-cell>
              <table:table-cell office:value-type="float" office:value="41.9090909090909">
                <text:p>41.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0">
                <text:p>0</text:p>
              </table:table-cell>
              <table:table-cell office:value-type="float" office:value="24.4545454545455">
                <text:p>24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0">
                <text:p>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0">
                <text:p>0</text:p>
              </table:table-cell>
              <table:table-cell office:value-type="float" office:value="3.94444444444444">
                <text:p>3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0">
                <text:p>0</text:p>
              </table:table-cell>
              <table:table-cell office:value-type="float" office:value="2.59259259259259">
                <text:p>2.5925925925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0">
                <text:p>0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0">
                <text:p>0</text:p>
              </table:table-cell>
              <table:table-cell office:value-type="float" office:value="8.625">
                <text:p>8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0">
                <text:p>0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0">
                <text:p>0</text:p>
              </table:table-cell>
              <table:table-cell office:value-type="float" office:value="12.4545454545455">
                <text:p>12.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0">
                <text:p>0</text:p>
              </table:table-cell>
              <table:table-cell office:value-type="float" office:value="17.25">
                <text:p>17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">
                <text:p>0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">
                <text:p>0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0">
                <text:p>0</text:p>
              </table:table-cell>
              <table:table-cell office:value-type="float" office:value="8.125">
                <text:p>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0">
                <text:p>0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0">
                <text:p>0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0">
                <text:p>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0">
                <text:p>0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1.13793103448276">
                <text:p>1.1379310344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0">
                <text:p>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0">
                <text:p>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0">
                <text:p>0</text:p>
              </table:table-cell>
              <table:table-cell office:value-type="float" office:value="14.375">
                <text:p>1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0">
                <text:p>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0">
                <text:p>0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">
                <text:p>0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0">
                <text:p>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">
                <text:p>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0">
                <text:p>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0">
                <text:p>0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0">
                <text:p>0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-0.181818181818182">
                <text:p>-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">
                <text:p>0</text:p>
              </table:table-cell>
              <table:table-cell office:value-type="float" office:value="-0.375">
                <text:p>-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0">
                <text:p>0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68421052631579">
                <text:p>3.68421052631579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26315789473684">
                <text:p>-0.0526315789473684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5.22222222222222">
                <text:p>5.22222222222222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818181818182">
                <text:p>1.31818181818182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0">
                <text:p>0</text:p>
              </table:table-cell>
              <table:table-cell office:value-type="float" office:value="13.25">
                <text:p>13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7272727272727">
                <text:p>6.27272727272727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28571428571429">
                <text:p>-0.428571428571429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0588235294118">
                <text:p>1.70588235294118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7692307692308">
                <text:p>5.0769230769230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35714285714286">
                <text:p>2.35714285714286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6923076923077">
                <text:p>7.76923076923077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0">
                <text:p>0</text:p>
              </table:table-cell>
              <table:table-cell office:value-type="float" office:value="17.75">
                <text:p>17.7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5294117647059">
                <text:p>4.35294117647059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65cm" svg:height="13.751cm" xlink:href=".." xlink:type="simple" chart:class="chart:line" chart:style-name="ch1">
        <chart:title svg:x="11.343cm" svg:y="0.411cm" chart:style-name="ch2">
          <text:p>Μέσο συναίσθημα ανά ημέρα (κοινή περιοχή)</text:p>
        </chart:title>
        <chart:legend chart:legend-position="bottom" svg:x="10.347cm" svg:y="12.968cm" style:legend-expansion="wide" chart:style-name="ch3"/>
        <chart:plot-area chart:style-name="ch4" table:cell-range-address="final_tweets.A727:final_tweets.A796 final_tweets.F1:final_tweets.F1 final_tweets.F727:final_tweets.F796 final_tweets.K1:final_tweets.K1 final_tweets.K727:final_tweets.K796 final_tweets.P1:final_tweets.P1 final_tweets.P727:final_tweets.P796" chart:data-source-has-labels="both" svg:x="0.633cm" svg:y="1.465cm" svg:width="30.399cm" svg:height="11.228cm">
          <chartooo:coordinate-region svg:x="1.545cm" svg:y="1.664cm" svg:width="29.487cm" svg:height="10.83cm"/>
          <chart:axis chart:dimension="x" chart:name="primary-x" chart:style-name="ch5" chartooo:axis-type="auto">
            <chartooo:date-scale/>
            <chart:categories table:cell-range-address="final_tweets.A727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F727:final_tweets.F796" chart:label-cell-address="final_tweets.F1:final_tweets.F1" chart:class="chart:line">
            <chart:data-point chart:repeated="70"/>
          </chart:series>
          <chart:series chart:style-name="ch9" chart:values-cell-range-address="final_tweets.K727:final_tweets.K796" chart:label-cell-address="final_tweets.K1:final_tweets.K1" chart:class="chart:line">
            <chart:data-point chart:repeated="70"/>
          </chart:series>
          <chart:series chart:style-name="ch10" chart:values-cell-range-address="final_tweets.P727:final_tweets.P796" chart:label-cell-address="final_tweets.P1:final_tweets.P1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  <draw:g>
                  <svg:desc>final_tweets.A727:final_tweets.A796</svg:desc>
                </draw:g>
              </table:table-cell>
              <table:table-cell office:value-type="float" office:value="0.1">
                <text:p>0.1</text:p>
                <draw:g>
                  <svg:desc>final_tweets.F727:final_tweets.F796</svg:desc>
                </draw:g>
              </table:table-cell>
              <table:table-cell office:value-type="float" office:value="0">
                <text:p>0</text:p>
                <draw:g>
                  <svg:desc>final_tweets.K727:final_tweets.K796</svg:desc>
                </draw:g>
              </table:table-cell>
              <table:table-cell office:value-type="float" office:value="6">
                <text:p>6</text:p>
                <draw:g>
                  <svg:desc>final_tweets.P727:final_tweets.P796</svg:desc>
                </draw:g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.07575757575758">
                <text:p>1.075757575757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.64285714285714">
                <text:p>4.64285714285714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4.02222222222222">
                <text:p>4.02222222222222</text:p>
              </table:table-cell>
              <table:table-cell office:value-type="float" office:value="0">
                <text:p>0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.1">
                <text:p>3.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.41379310344828">
                <text:p>2.41379310344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2.225">
                <text:p>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3.87142857142857">
                <text:p>3.8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.90566037735849">
                <text:p>1.90566037735849</text:p>
              </table:table-cell>
              <table:table-cell office:value-type="float" office:value="0">
                <text:p>0</text:p>
              </table:table-cell>
              <table:table-cell office:value-type="float" office:value="5.58333333333333">
                <text:p>5.5833333333333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.06122448979592">
                <text:p>1.0612244897959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4.46969696969697">
                <text:p>4.4696969696969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.41509433962264">
                <text:p>2.4150943396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0.547169811320755">
                <text:p>0.54716981132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.12820512820513">
                <text:p>2.1282051282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0.843137254901961">
                <text:p>0.843137254901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8.37254901960784">
                <text:p>8.37254901960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3.77586206896552">
                <text:p>3.77586206896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0.934782608695652">
                <text:p>0.934782608695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.85">
                <text:p>1.85</text:p>
              </table:table-cell>
              <table:table-cell office:value-type="float" office:value="23">
                <text:p>2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">
                <text:p>0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.8125">
                <text:p>1.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.39130434782609">
                <text:p>3.39130434782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.06521739130435">
                <text:p>3.06521739130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3.70731707317073">
                <text:p>3.707317073170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2.83505154639175">
                <text:p>2.835051546391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1.72549019607843">
                <text:p>1.72549019607843</text:p>
              </table:table-cell>
              <table:table-cell office:value-type="float" office:value="0.6">
                <text:p>0.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5">
                <text:p>0.5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.88524590163934">
                <text:p>2.8852459016393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05cm" svg:height="13.76cm" xlink:href=".." xlink:type="simple" chart:class="chart:area" chart:style-name="ch1">
        <chart:title svg:x="14.072cm" svg:y="0.411cm" chart:style-name="ch2">
          <text:p>Tweets ανά ημέρα</text:p>
        </chart:title>
        <chart:legend chart:legend-position="bottom" svg:x="11.301cm" svg:y="12.977cm" style:legend-expansion="wide" chart:style-name="ch3"/>
        <chart:plot-area chart:style-name="ch4" table:cell-range-address="'Tweets ανά ημέρα'.A1:'Tweets ανά ημέρα'.A1 final_tweets.A2:final_tweets.B796 final_tweets.K1:final_tweets.K1 final_tweets.G2:final_tweets.G796 final_tweets.P1:final_tweets.P1 final_tweets.L2:final_tweets.L796 final_tweets.F1:final_tweets.F1" chart:data-source-has-labels="both" svg:x="0.636cm" svg:y="1.465cm" svg:width="30.533cm" svg:height="11.237cm">
          <chartooo:coordinate-region svg:x="1.465cm" svg:y="1.664cm" svg:width="28.95cm" svg:height="10.391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G2:final_tweets.G796" chart:label-cell-address="final_tweets.K1:final_tweets.K1" chart:class="chart:area">
            <chart:data-point chart:repeated="795"/>
          </chart:series>
          <chart:series chart:style-name="ch9" chart:values-cell-range-address="final_tweets.L2:final_tweets.L796" chart:label-cell-address="final_tweets.P1:final_tweets.P1" chart:class="chart:area">
            <chart:data-point chart:repeated="795"/>
          </chart:series>
          <chart:series chart:style-name="ch10" chart:values-cell-range-address="final_tweets.B2:final_tweets.B796" chart:label-cell-address="final_tweets.F1:final_tweets.F1" chart:class="chart:area">
            <chart:data-point chart:repeated="7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4">
                <text:p>4</text:p>
                <draw:g>
                  <svg:desc>final_tweets.G2:final_tweets.G796</svg:desc>
                </draw:g>
              </table:table-cell>
              <table:table-cell office:value-type="float" office:value="0">
                <text:p>0</text:p>
                <draw:g>
                  <svg:desc>final_tweets.L2:final_tweets.L796</svg:desc>
                </draw:g>
              </table:table-cell>
              <table:table-cell office:value-type="float" office:value="0">
                <text:p>0</text:p>
                <draw:g>
                  <svg:desc>final_tweets.B2:final_tweets.B796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05cm" svg:height="13.76cm" xlink:href=".." xlink:type="simple" chart:class="chart:area" chart:style-name="ch1">
        <chart:title svg:x="12.525cm" svg:y="0.411cm" chart:style-name="ch2">
          <text:p>Tweets ανά ημέρα (κοινή περιοχή)</text:p>
        </chart:title>
        <chart:legend chart:legend-position="bottom" svg:x="11.301cm" svg:y="12.977cm" style:legend-expansion="wide" chart:style-name="ch3"/>
        <chart:plot-area chart:style-name="ch4" table:cell-range-address="final_tweets.A727:final_tweets.B796 final_tweets.K1:final_tweets.K1 final_tweets.G727:final_tweets.G796 final_tweets.P1:final_tweets.P1 final_tweets.L727:final_tweets.L796 final_tweets.F1:final_tweets.F1" chart:data-source-has-labels="both" svg:x="0.636cm" svg:y="1.465cm" svg:width="30.533cm" svg:height="11.237cm">
          <chartooo:coordinate-region svg:x="1.443cm" svg:y="1.664cm" svg:width="29.726cm" svg:height="10.391cm"/>
          <chart:axis chart:dimension="x" chart:name="primary-x" chart:style-name="ch5" chartooo:axis-type="auto">
            <chartooo:date-scale/>
            <chart:categories table:cell-range-address="final_tweets.A727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G727:final_tweets.G796" chart:label-cell-address="final_tweets.K1:final_tweets.K1" chart:class="chart:area">
            <chart:data-point chart:repeated="70"/>
          </chart:series>
          <chart:series chart:style-name="ch9" chart:values-cell-range-address="final_tweets.L727:final_tweets.L796" chart:label-cell-address="final_tweets.P1:final_tweets.P1" chart:class="chart:area">
            <chart:data-point chart:repeated="70"/>
          </chart:series>
          <chart:series chart:style-name="ch10" chart:values-cell-range-address="final_tweets.B727:final_tweets.B796" chart:label-cell-address="final_tweets.F1:final_tweets.F1" chart:class="chart:area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  <draw:g>
                  <svg:desc>final_tweets.A727:final_tweets.A796</svg:desc>
                </draw:g>
              </table:table-cell>
              <table:table-cell office:value-type="float" office:value="0">
                <text:p>0</text:p>
                <draw:g>
                  <svg:desc>final_tweets.G727:final_tweets.G796</svg:desc>
                </draw:g>
              </table:table-cell>
              <table:table-cell office:value-type="float" office:value="11">
                <text:p>11</text:p>
                <draw:g>
                  <svg:desc>final_tweets.L727:final_tweets.L796</svg:desc>
                </draw:g>
              </table:table-cell>
              <table:table-cell office:value-type="float" office:value="20">
                <text:p>20</text:p>
                <draw:g>
                  <svg:desc>final_tweets.B727:final_tweets.B796</svg:desc>
                </draw:g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1cm" svg:height="13.814cm" xlink:href=".." xlink:type="simple" chart:class="chart:area" chart:style-name="ch1">
        <chart:title svg:x="13.777cm" svg:y="0.412cm" chart:style-name="ch2">
          <text:p>Retweets ανά ημέρα</text:p>
        </chart:title>
        <chart:legend chart:legend-position="bottom" svg:x="11.204cm" svg:y="13.031cm" style:legend-expansion="wide" chart:style-name="ch3"/>
        <chart:plot-area chart:style-name="ch4" table:cell-range-address="final_tweets.A2:final_tweets.A796 final_tweets.P1:final_tweets.P1 final_tweets.M2:final_tweets.M796 final_tweets.K1:final_tweets.K1 final_tweets.H2:final_tweets.H796 final_tweets.F1:final_tweets.F1 final_tweets.C2:final_tweets.C796" chart:data-source-has-labels="both" svg:x="0.632cm" svg:y="1.467cm" svg:width="30.346cm" svg:height="11.288cm">
          <chartooo:coordinate-region svg:x="1.624cm" svg:y="1.666cm" svg:width="28.413cm" svg:height="10.442cm"/>
          <chart:axis chart:dimension="x" chart:name="primary-x" chart:style-name="ch5" chartooo:axis-type="auto">
            <chartooo:date-scale/>
            <chart:categories table:cell-range-address="final_tweets.A2:final_tweets.A7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l_tweets.M2:final_tweets.M796" chart:label-cell-address="final_tweets.P1:final_tweets.P1" chart:class="chart:area">
            <chart:data-point chart:repeated="795"/>
          </chart:series>
          <chart:series chart:style-name="ch9" chart:values-cell-range-address="final_tweets.H2:final_tweets.H796" chart:label-cell-address="final_tweets.K1:final_tweets.K1" chart:class="chart:area">
            <chart:data-point chart:repeated="795"/>
          </chart:series>
          <chart:series chart:style-name="ch10" chart:values-cell-range-address="final_tweets.C2:final_tweets.C796" chart:label-cell-address="final_tweets.F1:final_tweets.F1" chart:class="chart:area">
            <chart:data-point chart:repeated="7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Ραχήλ Μακρή</text:p>
                <draw:g>
                  <svg:desc>final_tweets.P1:final_tweets.P1</svg:desc>
                </draw:g>
              </table:table-cell>
              <table:table-cell office:value-type="string">
                <text:p>Πάνος Καμμένος</text:p>
                <draw:g>
                  <svg:desc>final_tweets.K1:final_tweets.K1</svg:desc>
                </draw:g>
              </table:table-cell>
              <table:table-cell office:value-type="string">
                <text:p>Άδωνις Γεωργιάδης</text:p>
                <draw:g>
                  <svg:desc>final_tweets.F1:final_tweets.F1</svg:desc>
                </draw:g>
              </table:table-cell>
            </table:table-row>
          </table:table-header-rows>
          <table:table-rows>
            <table:table-row>
              <table:table-cell office:value-type="float" office:value="41927">
                <text:p>41927</text:p>
                <draw:g>
                  <svg:desc>final_tweets.A2:final_tweets.A796</svg:desc>
                </draw:g>
              </table:table-cell>
              <table:table-cell office:value-type="float" office:value="0">
                <text:p>0</text:p>
                <draw:g>
                  <svg:desc>final_tweets.M2:final_tweets.M796</svg:desc>
                </draw:g>
              </table:table-cell>
              <table:table-cell office:value-type="float" office:value="58">
                <text:p>58</text:p>
                <draw:g>
                  <svg:desc>final_tweets.H2:final_tweets.H796</svg:desc>
                </draw:g>
              </table:table-cell>
              <table:table-cell office:value-type="float" office:value="0">
                <text:p>0</text:p>
                <draw:g>
                  <svg:desc>final_tweets.C2:final_tweets.C796</svg:desc>
                </draw:g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29">
                <text:p>41929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2">
                <text:p>4193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3">
                <text:p>4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4">
                <text:p>41934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5">
                <text:p>4193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6">
                <text:p>4193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7">
                <text:p>41937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39">
                <text:p>4193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2">
                <text:p>41942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3">
                <text:p>41943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1">
                <text:p>41951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4">
                <text:p>4195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6">
                <text:p>4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7">
                <text:p>41957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8">
                <text:p>41958</text:p>
              </table:table-cell>
              <table:table-cell office:value-type="float" office:value="0">
                <text:p>0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1">
                <text:p>41961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3">
                <text:p>4196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4">
                <text:p>4196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5">
                <text:p>41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7">
                <text:p>419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8">
                <text:p>41968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1">
                <text:p>4197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2">
                <text:p>41972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5">
                <text:p>41975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8">
                <text:p>41978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79">
                <text:p>41979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1">
                <text:p>41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2">
                <text:p>4198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0">
                <text:p>0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6">
                <text:p>4198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8">
                <text:p>41988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89">
                <text:p>4198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1">
                <text:p>41991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2">
                <text:p>41992</text:p>
              </table:table-cell>
              <table:table-cell office:value-type="float" office:value="0">
                <text:p>0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5">
                <text:p>41995</text:p>
              </table:table-cell>
              <table:table-cell office:value-type="float" office:value="0">
                <text:p>0</text:p>
              </table:table-cell>
              <table:table-cell office:value-type="float" office:value="1276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6">
                <text:p>41996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8">
                <text:p>41998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99">
                <text:p>4199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2">
                <text:p>4200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3">
                <text:p>42003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">
                <text:p>0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0">
                <text:p>0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0">
                <text:p>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0">
                <text:p>0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">
                <text:p>0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0">
                <text:p>0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0">
                <text:p>0</text:p>
              </table:table-cell>
              <table:table-cell office:value-type="float" office:value="2209">
                <text:p>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66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69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2">
                <text:p>4207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3">
                <text:p>4207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7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7">
                <text:p>42077</text:p>
              </table:table-cell>
              <table:table-cell office:value-type="float" office:value="0">
                <text:p>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4">
                <text:p>42084</text:p>
              </table:table-cell>
              <table:table-cell office:value-type="float" office:value="0">
                <text:p>0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6">
                <text:p>4208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7">
                <text:p>420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0">
                <text:p>0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9">
                <text:p>42089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6">
                <text:p>4209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7">
                <text:p>4209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3">
                <text:p>42103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5">
                <text:p>4210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7">
                <text:p>4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8">
                <text:p>421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1">
                <text:p>421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4">
                <text:p>4211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5">
                <text:p>42115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7">
                <text:p>42117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8">
                <text:p>42118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19">
                <text:p>4211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1">
                <text:p>4212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2">
                <text:p>42122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6">
                <text:p>4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9">
                <text:p>4212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1">
                <text:p>4213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2">
                <text:p>42132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3">
                <text:p>4213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6">
                <text:p>4213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8">
                <text:p>4213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9">
                <text:p>42139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2">
                <text:p>4214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3">
                <text:p>42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5">
                <text:p>42145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6">
                <text:p>4214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9">
                <text:p>42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2">
                <text:p>4215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3">
                <text:p>4215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4">
                <text:p>4215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7">
                <text:p>4215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9">
                <text:p>42159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3">
                <text:p>42163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4">
                <text:p>42164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7">
                <text:p>4216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8">
                <text:p>4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1">
                <text:p>4217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3">
                <text:p>4217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4">
                <text:p>4217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5">
                <text:p>4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7">
                <text:p>42177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">
                <text:p>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2">
                <text:p>42182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0">
                <text:p>0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4">
                <text:p>42184</text:p>
              </table:table-cell>
              <table:table-cell office:value-type="float" office:value="0">
                <text:p>0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5">
                <text:p>42185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7">
                <text:p>42187</text:p>
              </table:table-cell>
              <table:table-cell office:value-type="float" office:value="0">
                <text:p>0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0">
                <text:p>0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9">
                <text:p>42189</text:p>
              </table:table-cell>
              <table:table-cell office:value-type="float" office:value="0">
                <text:p>0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0">
                <text:p>0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1">
                <text:p>42191</text:p>
              </table:table-cell>
              <table:table-cell office:value-type="float" office:value="0">
                <text:p>0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2">
                <text:p>42192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1321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4">
                <text:p>42194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5">
                <text:p>421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6">
                <text:p>42196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">
                <text:p>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9">
                <text:p>42199</text:p>
              </table:table-cell>
              <table:table-cell office:value-type="float" office:value="0">
                <text:p>0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2">
                <text:p>42202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3">
                <text:p>4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5">
                <text:p>4220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6">
                <text:p>4220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8">
                <text:p>42208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9">
                <text:p>4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2">
                <text:p>42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3">
                <text:p>422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6">
                <text:p>42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2">
                <text:p>4222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3">
                <text:p>4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4">
                <text:p>42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6">
                <text:p>4222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7">
                <text:p>4222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1">
                <text:p>4223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3">
                <text:p>4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4">
                <text:p>4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6">
                <text:p>4223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7">
                <text:p>42237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8">
                <text:p>4223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1">
                <text:p>42241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3">
                <text:p>42243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4">
                <text:p>4224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5">
                <text:p>422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7">
                <text:p>4224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1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0">
                <text:p>0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55</text:p>
              </table:table-cell>
              <table:table-cell office:value-type="float" office:value="0">
                <text:p>0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0">
                <text:p>0</text:p>
              </table:table-cell>
              <table:table-cell office:value-type="float" office:value="3259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">
                <text:p>0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59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0">
                <text:p>0</text:p>
              </table:table-cell>
              <table:table-cell office:value-type="float" office:value="2258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2</text:p>
              </table:table-cell>
              <table:table-cell office:value-type="float" office:value="0">
                <text:p>0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4</text:p>
              </table:table-cell>
              <table:table-cell office:value-type="float" office:value="0">
                <text:p>0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65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">
                <text:p>0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9">
                <text:p>42269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1">
                <text:p>42271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2">
                <text:p>4227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3">
                <text:p>42273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5">
                <text:p>4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7">
                <text:p>42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9">
                <text:p>4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4">
                <text:p>4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7">
                <text:p>4229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9">
                <text:p>42299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3">
                <text:p>42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0">
                <text:p>0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6">
                <text:p>42306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8">
                <text:p>4230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1">
                <text:p>42311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5">
                <text:p>423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7">
                <text:p>42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8">
                <text:p>423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1">
                <text:p>42321</text:p>
              </table:table-cell>
              <table:table-cell office:value-type="float" office:value="0">
                <text:p>0</text:p>
              </table:table-cell>
              <table:table-cell office:value-type="float" office:value="4189">
                <text:p>4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2">
                <text:p>42322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4">
                <text:p>42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5">
                <text:p>4232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8">
                <text:p>4232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9">
                <text:p>42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2">
                <text:p>4233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6">
                <text:p>42336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0">
                <text:p>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8">
                <text:p>4233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1">
                <text:p>42341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2">
                <text:p>42342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3">
                <text:p>42343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8">
                <text:p>42348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9">
                <text:p>42349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2">
                <text:p>4235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3">
                <text:p>423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5">
                <text:p>4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6">
                <text:p>42356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7">
                <text:p>42357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9">
                <text:p>4235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2">
                <text:p>4236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3">
                <text:p>4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4">
                <text:p>42364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6">
                <text:p>42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7">
                <text:p>42367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9">
                <text:p>42369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1">
                <text:p>4237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1">
                <text:p>4238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3">
                <text:p>4238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4">
                <text:p>42384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5">
                <text:p>42385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7">
                <text:p>4238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8">
                <text:p>4238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1">
                <text:p>42391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5">
                <text:p>42395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7">
                <text:p>4239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9">
                <text:p>42399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2">
                <text:p>424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4">
                <text:p>42404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5">
                <text:p>4240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6">
                <text:p>4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8">
                <text:p>4240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9">
                <text:p>424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1">
                <text:p>42411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3">
                <text:p>424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5">
                <text:p>42415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8">
                <text:p>4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9">
                <text:p>42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2">
                <text:p>42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3">
                <text:p>42423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6">
                <text:p>4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7">
                <text:p>42427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3">
                <text:p>42433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4">
                <text:p>42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7">
                <text:p>424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9">
                <text:p>42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1">
                <text:p>424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3">
                <text:p>4244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4">
                <text:p>42444</text:p>
              </table:table-cell>
              <table:table-cell office:value-type="float" office:value="0">
                <text:p>0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6">
                <text:p>42446</text:p>
              </table:table-cell>
              <table:table-cell office:value-type="float" office:value="0">
                <text:p>0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7">
                <text:p>4244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8">
                <text:p>4244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3">
                <text:p>42453</text:p>
              </table:table-cell>
              <table:table-cell office:value-type="float" office:value="90">
                <text:p>90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4">
                <text:p>42454</text:p>
              </table:table-cell>
              <table:table-cell office:value-type="float" office:value="233">
                <text:p>233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5">
                <text:p>4245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7">
                <text:p>4245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8">
                <text:p>42458</text:p>
              </table:table-cell>
              <table:table-cell office:value-type="float" office:value="576">
                <text:p>57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7">
                <text:p>47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5">
                <text:p>4246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7">
                <text:p>42467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8">
                <text:p>4246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9">
                <text:p>42469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2">
                <text:p>4247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44">
                <text:p>44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4">
                <text:p>424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202">
                <text:p>20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6">
                <text:p>42476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17">
                <text:p>11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13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1">
                <text:p>42481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2">
                <text:p>42482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3">
                <text:p>42483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5">
                <text:p>4248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6">
                <text:p>4248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8">
                <text:p>4248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9">
                <text:p>4248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3">
                <text:p>4249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7">
                <text:p>4249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28">
                <text:p>3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33">
                <text:p>33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2">
                <text:p>4250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3">
                <text:p>4250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4">
                <text:p>425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6">
                <text:p>4250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1">
                <text:p>42511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477">
                <text:p>47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3">
                <text:p>42513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4">
                <text:p>42514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7">
                <text:p>42517</text:p>
              </table:table-cell>
              <table:table-cell office:value-type="float" office:value="35">
                <text:p>35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8">
                <text:p>42518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1">
                <text:p>4252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3">
                <text:p>4252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4">
                <text:p>425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8">
                <text:p>42528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2">
                <text:p>4253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115">
                <text:p>11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31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7">
                <text:p>4253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1">
                <text:p>4254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2">
                <text:p>42542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4">
                <text:p>4254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6">
                <text:p>42546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1">
                <text:p>42551</text:p>
              </table:table-cell>
              <table:table-cell office:value-type="float" office:value="115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3">
                <text:p>4255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6">
                <text:p>42556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8">
                <text:p>42558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105">
                <text:p>10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5">
                <text:p>42565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6">
                <text:p>42566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7">
                <text:p>4256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9">
                <text:p>4256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2">
                <text:p>42572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3">
                <text:p>42573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6">
                <text:p>4257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7">
                <text:p>42577</text:p>
              </table:table-cell>
              <table:table-cell office:value-type="float" office:value="66">
                <text:p>66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1">
                <text:p>4258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4">
                <text:p>42584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6">
                <text:p>42586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7">
                <text:p>4258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8">
                <text:p>4258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1">
                <text:p>42591</text:p>
              </table:table-cell>
              <table:table-cell office:value-type="float" office:value="95">
                <text:p>9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109">
                <text:p>10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3">
                <text:p>42593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4">
                <text:p>42594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5">
                <text:p>42595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7">
                <text:p>42597</text:p>
              </table:table-cell>
              <table:table-cell office:value-type="float" office:value="56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8">
                <text:p>42598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2">
                <text:p>4260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4">
                <text:p>4260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5">
                <text:p>4260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7">
                <text:p>42607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8">
                <text:p>4260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9">
                <text:p>42609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1">
                <text:p>426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2">
                <text:p>4261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5">
                <text:p>4261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6">
                <text:p>426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9">
                <text:p>42619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1">
                <text:p>42621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3">
                <text:p>42623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32">
                <text:p>3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26">
                <text:p>26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2">
                <text:p>4263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3">
                <text:p>42633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94">
                <text:p>94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5">
                <text:p>42635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44">
                <text:p>44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7">
                <text:p>42637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95">
                <text:p>9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166">
                <text:p>16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107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34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6">
                <text:p>42646</text:p>
              </table:table-cell>
              <table:table-cell office:value-type="float" office:value="145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73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9">
                <text:p>42649</text:p>
              </table:table-cell>
              <table:table-cell office:value-type="float" office:value="136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1">
                <text:p>42651</text:p>
              </table:table-cell>
              <table:table-cell office:value-type="float" office:value="16">
                <text:p>16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44">
                <text:p>144</text:p>
              </table:table-cell>
              <table:table-cell office:value-type="float" office:value="42">
                <text:p>4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57">
                <text:p>257</text:p>
              </table:table-cell>
              <table:table-cell office:value-type="float" office:value="19">
                <text:p>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23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33">
                <text:p>133</text:p>
              </table:table-cell>
              <table:table-cell office:value-type="float" office:value="101">
                <text:p>101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19">
                <text:p>19</text:p>
              </table:table-cell>
              <table:table-cell office:value-type="float" office:value="108">
                <text:p>1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13">
                <text:p>13</text:p>
              </table:table-cell>
              <table:table-cell office:value-type="float" office:value="187">
                <text:p>187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21">
                <text:p>21</text:p>
              </table:table-cell>
              <table:table-cell office:value-type="float" office:value="227">
                <text:p>227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7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63">
                <text:p>63</text:p>
              </table:table-cell>
              <table:table-cell office:value-type="float" office:value="158">
                <text:p>158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6">
                <text:p>16</text:p>
              </table:table-cell>
              <table:table-cell office:value-type="float" office:value="392">
                <text:p>39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">
                <text:p>15</text:p>
              </table:table-cell>
              <table:table-cell office:value-type="float" office:value="481">
                <text:p>48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36">
                <text:p>36</text:p>
              </table:table-cell>
              <table:table-cell office:value-type="float" office:value="281">
                <text:p>281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11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32">
                <text:p>32</text:p>
              </table:table-cell>
              <table:table-cell office:value-type="float" office:value="162">
                <text:p>16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20">
                <text:p>20</text:p>
              </table:table-cell>
              <table:table-cell office:value-type="float" office:value="266">
                <text:p>26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l" number:country="G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1cm" svg:height="13.814cm" xlink:href="." xlink:type="simple" chart:class="chart:area" chart:style-name="ch1">
        <chart:title svg:x="13.777cm" svg:y="0.412cm" chart:style-name="ch2">
          <text:p>Retweets ανά ημέρα</text:p>
        </chart:title>
        <chart:legend chart:legend-position="bottom" svg:x="11.204cm" svg:y="13.031cm" style:legend-expansion="wide" chart:style-name="ch3"/>
        <chart:plot-area chart:style-name="ch4" chart:data-source-has-labels="both" svg:x="0.632cm" svg:y="1.467cm" svg:width="30.346cm" svg:height="11.288cm">
          <chartooo:coordinate-region svg:x="1.809cm" svg:y="1.666cm" svg:width="29.169cm" svg:height="10.442cm"/>
          <chart:axis chart:dimension="x" chart:name="primary-x" chart:style-name="ch5" chartooo:axis-type="auto">
            <chartooo:date-scale/>
            <chart:categories table:cell-range-address="local-table.$A$2:.$A$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1" chart:label-cell-address="local-table.$B$1" chart:class="chart:area">
            <chart:data-point chart:repeated="70"/>
          </chart:series>
          <chart:series chart:style-name="ch9" chart:values-cell-range-address="local-table.$C$2:.$C$71" chart:label-cell-address="local-table.$C$1" chart:class="chart:area">
            <chart:data-point chart:repeated="70"/>
          </chart:series>
          <chart:series chart:style-name="ch10" chart:values-cell-range-address="local-table.$D$2:.$D$71" chart:label-cell-address="local-table.$D$1" chart:class="chart:area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Ραχήλ Μακρή</text:p>
              </table:table-cell>
              <table:table-cell office:value-type="string">
                <text:p>Πάνος Καμμένος</text:p>
              </table:table-cell>
              <table:table-cell office:value-type="string">
                <text:p>Άδωνις Γεωργιάδης</text:p>
              </table:table-cell>
            </table:table-row>
          </table:table-header-rows>
          <table:table-rows>
            <table:table-row>
              <table:table-cell office:value-type="float" office:value="42652">
                <text:p>4265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653">
                <text:p>42653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42654">
                <text:p>42654</text:p>
              </table:table-cell>
              <table:table-cell office:value-type="float" office:value="144">
                <text:p>144</text:p>
              </table:table-cell>
              <table:table-cell office:value-type="float" office:value="42">
                <text:p>42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2656">
                <text:p>42656</text:p>
              </table:table-cell>
              <table:table-cell office:value-type="float" office:value="257">
                <text:p>257</text:p>
              </table:table-cell>
              <table:table-cell office:value-type="float" office:value="19">
                <text:p>1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2657">
                <text:p>42657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42658">
                <text:p>42658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2661">
                <text:p>4266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2663">
                <text:p>42663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2664">
                <text:p>4266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2665">
                <text:p>4266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2667">
                <text:p>42667</text:p>
              </table:table-cell>
              <table:table-cell office:value-type="float" office:value="23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42668">
                <text:p>42668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33">
                <text:p>133</text:p>
              </table:table-cell>
              <table:table-cell office:value-type="float" office:value="101">
                <text:p>101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2671">
                <text:p>42671</text:p>
              </table:table-cell>
              <table:table-cell office:value-type="float" office:value="19">
                <text:p>19</text:p>
              </table:table-cell>
              <table:table-cell office:value-type="float" office:value="108">
                <text:p>1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2672">
                <text:p>42672</text:p>
              </table:table-cell>
              <table:table-cell office:value-type="float" office:value="13">
                <text:p>13</text:p>
              </table:table-cell>
              <table:table-cell office:value-type="float" office:value="187">
                <text:p>187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21">
                <text:p>21</text:p>
              </table:table-cell>
              <table:table-cell office:value-type="float" office:value="227">
                <text:p>227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42674">
                <text:p>42674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42677">
                <text:p>42677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2679">
                <text:p>426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2682">
                <text:p>42682</text:p>
              </table:table-cell>
              <table:table-cell office:value-type="float" office:value="17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float" office:value="42684">
                <text:p>4268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685">
                <text:p>4268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float" office:value="42686">
                <text:p>4268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63">
                <text:p>63</text:p>
              </table:table-cell>
              <table:table-cell office:value-type="float" office:value="158">
                <text:p>158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2692">
                <text:p>4269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42693">
                <text:p>4269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3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2698">
                <text:p>4269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float" office:value="42702">
                <text:p>42702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42706">
                <text:p>42706</text:p>
              </table:table-cell>
              <table:table-cell office:value-type="float" office:value="16">
                <text:p>16</text:p>
              </table:table-cell>
              <table:table-cell office:value-type="float" office:value="392">
                <text:p>39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2707">
                <text:p>42707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">
                <text:p>15</text:p>
              </table:table-cell>
              <table:table-cell office:value-type="float" office:value="481">
                <text:p>48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36">
                <text:p>36</text:p>
              </table:table-cell>
              <table:table-cell office:value-type="float" office:value="281">
                <text:p>281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2713">
                <text:p>42713</text:p>
              </table:table-cell>
              <table:table-cell office:value-type="float" office:value="11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2714">
                <text:p>42714</text:p>
              </table:table-cell>
              <table:table-cell office:value-type="float" office:value="32">
                <text:p>32</text:p>
              </table:table-cell>
              <table:table-cell office:value-type="float" office:value="162">
                <text:p>16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42716">
                <text:p>42716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2717">
                <text:p>42717</text:p>
              </table:table-cell>
              <table:table-cell office:value-type="float" office:value="20">
                <text:p>20</text:p>
              </table:table-cell>
              <table:table-cell office:value-type="float" office:value="266">
                <text:p>26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42719">
                <text:p>42719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float" office:value="42721">
                <text:p>4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